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neral_Electric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open_mov_av</text:p>
          </table:table-cell>
          <table:table-cell office:value-type="string" table:style-name="ce1">
            <text:p>open_diff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lose_mov_av</text:p>
          </table:table-cell>
          <table:table-cell office:value-type="string" table:style-name="ce1">
            <text:p>close_diff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16375"/>
        </table:table-row>
        <table:table-row table:style-name="ro1">
          <table:table-cell office:value-type="date" office:date-value="2014-05-02T00:00:00" table:style-name="ce2">
            <text:p>02-05-2014</text:p>
          </table:table-cell>
          <table:table-cell office:value-type="float" office:value="26.77" table:style-name="ce1">
            <text:p>26.77</text:p>
          </table:table-cell>
          <table:table-cell table:number-columns-repeated="2" table:style-name="ce1"/>
          <table:table-cell office:value-type="float" office:value="26.68" table:style-name="ce1">
            <text:p>26.68</text:p>
          </table:table-cell>
          <table:table-cell table:number-columns-repeated="2" table:style-name="ce1"/>
          <table:table-cell office:value-type="float" office:value="26.87" table:style-name="ce1">
            <text:p>26.87</text:p>
          </table:table-cell>
          <table:table-cell office:value-type="float" office:value="26.66" table:style-name="ce1">
            <text:p>26.66</text:p>
          </table:table-cell>
          <table:table-cell table:number-columns-repeated="16375"/>
        </table:table-row>
        <table:table-row table:style-name="ro1">
          <table:table-cell office:value-type="date" office:date-value="2014-05-01T00:00:00" table:style-name="ce2">
            <text:p>01-05-2014</text:p>
          </table:table-cell>
          <table:table-cell office:value-type="float" office:value="26.73" table:style-name="ce1">
            <text:p>26.73</text:p>
          </table:table-cell>
          <table:table-cell table:number-columns-repeated="2" table:style-name="ce1"/>
          <table:table-cell office:value-type="float" office:value="26.77" table:style-name="ce1">
            <text:p>26.77</text:p>
          </table:table-cell>
          <table:table-cell table:number-columns-repeated="2" table:style-name="ce1"/>
          <table:table-cell office:value-type="float" office:value="26.829899999999999" table:style-name="ce1">
            <text:p>26.8299</text:p>
          </table:table-cell>
          <table:table-cell office:value-type="float" office:value="26.64" table:style-name="ce1">
            <text:p>26.64</text:p>
          </table:table-cell>
          <table:table-cell table:number-columns-repeated="16375"/>
        </table:table-row>
        <table:table-row table:style-name="ro1">
          <table:table-cell office:value-type="date" office:date-value="2014-04-30T00:00:00" table:style-name="ce2">
            <text:p>30-04-2014</text:p>
          </table:table-cell>
          <table:table-cell office:value-type="float" office:value="26.8" table:style-name="ce1">
            <text:p>26.8</text:p>
          </table:table-cell>
          <table:table-cell office:value-type="float" office:value="26.766666669999999" table:style-name="ce1">
            <text:p>26.76666667</text:p>
          </table:table-cell>
          <table:table-cell office:value-type="float" office:value="3.3333333E-2" table:style-name="ce1">
            <text:p>0.033333333</text:p>
          </table:table-cell>
          <table:table-cell office:value-type="float" office:value="26.89" table:style-name="ce1">
            <text:p>26.89</text:p>
          </table:table-cell>
          <table:table-cell office:value-type="float" office:value="26.78" table:style-name="ce1">
            <text:p>26.78</text:p>
          </table:table-cell>
          <table:table-cell office:value-type="float" office:value="0.11" table:style-name="ce1">
            <text:p>0.11</text:p>
          </table:table-cell>
          <table:table-cell office:value-type="float" office:value="26.9" table:style-name="ce1">
            <text:p>26.9</text:p>
          </table:table-cell>
          <table:table-cell office:value-type="float" office:value="26.65" table:style-name="ce1">
            <text:p>26.65</text:p>
          </table:table-cell>
          <table:table-cell table:number-columns-repeated="16375"/>
        </table:table-row>
        <table:table-row table:style-name="ro1">
          <table:table-cell office:value-type="date" office:date-value="2014-04-29T00:00:00" table:style-name="ce2">
            <text:p>29-04-2014</text:p>
          </table:table-cell>
          <table:table-cell office:value-type="float" office:value="26.83" table:style-name="ce1">
            <text:p>26.83</text:p>
          </table:table-cell>
          <table:table-cell office:value-type="float" office:value="26.786666669999999" table:style-name="ce1">
            <text:p>26.78666667</text:p>
          </table:table-cell>
          <table:table-cell office:value-type="float" office:value="4.3333333000000002E-2" table:style-name="ce1">
            <text:p>0.043333333</text:p>
          </table:table-cell>
          <table:table-cell office:value-type="float" office:value="26.76" table:style-name="ce1">
            <text:p>26.76</text:p>
          </table:table-cell>
          <table:table-cell office:value-type="float" office:value="26.806666669999998" table:style-name="ce1">
            <text:p>26.80666667</text:p>
          </table:table-cell>
          <table:table-cell office:value-type="float" office:value="-4.6666667000000002E-2" table:style-name="ce1">
            <text:p>-0.046666667</text:p>
          </table:table-cell>
          <table:table-cell office:value-type="float" office:value="26.88" table:style-name="ce1">
            <text:p>26.88</text:p>
          </table:table-cell>
          <table:table-cell office:value-type="float" office:value="26.59" table:style-name="ce1">
            <text:p>26.59</text:p>
          </table:table-cell>
          <table:table-cell table:number-columns-repeated="16375"/>
        </table:table-row>
        <table:table-row table:style-name="ro1">
          <table:table-cell office:value-type="date" office:date-value="2014-04-28T00:00:00" table:style-name="ce2">
            <text:p>28-04-2014</text:p>
          </table:table-cell>
          <table:table-cell office:value-type="float" office:value="26.72" table:style-name="ce1">
            <text:p>26.72</text:p>
          </table:table-cell>
          <table:table-cell office:value-type="float" office:value="26.783333330000001" table:style-name="ce1">
            <text:p>26.78333333</text:p>
          </table:table-cell>
          <table:table-cell office:value-type="float" office:value="-6.3333333000000006E-2" table:style-name="ce1">
            <text:p>-0.063333333</text:p>
          </table:table-cell>
          <table:table-cell office:value-type="float" office:value="26.78" table:style-name="ce1">
            <text:p>26.78</text:p>
          </table:table-cell>
          <table:table-cell office:value-type="float" office:value="26.81" table:style-name="ce1">
            <text:p>26.81</text:p>
          </table:table-cell>
          <table:table-cell office:value-type="float" office:value="-0.03" table:style-name="ce1">
            <text:p>-0.03</text:p>
          </table:table-cell>
          <table:table-cell office:value-type="float" office:value="26.85" table:style-name="ce1">
            <text:p>26.85</text:p>
          </table:table-cell>
          <table:table-cell office:value-type="float" office:value="26.53" table:style-name="ce1">
            <text:p>26.53</text:p>
          </table:table-cell>
          <table:table-cell table:number-columns-repeated="16375"/>
        </table:table-row>
        <table:table-row table:style-name="ro1">
          <table:table-cell office:value-type="date" office:date-value="2014-04-25T00:00:00" table:style-name="ce2">
            <text:p>25-04-2014</text:p>
          </table:table-cell>
          <table:table-cell office:value-type="float" office:value="26.57" table:style-name="ce1">
            <text:p>26.57</text:p>
          </table:table-cell>
          <table:table-cell office:value-type="float" office:value="26.706666670000001" table:style-name="ce1">
            <text:p>26.706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26.6" table:style-name="ce1">
            <text:p>26.6</text:p>
          </table:table-cell>
          <table:table-cell office:value-type="float" office:value="26.713333330000001" table:style-name="ce1">
            <text:p>26.71333333</text:p>
          </table:table-cell>
          <table:table-cell office:value-type="float" office:value="-0.11333333299999999" table:style-name="ce1">
            <text:p>-0.113333333</text:p>
          </table:table-cell>
          <table:table-cell office:value-type="float" office:value="26.8" table:style-name="ce1">
            <text:p>26.8</text:p>
          </table:table-cell>
          <table:table-cell office:value-type="float" office:value="26.55" table:style-name="ce1">
            <text:p>26.55</text:p>
          </table:table-cell>
          <table:table-cell table:number-columns-repeated="16375"/>
        </table:table-row>
        <table:table-row table:style-name="ro1">
          <table:table-cell office:value-type="date" office:date-value="2014-04-24T00:00:00" table:style-name="ce2">
            <text:p>24-04-2014</text:p>
          </table:table-cell>
          <table:table-cell office:value-type="float" office:value="26.44" table:style-name="ce1">
            <text:p>26.44</text:p>
          </table:table-cell>
          <table:table-cell office:value-type="float" office:value="26.576666670000002" table:style-name="ce1">
            <text:p>26.576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26.46" table:style-name="ce1">
            <text:p>26.46</text:p>
          </table:table-cell>
          <table:table-cell office:value-type="float" office:value="26.61333333" table:style-name="ce1">
            <text:p>26.61333333</text:p>
          </table:table-cell>
          <table:table-cell office:value-type="float" office:value="-0.15333333299999999" table:style-name="ce1">
            <text:p>-0.153333333</text:p>
          </table:table-cell>
          <table:table-cell office:value-type="float" office:value="26.64" table:style-name="ce1">
            <text:p>26.64</text:p>
          </table:table-cell>
          <table:table-cell office:value-type="float" office:value="26.2301" table:style-name="ce1">
            <text:p>26.2301</text:p>
          </table:table-cell>
          <table:table-cell table:number-columns-repeated="16375"/>
        </table:table-row>
        <table:table-row table:style-name="ro1">
          <table:table-cell office:value-type="date" office:date-value="2014-04-23T00:00:00" table:style-name="ce2">
            <text:p>23-04-2014</text:p>
          </table:table-cell>
          <table:table-cell office:value-type="float" office:value="26.57" table:style-name="ce1">
            <text:p>26.57</text:p>
          </table:table-cell>
          <table:table-cell office:value-type="float" office:value="26.526666670000001" table:style-name="ce1">
            <text:p>26.52666667</text:p>
          </table:table-cell>
          <table:table-cell office:value-type="float" office:value="4.3333333000000002E-2" table:style-name="ce1">
            <text:p>0.043333333</text:p>
          </table:table-cell>
          <table:table-cell office:value-type="float" office:value="26.42" table:style-name="ce1">
            <text:p>26.42</text:p>
          </table:table-cell>
          <table:table-cell office:value-type="float" office:value="26.493333329999999" table:style-name="ce1">
            <text:p>26.493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26.66" table:style-name="ce1">
            <text:p>26.66</text:p>
          </table:table-cell>
          <table:table-cell office:value-type="float" office:value="26.39" table:style-name="ce1">
            <text:p>26.39</text:p>
          </table:table-cell>
          <table:table-cell table:number-columns-repeated="16375"/>
        </table:table-row>
        <table:table-row table:style-name="ro1">
          <table:table-cell office:value-type="date" office:date-value="2014-04-22T00:00:00" table:style-name="ce2">
            <text:p>22-04-2014</text:p>
          </table:table-cell>
          <table:table-cell office:value-type="float" office:value="26.7" table:style-name="ce1">
            <text:p>26.7</text:p>
          </table:table-cell>
          <table:table-cell office:value-type="float" office:value="26.57" table:style-name="ce1">
            <text:p>26.57</text:p>
          </table:table-cell>
          <table:table-cell office:value-type="float" office:value="0.13" table:style-name="ce1">
            <text:p>0.13</text:p>
          </table:table-cell>
          <table:table-cell office:value-type="float" office:value="26.58" table:style-name="ce1">
            <text:p>26.58</text:p>
          </table:table-cell>
          <table:table-cell office:value-type="float" office:value="26.486666670000002" table:style-name="ce1">
            <text:p>26.48666667</text:p>
          </table:table-cell>
          <table:table-cell office:value-type="float" office:value="9.3333333000000004E-2" table:style-name="ce1">
            <text:p>0.093333333</text:p>
          </table:table-cell>
          <table:table-cell office:value-type="float" office:value="26.77" table:style-name="ce1">
            <text:p>26.77</text:p>
          </table:table-cell>
          <table:table-cell office:value-type="float" office:value="26.57" table:style-name="ce1">
            <text:p>26.57</text:p>
          </table:table-cell>
          <table:table-cell table:number-columns-repeated="16375"/>
        </table:table-row>
        <table:table-row table:style-name="ro1">
          <table:table-cell office:value-type="date" office:date-value="2014-04-21T00:00:00" table:style-name="ce2">
            <text:p>21-04-2014</text:p>
          </table:table-cell>
          <table:table-cell office:value-type="float" office:value="26.63" table:style-name="ce1">
            <text:p>26.63</text:p>
          </table:table-cell>
          <table:table-cell office:value-type="float" office:value="26.633333329999999" table:style-name="ce1">
            <text:p>26.63333333</text:p>
          </table:table-cell>
          <table:table-cell office:value-type="float" office:value="-3.333333E-3" table:style-name="ce1">
            <text:p>-0.003333333</text:p>
          </table:table-cell>
          <table:table-cell office:value-type="float" office:value="26.59" table:style-name="ce1">
            <text:p>26.59</text:p>
          </table:table-cell>
          <table:table-cell office:value-type="float" office:value="26.53" table:style-name="ce1">
            <text:p>26.53</text:p>
          </table:table-cell>
          <table:table-cell office:value-type="float" office:value="0.06" table:style-name="ce1">
            <text:p>0.06</text:p>
          </table:table-cell>
          <table:table-cell office:value-type="float" office:value="26.71" table:style-name="ce1">
            <text:p>26.71</text:p>
          </table:table-cell>
          <table:table-cell office:value-type="float" office:value="26.56" table:style-name="ce1">
            <text:p>26.56</text:p>
          </table:table-cell>
          <table:table-cell table:number-columns-repeated="16375"/>
        </table:table-row>
        <table:table-row table:style-name="ro1">
          <table:table-cell office:value-type="date" office:date-value="2014-04-17T00:00:00" table:style-name="ce2">
            <text:p>17-04-2014</text:p>
          </table:table-cell>
          <table:table-cell office:value-type="float" office:value="26.47" table:style-name="ce1">
            <text:p>26.47</text:p>
          </table:table-cell>
          <table:table-cell office:value-type="float" office:value="26.6" table:style-name="ce1">
            <text:p>26.6</text:p>
          </table:table-cell>
          <table:table-cell office:value-type="float" office:value="-0.13" table:style-name="ce1">
            <text:p>-0.13</text:p>
          </table:table-cell>
          <table:table-cell office:value-type="float" office:value="26.56" table:style-name="ce1">
            <text:p>26.56</text:p>
          </table:table-cell>
          <table:table-cell office:value-type="float" office:value="26.576666670000002" table:style-name="ce1">
            <text:p>26.57666667</text:p>
          </table:table-cell>
          <table:table-cell office:value-type="float" office:value="-1.6666667E-2" table:style-name="ce1">
            <text:p>-0.016666667</text:p>
          </table:table-cell>
          <table:table-cell office:value-type="float" office:value="26.76" table:style-name="ce1">
            <text:p>26.76</text:p>
          </table:table-cell>
          <table:table-cell office:value-type="float" office:value="26.45" table:style-name="ce1">
            <text:p>26.45</text:p>
          </table:table-cell>
          <table:table-cell table:number-columns-repeated="16375"/>
        </table:table-row>
        <table:table-row table:style-name="ro1">
          <table:table-cell office:value-type="date" office:date-value="2014-04-16T00:00:00" table:style-name="ce2">
            <text:p>16-04-2014</text:p>
          </table:table-cell>
          <table:table-cell office:value-type="float" office:value="26.01" table:style-name="ce1">
            <text:p>26.01</text:p>
          </table:table-cell>
          <table:table-cell office:value-type="float" office:value="26.37" table:style-name="ce1">
            <text:p>26.37</text:p>
          </table:table-cell>
          <table:table-cell office:value-type="float" office:value="-0.36" table:style-name="ce1">
            <text:p>-0.36</text:p>
          </table:table-cell>
          <table:table-cell office:value-type="float" office:value="26.12" table:style-name="ce1">
            <text:p>26.12</text:p>
          </table:table-cell>
          <table:table-cell office:value-type="float" office:value="26.423333329999998" table:style-name="ce1">
            <text:p>26.42333333</text:p>
          </table:table-cell>
          <table:table-cell office:value-type="float" office:value="-0.30333333299999998" table:style-name="ce1">
            <text:p>-0.303333333</text:p>
          </table:table-cell>
          <table:table-cell office:value-type="float" office:value="26.2" table:style-name="ce1">
            <text:p>26.2</text:p>
          </table:table-cell>
          <table:table-cell office:value-type="float" office:value="25.89" table:style-name="ce1">
            <text:p>25.89</text:p>
          </table:table-cell>
          <table:table-cell table:number-columns-repeated="16375"/>
        </table:table-row>
        <table:table-row table:style-name="ro1">
          <table:table-cell office:value-type="date" office:date-value="2014-04-15T00:00:00" table:style-name="ce2">
            <text:p>15-04-2014</text:p>
          </table:table-cell>
          <table:table-cell office:value-type="float" office:value="25.67" table:style-name="ce1">
            <text:p>25.67</text:p>
          </table:table-cell>
          <table:table-cell office:value-type="float" office:value="26.05" table:style-name="ce1">
            <text:p>26.05</text:p>
          </table:table-cell>
          <table:table-cell office:value-type="float" office:value="-0.38" table:style-name="ce1">
            <text:p>-0.38</text:p>
          </table:table-cell>
          <table:table-cell office:value-type="float" office:value="25.82" table:style-name="ce1">
            <text:p>25.82</text:p>
          </table:table-cell>
          <table:table-cell office:value-type="float" office:value="26.166666670000001" table:style-name="ce1">
            <text:p>26.16666667</text:p>
          </table:table-cell>
          <table:table-cell office:value-type="float" office:value="-0.34666666699999998" table:style-name="ce1">
            <text:p>-0.346666667</text:p>
          </table:table-cell>
          <table:table-cell office:value-type="float" office:value="25.89" table:style-name="ce1">
            <text:p>25.89</text:p>
          </table:table-cell>
          <table:table-cell office:value-type="float" office:value="25.58" table:style-name="ce1">
            <text:p>25.58</text:p>
          </table:table-cell>
          <table:table-cell table:number-columns-repeated="16375"/>
        </table:table-row>
        <table:table-row table:style-name="ro1">
          <table:table-cell office:value-type="date" office:date-value="2014-04-14T00:00:00" table:style-name="ce2">
            <text:p>14-04-2014</text:p>
          </table:table-cell>
          <table:table-cell office:value-type="float" office:value="25.58" table:style-name="ce1">
            <text:p>25.58</text:p>
          </table:table-cell>
          <table:table-cell office:value-type="float" office:value="25.75333333" table:style-name="ce1">
            <text:p>25.75333333</text:p>
          </table:table-cell>
          <table:table-cell office:value-type="float" office:value="-0.17333333300000001" table:style-name="ce1">
            <text:p>-0.173333333</text:p>
          </table:table-cell>
          <table:table-cell office:value-type="float" office:value="25.71" table:style-name="ce1">
            <text:p>25.71</text:p>
          </table:table-cell>
          <table:table-cell office:value-type="float" office:value="25.883333329999999" table:style-name="ce1">
            <text:p>25.88333333</text:p>
          </table:table-cell>
          <table:table-cell office:value-type="float" office:value="-0.17333333300000001" table:style-name="ce1">
            <text:p>-0.173333333</text:p>
          </table:table-cell>
          <table:table-cell office:value-type="float" office:value="25.75" table:style-name="ce1">
            <text:p>25.75</text:p>
          </table:table-cell>
          <table:table-cell office:value-type="float" office:value="25.43" table:style-name="ce1">
            <text:p>25.43</text:p>
          </table:table-cell>
          <table:table-cell table:number-columns-repeated="16375"/>
        </table:table-row>
        <table:table-row table:style-name="ro1">
          <table:table-cell office:value-type="date" office:date-value="2014-04-11T00:00:00" table:style-name="ce2">
            <text:p>11-04-2014</text:p>
          </table:table-cell>
          <table:table-cell office:value-type="float" office:value="25.51" table:style-name="ce1">
            <text:p>25.51</text:p>
          </table:table-cell>
          <table:table-cell office:value-type="float" office:value="25.58666667" table:style-name="ce1">
            <text:p>25.58666667</text:p>
          </table:table-cell>
          <table:table-cell office:value-type="float" office:value="-7.6666666999999994E-2" table:style-name="ce1">
            <text:p>-0.076666667</text:p>
          </table:table-cell>
          <table:table-cell office:value-type="float" office:value="25.43" table:style-name="ce1">
            <text:p>25.43</text:p>
          </table:table-cell>
          <table:table-cell office:value-type="float" office:value="25.653333329999999" table:style-name="ce1">
            <text:p>25.65333333</text:p>
          </table:table-cell>
          <table:table-cell office:value-type="float" office:value="-0.22333333299999999" table:style-name="ce1">
            <text:p>-0.223333333</text:p>
          </table:table-cell>
          <table:table-cell office:value-type="float" office:value="25.754999999999999" table:style-name="ce1">
            <text:p>25.755</text:p>
          </table:table-cell>
          <table:table-cell office:value-type="float" office:value="25.43" table:style-name="ce1">
            <text:p>25.43</text:p>
          </table:table-cell>
          <table:table-cell table:number-columns-repeated="16375"/>
        </table:table-row>
        <table:table-row table:style-name="ro1">
          <table:table-cell office:value-type="date" office:date-value="2014-04-10T00:00:00" table:style-name="ce2">
            <text:p>10-04-2014</text:p>
          </table:table-cell>
          <table:table-cell office:value-type="float" office:value="26.09" table:style-name="ce1">
            <text:p>26.09</text:p>
          </table:table-cell>
          <table:table-cell office:value-type="float" office:value="25.72666667" table:style-name="ce1">
            <text:p>25.72666667</text:p>
          </table:table-cell>
          <table:table-cell office:value-type="float" office:value="0.36333333299999998" table:style-name="ce1">
            <text:p>0.363333333</text:p>
          </table:table-cell>
          <table:table-cell office:value-type="float" office:value="25.58" table:style-name="ce1">
            <text:p>25.58</text:p>
          </table:table-cell>
          <table:table-cell office:value-type="float" office:value="25.573333330000001" table:style-name="ce1">
            <text:p>25.57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26.11" table:style-name="ce1">
            <text:p>26.11</text:p>
          </table:table-cell>
          <table:table-cell office:value-type="float" office:value="25.57" table:style-name="ce1">
            <text:p>25.57</text:p>
          </table:table-cell>
          <table:table-cell table:number-columns-repeated="16375"/>
        </table:table-row>
        <table:table-row table:style-name="ro1">
          <table:table-cell office:value-type="date" office:date-value="2014-04-09T00:00:00" table:style-name="ce2">
            <text:p>09-04-2014</text:p>
          </table:table-cell>
          <table:table-cell office:value-type="float" office:value="25.86" table:style-name="ce1">
            <text:p>25.86</text:p>
          </table:table-cell>
          <table:table-cell office:value-type="float" office:value="25.82" table:style-name="ce1">
            <text:p>25.82</text:p>
          </table:table-cell>
          <table:table-cell office:value-type="float" office:value="0.04" table:style-name="ce1">
            <text:p>0.04</text:p>
          </table:table-cell>
          <table:table-cell office:value-type="float" office:value="25.95" table:style-name="ce1">
            <text:p>25.95</text:p>
          </table:table-cell>
          <table:table-cell office:value-type="float" office:value="25.653333329999999" table:style-name="ce1">
            <text:p>25.65333333</text:p>
          </table:table-cell>
          <table:table-cell office:value-type="float" office:value="0.296666667" table:style-name="ce1">
            <text:p>0.296666667</text:p>
          </table:table-cell>
          <table:table-cell office:value-type="float" office:value="25.96" table:style-name="ce1">
            <text:p>25.96</text:p>
          </table:table-cell>
          <table:table-cell office:value-type="float" office:value="25.59" table:style-name="ce1">
            <text:p>25.59</text:p>
          </table:table-cell>
          <table:table-cell table:number-columns-repeated="16375"/>
        </table:table-row>
        <table:table-row table:style-name="ro1">
          <table:table-cell office:value-type="date" office:date-value="2014-04-08T00:00:00" table:style-name="ce2">
            <text:p>08-04-2014</text:p>
          </table:table-cell>
          <table:table-cell office:value-type="float" office:value="25.76" table:style-name="ce1">
            <text:p>25.76</text:p>
          </table:table-cell>
          <table:table-cell office:value-type="float" office:value="25.903333329999999" table:style-name="ce1">
            <text:p>25.90333333</text:p>
          </table:table-cell>
          <table:table-cell office:value-type="float" office:value="-0.14333333300000001" table:style-name="ce1">
            <text:p>-0.143333333</text:p>
          </table:table-cell>
          <table:table-cell office:value-type="float" office:value="25.75" table:style-name="ce1">
            <text:p>25.75</text:p>
          </table:table-cell>
          <table:table-cell office:value-type="float" office:value="25.76" table:style-name="ce1">
            <text:p>25.76</text:p>
          </table:table-cell>
          <table:table-cell office:value-type="float" office:value="-0.01" table:style-name="ce1">
            <text:p>-0.01</text:p>
          </table:table-cell>
          <table:table-cell office:value-type="float" office:value="25.92" table:style-name="ce1">
            <text:p>25.92</text:p>
          </table:table-cell>
          <table:table-cell office:value-type="float" office:value="25.67" table:style-name="ce1">
            <text:p>25.67</text:p>
          </table:table-cell>
          <table:table-cell table:number-columns-repeated="16375"/>
        </table:table-row>
        <table:table-row table:style-name="ro1">
          <table:table-cell office:value-type="date" office:date-value="2014-04-07T00:00:00" table:style-name="ce2">
            <text:p>07-04-2014</text:p>
          </table:table-cell>
          <table:table-cell office:value-type="float" office:value="25.95" table:style-name="ce1">
            <text:p>25.95</text:p>
          </table:table-cell>
          <table:table-cell office:value-type="float" office:value="25.856666669999999" table:style-name="ce1">
            <text:p>25.85666667</text:p>
          </table:table-cell>
          <table:table-cell office:value-type="float" office:value="9.3333333000000004E-2" table:style-name="ce1">
            <text:p>0.093333333</text:p>
          </table:table-cell>
          <table:table-cell office:value-type="float" office:value="25.85" table:style-name="ce1">
            <text:p>25.85</text:p>
          </table:table-cell>
          <table:table-cell office:value-type="float" office:value="25.85" table:style-name="ce1">
            <text:p>25.85</text:p>
          </table:table-cell>
          <table:table-cell office:value-type="float" office:value="0" table:style-name="ce1">
            <text:p>0</text:p>
          </table:table-cell>
          <table:table-cell office:value-type="float" office:value="26.04" table:style-name="ce1">
            <text:p>26.04</text:p>
          </table:table-cell>
          <table:table-cell office:value-type="float" office:value="25.74" table:style-name="ce1">
            <text:p>25.74</text:p>
          </table:table-cell>
          <table:table-cell table:number-columns-repeated="16375"/>
        </table:table-row>
        <table:table-row table:style-name="ro1">
          <table:table-cell office:value-type="date" office:date-value="2014-04-04T00:00:00" table:style-name="ce2">
            <text:p>04-04-2014</text:p>
          </table:table-cell>
          <table:table-cell office:value-type="float" office:value="26.37" table:style-name="ce1">
            <text:p>26.37</text:p>
          </table:table-cell>
          <table:table-cell office:value-type="float" office:value="26.026666670000001" table:style-name="ce1">
            <text:p>26.02666667</text:p>
          </table:table-cell>
          <table:table-cell office:value-type="float" office:value="0.34333333300000002" table:style-name="ce1">
            <text:p>0.343333333</text:p>
          </table:table-cell>
          <table:table-cell office:value-type="float" office:value="26.02" table:style-name="ce1">
            <text:p>26.02</text:p>
          </table:table-cell>
          <table:table-cell office:value-type="float" office:value="25.873333330000001" table:style-name="ce1">
            <text:p>25.873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26.4" table:style-name="ce1">
            <text:p>26.4</text:p>
          </table:table-cell>
          <table:table-cell office:value-type="float" office:value="25.99" table:style-name="ce1">
            <text:p>25.99</text:p>
          </table:table-cell>
          <table:table-cell table:number-columns-repeated="16375"/>
        </table:table-row>
        <table:table-row table:style-name="ro1">
          <table:table-cell office:value-type="date" office:date-value="2014-04-03T00:00:00" table:style-name="ce2">
            <text:p>03-04-2014</text:p>
          </table:table-cell>
          <table:table-cell office:value-type="float" office:value="26.15" table:style-name="ce1">
            <text:p>26.15</text:p>
          </table:table-cell>
          <table:table-cell office:value-type="float" office:value="26.15666667" table:style-name="ce1">
            <text:p>26.15666667</text:p>
          </table:table-cell>
          <table:table-cell office:value-type="float" office:value="-6.6666670000000003E-3" table:style-name="ce1">
            <text:p>-0.006666667</text:p>
          </table:table-cell>
          <table:table-cell office:value-type="float" office:value="26.23" table:style-name="ce1">
            <text:p>26.23</text:p>
          </table:table-cell>
          <table:table-cell office:value-type="float" office:value="26.033333330000001" table:style-name="ce1">
            <text:p>26.03333333</text:p>
          </table:table-cell>
          <table:table-cell office:value-type="float" office:value="0.19666666699999999" table:style-name="ce1">
            <text:p>0.196666667</text:p>
          </table:table-cell>
          <table:table-cell office:value-type="float" office:value="26.254999999999999" table:style-name="ce1">
            <text:p>26.255</text:p>
          </table:table-cell>
          <table:table-cell office:value-type="float" office:value="26.05" table:style-name="ce1">
            <text:p>26.05</text:p>
          </table:table-cell>
          <table:table-cell table:number-columns-repeated="16375"/>
        </table:table-row>
        <table:table-row table:style-name="ro1">
          <table:table-cell office:value-type="date" office:date-value="2014-04-02T00:00:00" table:style-name="ce2">
            <text:p>02-04-2014</text:p>
          </table:table-cell>
          <table:table-cell office:value-type="float" office:value="25.92" table:style-name="ce1">
            <text:p>25.92</text:p>
          </table:table-cell>
          <table:table-cell office:value-type="float" office:value="26.146666669999998" table:style-name="ce1">
            <text:p>26.14666667</text:p>
          </table:table-cell>
          <table:table-cell office:value-type="float" office:value="-0.22666666699999999" table:style-name="ce1">
            <text:p>-0.226666667</text:p>
          </table:table-cell>
          <table:table-cell office:value-type="float" office:value="26.04" table:style-name="ce1">
            <text:p>26.04</text:p>
          </table:table-cell>
          <table:table-cell office:value-type="float" office:value="26.096666670000001" table:style-name="ce1">
            <text:p>26.09666667</text:p>
          </table:table-cell>
          <table:table-cell office:value-type="float" office:value="-5.6666666999999997E-2" table:style-name="ce1">
            <text:p>-0.056666667</text:p>
          </table:table-cell>
          <table:table-cell office:value-type="float" office:value="26.06" table:style-name="ce1">
            <text:p>26.06</text:p>
          </table:table-cell>
          <table:table-cell office:value-type="float" office:value="25.87" table:style-name="ce1">
            <text:p>25.87</text:p>
          </table:table-cell>
          <table:table-cell table:number-columns-repeated="16375"/>
        </table:table-row>
        <table:table-row table:style-name="ro1">
          <table:table-cell office:value-type="date" office:date-value="2014-04-01T00:00:00" table:style-name="ce2">
            <text:p>01-04-2014</text:p>
          </table:table-cell>
          <table:table-cell office:value-type="float" office:value="25.83" table:style-name="ce1">
            <text:p>25.83</text:p>
          </table:table-cell>
          <table:table-cell office:value-type="float" office:value="25.966666669999999" table:style-name="ce1">
            <text:p>25.966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25.87" table:style-name="ce1">
            <text:p>25.87</text:p>
          </table:table-cell>
          <table:table-cell office:value-type="float" office:value="26.04666667" table:style-name="ce1">
            <text:p>26.04666667</text:p>
          </table:table-cell>
          <table:table-cell office:value-type="float" office:value="-0.176666667" table:style-name="ce1">
            <text:p>-0.176666667</text:p>
          </table:table-cell>
          <table:table-cell office:value-type="float" office:value="25.99" table:style-name="ce1">
            <text:p>25.99</text:p>
          </table:table-cell>
          <table:table-cell office:value-type="float" office:value="25.75" table:style-name="ce1">
            <text:p>25.75</text:p>
          </table:table-cell>
          <table:table-cell table:number-columns-repeated="16375"/>
        </table:table-row>
        <table:table-row table:style-name="ro1">
          <table:table-cell office:value-type="date" office:date-value="2014-03-31T00:00:00" table:style-name="ce2">
            <text:p>31-03-2014</text:p>
          </table:table-cell>
          <table:table-cell office:value-type="float" office:value="26.02" table:style-name="ce1">
            <text:p>26.02</text:p>
          </table:table-cell>
          <table:table-cell office:value-type="float" office:value="25.923333329999998" table:style-name="ce1">
            <text:p>25.92333333</text:p>
          </table:table-cell>
          <table:table-cell office:value-type="float" office:value="9.6666666999999998E-2" table:style-name="ce1">
            <text:p>0.096666667</text:p>
          </table:table-cell>
          <table:table-cell office:value-type="float" office:value="25.89" table:style-name="ce1">
            <text:p>25.89</text:p>
          </table:table-cell>
          <table:table-cell office:value-type="float" office:value="25.93333333" table:style-name="ce1">
            <text:p>25.93333333</text:p>
          </table:table-cell>
          <table:table-cell office:value-type="float" office:value="-4.3333333000000002E-2" table:style-name="ce1">
            <text:p>-0.043333333</text:p>
          </table:table-cell>
          <table:table-cell office:value-type="float" office:value="26.08" table:style-name="ce1">
            <text:p>26.08</text:p>
          </table:table-cell>
          <table:table-cell office:value-type="float" office:value="25.81" table:style-name="ce1">
            <text:p>25.81</text:p>
          </table:table-cell>
          <table:table-cell table:number-columns-repeated="16375"/>
        </table:table-row>
        <table:table-row table:style-name="ro1">
          <table:table-cell office:value-type="date" office:date-value="2014-03-28T00:00:00" table:style-name="ce2">
            <text:p>28-03-2014</text:p>
          </table:table-cell>
          <table:table-cell office:value-type="float" office:value="25.9" table:style-name="ce1">
            <text:p>25.9</text:p>
          </table:table-cell>
          <table:table-cell office:value-type="float" office:value="25.916666670000001" table:style-name="ce1">
            <text:p>25.91666667</text:p>
          </table:table-cell>
          <table:table-cell office:value-type="float" office:value="-1.6666667E-2" table:style-name="ce1">
            <text:p>-0.016666667</text:p>
          </table:table-cell>
          <table:table-cell office:value-type="float" office:value="25.88" table:style-name="ce1">
            <text:p>25.88</text:p>
          </table:table-cell>
          <table:table-cell office:value-type="float" office:value="25.88" table:style-name="ce1">
            <text:p>25.88</text:p>
          </table:table-cell>
          <table:table-cell office:value-type="float" office:value="0" table:style-name="ce1">
            <text:p>0</text:p>
          </table:table-cell>
          <table:table-cell office:value-type="float" office:value="26.02" table:style-name="ce1">
            <text:p>26.02</text:p>
          </table:table-cell>
          <table:table-cell office:value-type="float" office:value="25.78" table:style-name="ce1">
            <text:p>25.78</text:p>
          </table:table-cell>
          <table:table-cell table:number-columns-repeated="16375"/>
        </table:table-row>
        <table:table-row table:style-name="ro1">
          <table:table-cell office:value-type="date" office:date-value="2014-03-27T00:00:00" table:style-name="ce2">
            <text:p>27-03-2014</text:p>
          </table:table-cell>
          <table:table-cell office:value-type="float" office:value="25.58" table:style-name="ce1">
            <text:p>25.58</text:p>
          </table:table-cell>
          <table:table-cell office:value-type="float" office:value="25.833333329999999" table:style-name="ce1">
            <text:p>25.83333333</text:p>
          </table:table-cell>
          <table:table-cell office:value-type="float" office:value="-0.25333333299999999" table:style-name="ce1">
            <text:p>-0.253333333</text:p>
          </table:table-cell>
          <table:table-cell office:value-type="float" office:value="25.81" table:style-name="ce1">
            <text:p>25.81</text:p>
          </table:table-cell>
          <table:table-cell office:value-type="float" office:value="25.86" table:style-name="ce1">
            <text:p>25.86</text:p>
          </table:table-cell>
          <table:table-cell office:value-type="float" office:value="-0.05" table:style-name="ce1">
            <text:p>-0.05</text:p>
          </table:table-cell>
          <table:table-cell office:value-type="float" office:value="25.85" table:style-name="ce1">
            <text:p>25.85</text:p>
          </table:table-cell>
          <table:table-cell office:value-type="float" office:value="25.51" table:style-name="ce1">
            <text:p>25.51</text:p>
          </table:table-cell>
          <table:table-cell table:number-columns-repeated="16375"/>
        </table:table-row>
        <table:table-row table:style-name="ro1">
          <table:table-cell office:value-type="date" office:date-value="2014-03-26T00:00:00" table:style-name="ce2">
            <text:p>26-03-2014</text:p>
          </table:table-cell>
          <table:table-cell office:value-type="float" office:value="25.8" table:style-name="ce1">
            <text:p>25.8</text:p>
          </table:table-cell>
          <table:table-cell office:value-type="float" office:value="25.76" table:style-name="ce1">
            <text:p>25.76</text:p>
          </table:table-cell>
          <table:table-cell office:value-type="float" office:value="0.04" table:style-name="ce1">
            <text:p>0.04</text:p>
          </table:table-cell>
          <table:table-cell office:value-type="float" office:value="25.62" table:style-name="ce1">
            <text:p>25.62</text:p>
          </table:table-cell>
          <table:table-cell office:value-type="float" office:value="25.77" table:style-name="ce1">
            <text:p>25.77</text:p>
          </table:table-cell>
          <table:table-cell office:value-type="float" office:value="-0.15" table:style-name="ce1">
            <text:p>-0.15</text:p>
          </table:table-cell>
          <table:table-cell office:value-type="float" office:value="25.92" table:style-name="ce1">
            <text:p>25.92</text:p>
          </table:table-cell>
          <table:table-cell office:value-type="float" office:value="25.6" table:style-name="ce1">
            <text:p>25.6</text:p>
          </table:table-cell>
          <table:table-cell table:number-columns-repeated="16375"/>
        </table:table-row>
        <table:table-row table:style-name="ro1">
          <table:table-cell office:value-type="date" office:date-value="2014-03-25T00:00:00" table:style-name="ce2">
            <text:p>25-03-2014</text:p>
          </table:table-cell>
          <table:table-cell office:value-type="float" office:value="25.58" table:style-name="ce1">
            <text:p>25.58</text:p>
          </table:table-cell>
          <table:table-cell office:value-type="float" office:value="25.653333329999999" table:style-name="ce1">
            <text:p>25.653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25.7" table:style-name="ce1">
            <text:p>25.7</text:p>
          </table:table-cell>
          <table:table-cell office:value-type="float" office:value="25.71" table:style-name="ce1">
            <text:p>25.71</text:p>
          </table:table-cell>
          <table:table-cell office:value-type="float" office:value="-0.01" table:style-name="ce1">
            <text:p>-0.01</text:p>
          </table:table-cell>
          <table:table-cell office:value-type="float" office:value="25.71" table:style-name="ce1">
            <text:p>25.71</text:p>
          </table:table-cell>
          <table:table-cell office:value-type="float" office:value="25.39" table:style-name="ce1">
            <text:p>25.39</text:p>
          </table:table-cell>
          <table:table-cell table:number-columns-repeated="16375"/>
        </table:table-row>
        <table:table-row table:style-name="ro1">
          <table:table-cell office:value-type="date" office:date-value="2014-03-24T00:00:00" table:style-name="ce2">
            <text:p>24-03-2014</text:p>
          </table:table-cell>
          <table:table-cell office:value-type="float" office:value="25.49" table:style-name="ce1">
            <text:p>25.49</text:p>
          </table:table-cell>
          <table:table-cell office:value-type="float" office:value="25.623333330000001" table:style-name="ce1">
            <text:p>25.62333333</text:p>
          </table:table-cell>
          <table:table-cell office:value-type="float" office:value="-0.133333333" table:style-name="ce1">
            <text:p>-0.133333333</text:p>
          </table:table-cell>
          <table:table-cell office:value-type="float" office:value="25.41" table:style-name="ce1">
            <text:p>25.41</text:p>
          </table:table-cell>
          <table:table-cell office:value-type="float" office:value="25.576666670000002" table:style-name="ce1">
            <text:p>25.57666667</text:p>
          </table:table-cell>
          <table:table-cell office:value-type="float" office:value="-0.16666666699999999" table:style-name="ce1">
            <text:p>-0.166666667</text:p>
          </table:table-cell>
          <table:table-cell office:value-type="float" office:value="25.53" table:style-name="ce1">
            <text:p>25.53</text:p>
          </table:table-cell>
          <table:table-cell office:value-type="float" office:value="25.2" table:style-name="ce1">
            <text:p>25.2</text:p>
          </table:table-cell>
          <table:table-cell table:number-columns-repeated="16375"/>
        </table:table-row>
        <table:table-row table:style-name="ro1">
          <table:table-cell office:value-type="date" office:date-value="2014-03-21T00:00:00" table:style-name="ce2">
            <text:p>21-03-2014</text:p>
          </table:table-cell>
          <table:table-cell office:value-type="float" office:value="25.69" table:style-name="ce1">
            <text:p>25.69</text:p>
          </table:table-cell>
          <table:table-cell office:value-type="float" office:value="25.58666667" table:style-name="ce1">
            <text:p>25.58666667</text:p>
          </table:table-cell>
          <table:table-cell office:value-type="float" office:value="0.103333333" table:style-name="ce1">
            <text:p>0.103333333</text:p>
          </table:table-cell>
          <table:table-cell office:value-type="float" office:value="25.4" table:style-name="ce1">
            <text:p>25.4</text:p>
          </table:table-cell>
          <table:table-cell office:value-type="float" office:value="25.50333333" table:style-name="ce1">
            <text:p>25.50333333</text:p>
          </table:table-cell>
          <table:table-cell office:value-type="float" office:value="-0.103333333" table:style-name="ce1">
            <text:p>-0.103333333</text:p>
          </table:table-cell>
          <table:table-cell office:value-type="float" office:value="25.83" table:style-name="ce1">
            <text:p>25.83</text:p>
          </table:table-cell>
          <table:table-cell office:value-type="float" office:value="25.34" table:style-name="ce1">
            <text:p>25.34</text:p>
          </table:table-cell>
          <table:table-cell table:number-columns-repeated="16375"/>
        </table:table-row>
        <table:table-row table:style-name="ro1">
          <table:table-cell office:value-type="date" office:date-value="2014-03-20T00:00:00" table:style-name="ce2">
            <text:p>20-03-2014</text:p>
          </table:table-cell>
          <table:table-cell office:value-type="float" office:value="25.37" table:style-name="ce1">
            <text:p>25.37</text:p>
          </table:table-cell>
          <table:table-cell office:value-type="float" office:value="25.516666669999999" table:style-name="ce1">
            <text:p>25.51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5.27" table:style-name="ce1">
            <text:p>25.27</text:p>
          </table:table-cell>
          <table:table-cell office:value-type="float" office:value="25.36" table:style-name="ce1">
            <text:p>25.36</text:p>
          </table:table-cell>
          <table:table-cell office:value-type="float" office:value="-0.09" table:style-name="ce1">
            <text:p>-0.09</text:p>
          </table:table-cell>
          <table:table-cell office:value-type="float" office:value="25.37" table:style-name="ce1">
            <text:p>25.37</text:p>
          </table:table-cell>
          <table:table-cell office:value-type="float" office:value="25.12" table:style-name="ce1">
            <text:p>25.12</text:p>
          </table:table-cell>
          <table:table-cell table:number-columns-repeated="16375"/>
        </table:table-row>
        <table:table-row table:style-name="ro1">
          <table:table-cell office:value-type="date" office:date-value="2014-03-19T00:00:00" table:style-name="ce2">
            <text:p>19-03-2014</text:p>
          </table:table-cell>
          <table:table-cell office:value-type="float" office:value="25.64" table:style-name="ce1">
            <text:p>25.64</text:p>
          </table:table-cell>
          <table:table-cell office:value-type="float" office:value="25.56666667" table:style-name="ce1">
            <text:p>25.56666667</text:p>
          </table:table-cell>
          <table:table-cell office:value-type="float" office:value="7.3333333000000001E-2" table:style-name="ce1">
            <text:p>0.073333333</text:p>
          </table:table-cell>
          <table:table-cell office:value-type="float" office:value="25.28" table:style-name="ce1">
            <text:p>25.28</text:p>
          </table:table-cell>
          <table:table-cell office:value-type="float" office:value="25.31666667" table:style-name="ce1">
            <text:p>25.31666667</text:p>
          </table:table-cell>
          <table:table-cell office:value-type="float" office:value="-3.6666667E-2" table:style-name="ce1">
            <text:p>-0.036666667</text:p>
          </table:table-cell>
          <table:table-cell office:value-type="float" office:value="25.7" table:style-name="ce1">
            <text:p>25.7</text:p>
          </table:table-cell>
          <table:table-cell office:value-type="float" office:value="25.11" table:style-name="ce1">
            <text:p>25.11</text:p>
          </table:table-cell>
          <table:table-cell table:number-columns-repeated="16375"/>
        </table:table-row>
        <table:table-row table:style-name="ro1">
          <table:table-cell office:value-type="date" office:date-value="2014-03-18T00:00:00" table:style-name="ce2">
            <text:p>18-03-2014</text:p>
          </table:table-cell>
          <table:table-cell office:value-type="float" office:value="25.52" table:style-name="ce1">
            <text:p>25.52</text:p>
          </table:table-cell>
          <table:table-cell office:value-type="float" office:value="25.51" table:style-name="ce1">
            <text:p>25.51</text:p>
          </table:table-cell>
          <table:table-cell office:value-type="float" office:value="0.01" table:style-name="ce1">
            <text:p>0.01</text:p>
          </table:table-cell>
          <table:table-cell office:value-type="float" office:value="25.65" table:style-name="ce1">
            <text:p>25.65</text:p>
          </table:table-cell>
          <table:table-cell office:value-type="float" office:value="25.4" table:style-name="ce1">
            <text:p>25.4</text:p>
          </table:table-cell>
          <table:table-cell office:value-type="float" office:value="0.25" table:style-name="ce1">
            <text:p>0.25</text:p>
          </table:table-cell>
          <table:table-cell office:value-type="float" office:value="25.73" table:style-name="ce1">
            <text:p>25.73</text:p>
          </table:table-cell>
          <table:table-cell office:value-type="float" office:value="25.47" table:style-name="ce1">
            <text:p>25.47</text:p>
          </table:table-cell>
          <table:table-cell table:number-columns-repeated="16375"/>
        </table:table-row>
        <table:table-row table:style-name="ro1">
          <table:table-cell office:value-type="date" office:date-value="2014-03-17T00:00:00" table:style-name="ce2">
            <text:p>17-03-2014</text:p>
          </table:table-cell>
          <table:table-cell office:value-type="float" office:value="25.26" table:style-name="ce1">
            <text:p>25.26</text:p>
          </table:table-cell>
          <table:table-cell office:value-type="float" office:value="25.473333329999999" table:style-name="ce1">
            <text:p>25.47333333</text:p>
          </table:table-cell>
          <table:table-cell office:value-type="float" office:value="-0.21333333300000001" table:style-name="ce1">
            <text:p>-0.213333333</text:p>
          </table:table-cell>
          <table:table-cell office:value-type="float" office:value="25.43" table:style-name="ce1">
            <text:p>25.43</text:p>
          </table:table-cell>
          <table:table-cell office:value-type="float" office:value="25.45333333" table:style-name="ce1">
            <text:p>25.45333333</text:p>
          </table:table-cell>
          <table:table-cell office:value-type="float" office:value="-2.3333333000000001E-2" table:style-name="ce1">
            <text:p>-0.023333333</text:p>
          </table:table-cell>
          <table:table-cell office:value-type="float" office:value="25.63" table:style-name="ce1">
            <text:p>25.63</text:p>
          </table:table-cell>
          <table:table-cell office:value-type="float" office:value="25.25" table:style-name="ce1">
            <text:p>25.25</text:p>
          </table:table-cell>
          <table:table-cell table:number-columns-repeated="16375"/>
        </table:table-row>
        <table:table-row table:style-name="ro1">
          <table:table-cell office:value-type="date" office:date-value="2014-03-14T00:00:00" table:style-name="ce2">
            <text:p>14-03-2014</text:p>
          </table:table-cell>
          <table:table-cell office:value-type="float" office:value="25.25" table:style-name="ce1">
            <text:p>25.25</text:p>
          </table:table-cell>
          <table:table-cell office:value-type="float" office:value="25.34333333" table:style-name="ce1">
            <text:p>25.34333333</text:p>
          </table:table-cell>
          <table:table-cell office:value-type="float" office:value="-9.3333333000000004E-2" table:style-name="ce1">
            <text:p>-0.093333333</text:p>
          </table:table-cell>
          <table:table-cell office:value-type="float" office:value="25.11" table:style-name="ce1">
            <text:p>25.11</text:p>
          </table:table-cell>
          <table:table-cell office:value-type="float" office:value="25.396666669999998" table:style-name="ce1">
            <text:p>25.39666667</text:p>
          </table:table-cell>
          <table:table-cell office:value-type="float" office:value="-0.28666666699999999" table:style-name="ce1">
            <text:p>-0.286666667</text:p>
          </table:table-cell>
          <table:table-cell office:value-type="float" office:value="25.38" table:style-name="ce1">
            <text:p>25.38</text:p>
          </table:table-cell>
          <table:table-cell office:value-type="float" office:value="25.09" table:style-name="ce1">
            <text:p>25.09</text:p>
          </table:table-cell>
          <table:table-cell table:number-columns-repeated="16375"/>
        </table:table-row>
        <table:table-row table:style-name="ro1">
          <table:table-cell office:value-type="date" office:date-value="2014-03-13T00:00:00" table:style-name="ce2">
            <text:p>13-03-2014</text:p>
          </table:table-cell>
          <table:table-cell office:value-type="float" office:value="26" table:style-name="ce1">
            <text:p>26</text:p>
          </table:table-cell>
          <table:table-cell office:value-type="float" office:value="25.50333333" table:style-name="ce1">
            <text:p>25.50333333</text:p>
          </table:table-cell>
          <table:table-cell office:value-type="float" office:value="0.49666666700000001" table:style-name="ce1">
            <text:p>0.496666667</text:p>
          </table:table-cell>
          <table:table-cell office:value-type="float" office:value="25.34" table:style-name="ce1">
            <text:p>25.34</text:p>
          </table:table-cell>
          <table:table-cell office:value-type="float" office:value="25.293333329999999" table:style-name="ce1">
            <text:p>25.29333333</text:p>
          </table:table-cell>
          <table:table-cell office:value-type="float" office:value="4.6666667000000002E-2" table:style-name="ce1">
            <text:p>0.046666667</text:p>
          </table:table-cell>
          <table:table-cell office:value-type="float" office:value="26" table:style-name="ce1">
            <text:p>26</text:p>
          </table:table-cell>
          <table:table-cell office:value-type="float" office:value="25.204999999999998" table:style-name="ce1">
            <text:p>25.205</text:p>
          </table:table-cell>
          <table:table-cell table:number-columns-repeated="16375"/>
        </table:table-row>
        <table:table-row table:style-name="ro1">
          <table:table-cell office:value-type="date" office:date-value="2014-03-12T00:00:00" table:style-name="ce2">
            <text:p>12-03-2014</text:p>
          </table:table-cell>
          <table:table-cell office:value-type="float" office:value="25.68" table:style-name="ce1">
            <text:p>25.68</text:p>
          </table:table-cell>
          <table:table-cell office:value-type="float" office:value="25.643333330000001" table:style-name="ce1">
            <text:p>25.64333333</text:p>
          </table:table-cell>
          <table:table-cell office:value-type="float" office:value="3.6666667E-2" table:style-name="ce1">
            <text:p>0.036666667</text:p>
          </table:table-cell>
          <table:table-cell office:value-type="float" office:value="25.76" table:style-name="ce1">
            <text:p>25.76</text:p>
          </table:table-cell>
          <table:table-cell office:value-type="float" office:value="25.403333329999999" table:style-name="ce1">
            <text:p>25.40333333</text:p>
          </table:table-cell>
          <table:table-cell office:value-type="float" office:value="0.35666666699999999" table:style-name="ce1">
            <text:p>0.356666667</text:p>
          </table:table-cell>
          <table:table-cell office:value-type="float" office:value="25.83" table:style-name="ce1">
            <text:p>25.83</text:p>
          </table:table-cell>
          <table:table-cell office:value-type="float" office:value="25.63" table:style-name="ce1">
            <text:p>25.63</text:p>
          </table:table-cell>
          <table:table-cell table:number-columns-repeated="16375"/>
        </table:table-row>
        <table:table-row table:style-name="ro1">
          <table:table-cell office:value-type="date" office:date-value="2014-03-11T00:00:00" table:style-name="ce2">
            <text:p>11-03-2014</text:p>
          </table:table-cell>
          <table:table-cell office:value-type="float" office:value="26.06" table:style-name="ce1">
            <text:p>26.06</text:p>
          </table:table-cell>
          <table:table-cell office:value-type="float" office:value="25.91333333" table:style-name="ce1">
            <text:p>25.913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25.9" table:style-name="ce1">
            <text:p>25.9</text:p>
          </table:table-cell>
          <table:table-cell office:value-type="float" office:value="25.666666670000001" table:style-name="ce1">
            <text:p>25.66666667</text:p>
          </table:table-cell>
          <table:table-cell office:value-type="float" office:value="0.233333333" table:style-name="ce1">
            <text:p>0.233333333</text:p>
          </table:table-cell>
          <table:table-cell office:value-type="float" office:value="26.098600000000001" table:style-name="ce1">
            <text:p>26.0986</text:p>
          </table:table-cell>
          <table:table-cell office:value-type="float" office:value="25.76" table:style-name="ce1">
            <text:p>25.76</text:p>
          </table:table-cell>
          <table:table-cell table:number-columns-repeated="16375"/>
        </table:table-row>
        <table:table-row table:style-name="ro1">
          <table:table-cell office:value-type="date" office:date-value="2014-03-10T00:00:00" table:style-name="ce2">
            <text:p>10-03-2014</text:p>
          </table:table-cell>
          <table:table-cell office:value-type="float" office:value="26.12" table:style-name="ce1">
            <text:p>26.12</text:p>
          </table:table-cell>
          <table:table-cell office:value-type="float" office:value="25.95333333" table:style-name="ce1">
            <text:p>25.95333333</text:p>
          </table:table-cell>
          <table:table-cell office:value-type="float" office:value="0.16666666699999999" table:style-name="ce1">
            <text:p>0.166666667</text:p>
          </table:table-cell>
          <table:table-cell office:value-type="float" office:value="26.04" table:style-name="ce1">
            <text:p>26.04</text:p>
          </table:table-cell>
          <table:table-cell office:value-type="float" office:value="25.9" table:style-name="ce1">
            <text:p>25.9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6.13" table:style-name="ce1">
            <text:p>26.13</text:p>
          </table:table-cell>
          <table:table-cell office:value-type="float" office:value="25.835000000000001" table:style-name="ce1">
            <text:p>25.835</text:p>
          </table:table-cell>
          <table:table-cell table:number-columns-repeated="16375"/>
        </table:table-row>
        <table:table-row table:style-name="ro1">
          <table:table-cell office:value-type="date" office:date-value="2014-03-07T00:00:00" table:style-name="ce2">
            <text:p>07-03-2014</text:p>
          </table:table-cell>
          <table:table-cell office:value-type="float" office:value="26.33" table:style-name="ce1">
            <text:p>26.33</text:p>
          </table:table-cell>
          <table:table-cell office:value-type="float" office:value="26.17" table:style-name="ce1">
            <text:p>26.17</text:p>
          </table:table-cell>
          <table:table-cell office:value-type="float" office:value="0.16" table:style-name="ce1">
            <text:p>0.16</text:p>
          </table:table-cell>
          <table:table-cell office:value-type="float" office:value="26.13" table:style-name="ce1">
            <text:p>26.13</text:p>
          </table:table-cell>
          <table:table-cell office:value-type="float" office:value="26.02333333" table:style-name="ce1">
            <text:p>26.02333333</text:p>
          </table:table-cell>
          <table:table-cell office:value-type="float" office:value="0.10666666700000001" table:style-name="ce1">
            <text:p>0.106666667</text:p>
          </table:table-cell>
          <table:table-cell office:value-type="float" office:value="26.35" table:style-name="ce1">
            <text:p>26.35</text:p>
          </table:table-cell>
          <table:table-cell office:value-type="float" office:value="25.97" table:style-name="ce1">
            <text:p>25.97</text:p>
          </table:table-cell>
          <table:table-cell table:number-columns-repeated="16375"/>
        </table:table-row>
        <table:table-row table:style-name="ro1">
          <table:table-cell office:value-type="date" office:date-value="2014-03-06T00:00:00" table:style-name="ce2">
            <text:p>06-03-2014</text:p>
          </table:table-cell>
          <table:table-cell office:value-type="float" office:value="26.06" table:style-name="ce1">
            <text:p>26.06</text:p>
          </table:table-cell>
          <table:table-cell office:value-type="float" office:value="26.17" table:style-name="ce1">
            <text:p>26.17</text:p>
          </table:table-cell>
          <table:table-cell office:value-type="float" office:value="-0.11" table:style-name="ce1">
            <text:p>-0.11</text:p>
          </table:table-cell>
          <table:table-cell office:value-type="float" office:value="26.22" table:style-name="ce1">
            <text:p>26.22</text:p>
          </table:table-cell>
          <table:table-cell office:value-type="float" office:value="26.13" table:style-name="ce1">
            <text:p>26.13</text:p>
          </table:table-cell>
          <table:table-cell office:value-type="float" office:value="0.09" table:style-name="ce1">
            <text:p>0.09</text:p>
          </table:table-cell>
          <table:table-cell office:value-type="float" office:value="26.28" table:style-name="ce1">
            <text:p>26.28</text:p>
          </table:table-cell>
          <table:table-cell office:value-type="float" office:value="26.02" table:style-name="ce1">
            <text:p>26.02</text:p>
          </table:table-cell>
          <table:table-cell table:number-columns-repeated="16375"/>
        </table:table-row>
        <table:table-row table:style-name="ro1">
          <table:table-cell office:value-type="date" office:date-value="2014-03-05T00:00:00" table:style-name="ce2">
            <text:p>05-03-2014</text:p>
          </table:table-cell>
          <table:table-cell office:value-type="float" office:value="25.78" table:style-name="ce1">
            <text:p>25.78</text:p>
          </table:table-cell>
          <table:table-cell office:value-type="float" office:value="26.056666669999998" table:style-name="ce1">
            <text:p>26.05666667</text:p>
          </table:table-cell>
          <table:table-cell office:value-type="float" office:value="-0.27666666699999998" table:style-name="ce1">
            <text:p>-0.276666667</text:p>
          </table:table-cell>
          <table:table-cell office:value-type="float" office:value="25.93" table:style-name="ce1">
            <text:p>25.93</text:p>
          </table:table-cell>
          <table:table-cell office:value-type="float" office:value="26.09333333" table:style-name="ce1">
            <text:p>26.09333333</text:p>
          </table:table-cell>
          <table:table-cell office:value-type="float" office:value="-0.163333333" table:style-name="ce1">
            <text:p>-0.163333333</text:p>
          </table:table-cell>
          <table:table-cell office:value-type="float" office:value="25.96" table:style-name="ce1">
            <text:p>25.96</text:p>
          </table:table-cell>
          <table:table-cell office:value-type="float" office:value="25.65" table:style-name="ce1">
            <text:p>25.65</text:p>
          </table:table-cell>
          <table:table-cell table:number-columns-repeated="16375"/>
        </table:table-row>
        <table:table-row table:style-name="ro1">
          <table:table-cell office:value-type="date" office:date-value="2014-03-04T00:00:00" table:style-name="ce2">
            <text:p>04-03-2014</text:p>
          </table:table-cell>
          <table:table-cell office:value-type="float" office:value="25.52" table:style-name="ce1">
            <text:p>25.52</text:p>
          </table:table-cell>
          <table:table-cell office:value-type="float" office:value="25.786666669999999" table:style-name="ce1">
            <text:p>25.78666667</text:p>
          </table:table-cell>
          <table:table-cell office:value-type="float" office:value="-0.26666666700000002" table:style-name="ce1">
            <text:p>-0.266666667</text:p>
          </table:table-cell>
          <table:table-cell office:value-type="float" office:value="25.65" table:style-name="ce1">
            <text:p>25.65</text:p>
          </table:table-cell>
          <table:table-cell office:value-type="float" office:value="25.93333333" table:style-name="ce1">
            <text:p>25.93333333</text:p>
          </table:table-cell>
          <table:table-cell office:value-type="float" office:value="-0.28333333300000002" table:style-name="ce1">
            <text:p>-0.283333333</text:p>
          </table:table-cell>
          <table:table-cell office:value-type="float" office:value="25.73" table:style-name="ce1">
            <text:p>25.73</text:p>
          </table:table-cell>
          <table:table-cell office:value-type="float" office:value="25.4634" table:style-name="ce1">
            <text:p>25.4634</text:p>
          </table:table-cell>
          <table:table-cell table:number-columns-repeated="16375"/>
        </table:table-row>
        <table:table-row table:style-name="ro1">
          <table:table-cell office:value-type="date" office:date-value="2014-03-03T00:00:00" table:style-name="ce2">
            <text:p>03-03-2014</text:p>
          </table:table-cell>
          <table:table-cell office:value-type="float" office:value="25.21" table:style-name="ce1">
            <text:p>25.21</text:p>
          </table:table-cell>
          <table:table-cell office:value-type="float" office:value="25.50333333" table:style-name="ce1">
            <text:p>25.50333333</text:p>
          </table:table-cell>
          <table:table-cell office:value-type="float" office:value="-0.29333333299999997" table:style-name="ce1">
            <text:p>-0.293333333</text:p>
          </table:table-cell>
          <table:table-cell office:value-type="float" office:value="25.12" table:style-name="ce1">
            <text:p>25.12</text:p>
          </table:table-cell>
          <table:table-cell office:value-type="float" office:value="25.56666667" table:style-name="ce1">
            <text:p>25.56666667</text:p>
          </table:table-cell>
          <table:table-cell office:value-type="float" office:value="-0.44666666700000002" table:style-name="ce1">
            <text:p>-0.446666667</text:p>
          </table:table-cell>
          <table:table-cell office:value-type="float" office:value="25.21" table:style-name="ce1">
            <text:p>25.21</text:p>
          </table:table-cell>
          <table:table-cell office:value-type="float" office:value="24.92" table:style-name="ce1">
            <text:p>24.92</text:p>
          </table:table-cell>
          <table:table-cell table:number-columns-repeated="16375"/>
        </table:table-row>
        <table:table-row table:style-name="ro1">
          <table:table-cell office:value-type="date" office:date-value="2014-02-28T00:00:00" table:style-name="ce2">
            <text:p>28-02-2014</text:p>
          </table:table-cell>
          <table:table-cell office:value-type="float" office:value="25.54" table:style-name="ce1">
            <text:p>25.54</text:p>
          </table:table-cell>
          <table:table-cell office:value-type="float" office:value="25.423333329999998" table:style-name="ce1">
            <text:p>25.42333333</text:p>
          </table:table-cell>
          <table:table-cell office:value-type="float" office:value="0.116666667" table:style-name="ce1">
            <text:p>0.116666667</text:p>
          </table:table-cell>
          <table:table-cell office:value-type="float" office:value="25.47" table:style-name="ce1">
            <text:p>25.47</text:p>
          </table:table-cell>
          <table:table-cell office:value-type="float" office:value="25.41333333" table:style-name="ce1">
            <text:p>25.41333333</text:p>
          </table:table-cell>
          <table:table-cell office:value-type="float" office:value="5.6666666999999997E-2" table:style-name="ce1">
            <text:p>0.056666667</text:p>
          </table:table-cell>
          <table:table-cell office:value-type="float" office:value="25.69" table:style-name="ce1">
            <text:p>25.69</text:p>
          </table:table-cell>
          <table:table-cell office:value-type="float" office:value="25.31" table:style-name="ce1">
            <text:p>25.31</text:p>
          </table:table-cell>
          <table:table-cell table:number-columns-repeated="16375"/>
        </table:table-row>
        <table:table-row table:style-name="ro1">
          <table:table-cell office:value-type="date" office:date-value="2014-02-27T00:00:00" table:style-name="ce2">
            <text:p>27-02-2014</text:p>
          </table:table-cell>
          <table:table-cell office:value-type="float" office:value="25.21" table:style-name="ce1">
            <text:p>25.21</text:p>
          </table:table-cell>
          <table:table-cell office:value-type="float" office:value="25.32" table:style-name="ce1">
            <text:p>25.32</text:p>
          </table:table-cell>
          <table:table-cell office:value-type="float" office:value="-0.11" table:style-name="ce1">
            <text:p>-0.11</text:p>
          </table:table-cell>
          <table:table-cell office:value-type="float" office:value="25.5" table:style-name="ce1">
            <text:p>25.5</text:p>
          </table:table-cell>
          <table:table-cell office:value-type="float" office:value="25.36333333" table:style-name="ce1">
            <text:p>25.36333333</text:p>
          </table:table-cell>
          <table:table-cell office:value-type="float" office:value="0.13666666699999999" table:style-name="ce1">
            <text:p>0.136666667</text:p>
          </table:table-cell>
          <table:table-cell office:value-type="float" office:value="25.56" table:style-name="ce1">
            <text:p>25.56</text:p>
          </table:table-cell>
          <table:table-cell office:value-type="float" office:value="25.15" table:style-name="ce1">
            <text:p>25.15</text:p>
          </table:table-cell>
          <table:table-cell table:number-columns-repeated="16375"/>
        </table:table-row>
        <table:table-row table:style-name="ro1">
          <table:table-cell office:value-type="date" office:date-value="2014-02-26T00:00:00" table:style-name="ce2">
            <text:p>26-02-2014</text:p>
          </table:table-cell>
          <table:table-cell office:value-type="float" office:value="25.33" table:style-name="ce1">
            <text:p>25.33</text:p>
          </table:table-cell>
          <table:table-cell office:value-type="float" office:value="25.36" table:style-name="ce1">
            <text:p>25.36</text:p>
          </table:table-cell>
          <table:table-cell office:value-type="float" office:value="-0.03" table:style-name="ce1">
            <text:p>-0.03</text:p>
          </table:table-cell>
          <table:table-cell office:value-type="float" office:value="25.3" table:style-name="ce1">
            <text:p>25.3</text:p>
          </table:table-cell>
          <table:table-cell office:value-type="float" office:value="25.423333329999998" table:style-name="ce1">
            <text:p>25.42333333</text:p>
          </table:table-cell>
          <table:table-cell office:value-type="float" office:value="-0.123333333" table:style-name="ce1">
            <text:p>-0.123333333</text:p>
          </table:table-cell>
          <table:table-cell office:value-type="float" office:value="25.36" table:style-name="ce1">
            <text:p>25.36</text:p>
          </table:table-cell>
          <table:table-cell office:value-type="float" office:value="25.1" table:style-name="ce1">
            <text:p>25.1</text:p>
          </table:table-cell>
          <table:table-cell table:number-columns-repeated="16375"/>
        </table:table-row>
        <table:table-row table:style-name="ro1">
          <table:table-cell office:value-type="date" office:date-value="2014-02-25T00:00:00" table:style-name="ce2">
            <text:p>25-02-2014</text:p>
          </table:table-cell>
          <table:table-cell office:value-type="float" office:value="25.38" table:style-name="ce1">
            <text:p>25.38</text:p>
          </table:table-cell>
          <table:table-cell office:value-type="float" office:value="25.306666669999998" table:style-name="ce1">
            <text:p>25.30666667</text:p>
          </table:table-cell>
          <table:table-cell office:value-type="float" office:value="7.3333333000000001E-2" table:style-name="ce1">
            <text:p>0.073333333</text:p>
          </table:table-cell>
          <table:table-cell office:value-type="float" office:value="25.27" table:style-name="ce1">
            <text:p>25.27</text:p>
          </table:table-cell>
          <table:table-cell office:value-type="float" office:value="25.356666669999999" table:style-name="ce1">
            <text:p>25.35666667</text:p>
          </table:table-cell>
          <table:table-cell office:value-type="float" office:value="-8.6666667000000003E-2" table:style-name="ce1">
            <text:p>-0.086666667</text:p>
          </table:table-cell>
          <table:table-cell office:value-type="float" office:value="25.48" table:style-name="ce1">
            <text:p>25.48</text:p>
          </table:table-cell>
          <table:table-cell office:value-type="float" office:value="25.17" table:style-name="ce1">
            <text:p>25.17</text:p>
          </table:table-cell>
          <table:table-cell table:number-columns-repeated="16375"/>
        </table:table-row>
        <table:table-row table:style-name="ro1">
          <table:table-cell office:value-type="date" office:date-value="2014-02-24T00:00:00" table:style-name="ce2">
            <text:p>24-02-2014</text:p>
          </table:table-cell>
          <table:table-cell office:value-type="float" office:value="25.02" table:style-name="ce1">
            <text:p>25.02</text:p>
          </table:table-cell>
          <table:table-cell office:value-type="float" office:value="25.243333329999999" table:style-name="ce1">
            <text:p>25.24333333</text:p>
          </table:table-cell>
          <table:table-cell office:value-type="float" office:value="-0.22333333299999999" table:style-name="ce1">
            <text:p>-0.223333333</text:p>
          </table:table-cell>
          <table:table-cell office:value-type="float" office:value="25.29" table:style-name="ce1">
            <text:p>25.29</text:p>
          </table:table-cell>
          <table:table-cell office:value-type="float" office:value="25.286666669999999" table:style-name="ce1">
            <text:p>25.28666667</text:p>
          </table:table-cell>
          <table:table-cell office:value-type="float" office:value="3.333333E-3" table:style-name="ce1">
            <text:p>0.003333333</text:p>
          </table:table-cell>
          <table:table-cell office:value-type="float" office:value="25.45" table:style-name="ce1">
            <text:p>25.45</text:p>
          </table:table-cell>
          <table:table-cell office:value-type="float" office:value="24.96" table:style-name="ce1">
            <text:p>24.96</text:p>
          </table:table-cell>
          <table:table-cell table:number-columns-repeated="16375"/>
        </table:table-row>
        <table:table-row table:style-name="ro1">
          <table:table-cell office:value-type="date" office:date-value="2014-02-21T00:00:00" table:style-name="ce2">
            <text:p>21-02-2014</text:p>
          </table:table-cell>
          <table:table-cell office:value-type="float" office:value="25.12" table:style-name="ce1">
            <text:p>25.12</text:p>
          </table:table-cell>
          <table:table-cell office:value-type="float" office:value="25.173333329999998" table:style-name="ce1">
            <text:p>25.17333333</text:p>
          </table:table-cell>
          <table:table-cell office:value-type="float" office:value="-5.3333332999999997E-2" table:style-name="ce1">
            <text:p>-0.053333333</text:p>
          </table:table-cell>
          <table:table-cell office:value-type="float" office:value="24.94" table:style-name="ce1">
            <text:p>24.94</text:p>
          </table:table-cell>
          <table:table-cell office:value-type="float" office:value="25.166666670000001" table:style-name="ce1">
            <text:p>25.16666667</text:p>
          </table:table-cell>
          <table:table-cell office:value-type="float" office:value="-0.22666666699999999" table:style-name="ce1">
            <text:p>-0.226666667</text:p>
          </table:table-cell>
          <table:table-cell office:value-type="float" office:value="25.19" table:style-name="ce1">
            <text:p>25.19</text:p>
          </table:table-cell>
          <table:table-cell office:value-type="float" office:value="24.94" table:style-name="ce1">
            <text:p>24.94</text:p>
          </table:table-cell>
          <table:table-cell table:number-columns-repeated="16375"/>
        </table:table-row>
        <table:table-row table:style-name="ro1">
          <table:table-cell office:value-type="date" office:date-value="2014-02-20T00:00:00" table:style-name="ce2">
            <text:p>20-02-2014</text:p>
          </table:table-cell>
          <table:table-cell office:value-type="float" office:value="25.31" table:style-name="ce1">
            <text:p>25.31</text:p>
          </table:table-cell>
          <table:table-cell office:value-type="float" office:value="25.15" table:style-name="ce1">
            <text:p>25.15</text:p>
          </table:table-cell>
          <table:table-cell office:value-type="float" office:value="0.16" table:style-name="ce1">
            <text:p>0.16</text:p>
          </table:table-cell>
          <table:table-cell office:value-type="float" office:value="25.12" table:style-name="ce1">
            <text:p>25.12</text:p>
          </table:table-cell>
          <table:table-cell office:value-type="float" office:value="25.116666670000001" table:style-name="ce1">
            <text:p>25.11666667</text:p>
          </table:table-cell>
          <table:table-cell office:value-type="float" office:value="3.333333E-3" table:style-name="ce1">
            <text:p>0.003333333</text:p>
          </table:table-cell>
          <table:table-cell office:value-type="float" office:value="25.32" table:style-name="ce1">
            <text:p>25.32</text:p>
          </table:table-cell>
          <table:table-cell office:value-type="float" office:value="25.02" table:style-name="ce1">
            <text:p>25.02</text:p>
          </table:table-cell>
          <table:table-cell table:number-columns-repeated="16375"/>
        </table:table-row>
        <table:table-row table:style-name="ro1">
          <table:table-cell office:value-type="date" office:date-value="2014-02-19T00:00:00" table:style-name="ce2">
            <text:p>19-02-2014</text:p>
          </table:table-cell>
          <table:table-cell office:value-type="float" office:value="25.68" table:style-name="ce1">
            <text:p>25.68</text:p>
          </table:table-cell>
          <table:table-cell office:value-type="float" office:value="25.37" table:style-name="ce1">
            <text:p>25.37</text:p>
          </table:table-cell>
          <table:table-cell office:value-type="float" office:value="0.31" table:style-name="ce1">
            <text:p>0.31</text:p>
          </table:table-cell>
          <table:table-cell office:value-type="float" office:value="25.4" table:style-name="ce1">
            <text:p>25.4</text:p>
          </table:table-cell>
          <table:table-cell office:value-type="float" office:value="25.153333329999999" table:style-name="ce1">
            <text:p>25.15333333</text:p>
          </table:table-cell>
          <table:table-cell office:value-type="float" office:value="0.24666666700000001" table:style-name="ce1">
            <text:p>0.246666667</text:p>
          </table:table-cell>
          <table:table-cell office:value-type="float" office:value="25.77" table:style-name="ce1">
            <text:p>25.77</text:p>
          </table:table-cell>
          <table:table-cell office:value-type="float" office:value="25.364999999999998" table:style-name="ce1">
            <text:p>25.365</text:p>
          </table:table-cell>
          <table:table-cell table:number-columns-repeated="16375"/>
        </table:table-row>
        <table:table-row table:style-name="ro1">
          <table:table-cell office:value-type="date" office:date-value="2014-02-18T00:00:00" table:style-name="ce2">
            <text:p>18-02-2014</text:p>
          </table:table-cell>
          <table:table-cell office:value-type="float" office:value="26.01" table:style-name="ce1">
            <text:p>26.01</text:p>
          </table:table-cell>
          <table:table-cell office:value-type="float" office:value="25.666666670000001" table:style-name="ce1">
            <text:p>25.66666667</text:p>
          </table:table-cell>
          <table:table-cell office:value-type="float" office:value="0.34333333300000002" table:style-name="ce1">
            <text:p>0.343333333</text:p>
          </table:table-cell>
          <table:table-cell office:value-type="float" office:value="25.65" table:style-name="ce1">
            <text:p>25.65</text:p>
          </table:table-cell>
          <table:table-cell office:value-type="float" office:value="25.39" table:style-name="ce1">
            <text:p>25.39</text:p>
          </table:table-cell>
          <table:table-cell office:value-type="float" office:value="0.26" table:style-name="ce1">
            <text:p>0.26</text:p>
          </table:table-cell>
          <table:table-cell office:value-type="float" office:value="26.04" table:style-name="ce1">
            <text:p>26.04</text:p>
          </table:table-cell>
          <table:table-cell office:value-type="float" office:value="25.65" table:style-name="ce1">
            <text:p>25.65</text:p>
          </table:table-cell>
          <table:table-cell table:number-columns-repeated="16375"/>
        </table:table-row>
        <table:table-row table:style-name="ro1">
          <table:table-cell office:value-type="date" office:date-value="2014-02-14T00:00:00" table:style-name="ce2">
            <text:p>14-02-2014</text:p>
          </table:table-cell>
          <table:table-cell office:value-type="float" office:value="25.47" table:style-name="ce1">
            <text:p>25.47</text:p>
          </table:table-cell>
          <table:table-cell office:value-type="float" office:value="25.72" table:style-name="ce1">
            <text:p>25.72</text:p>
          </table:table-cell>
          <table:table-cell office:value-type="float" office:value="-0.25" table:style-name="ce1">
            <text:p>-0.25</text:p>
          </table:table-cell>
          <table:table-cell office:value-type="float" office:value="25.74" table:style-name="ce1">
            <text:p>25.74</text:p>
          </table:table-cell>
          <table:table-cell office:value-type="float" office:value="25.596666670000001" table:style-name="ce1">
            <text:p>25.59666667</text:p>
          </table:table-cell>
          <table:table-cell office:value-type="float" office:value="0.14333333300000001" table:style-name="ce1">
            <text:p>0.143333333</text:p>
          </table:table-cell>
          <table:table-cell office:value-type="float" office:value="25.85" table:style-name="ce1">
            <text:p>25.85</text:p>
          </table:table-cell>
          <table:table-cell office:value-type="float" office:value="25.38" table:style-name="ce1">
            <text:p>25.38</text:p>
          </table:table-cell>
          <table:table-cell table:number-columns-repeated="16375"/>
        </table:table-row>
        <table:table-row table:style-name="ro1">
          <table:table-cell office:value-type="date" office:date-value="2014-02-13T00:00:00" table:style-name="ce2">
            <text:p>13-02-2014</text:p>
          </table:table-cell>
          <table:table-cell office:value-type="float" office:value="25.23" table:style-name="ce1">
            <text:p>25.23</text:p>
          </table:table-cell>
          <table:table-cell office:value-type="float" office:value="25.57" table:style-name="ce1">
            <text:p>25.57</text:p>
          </table:table-cell>
          <table:table-cell office:value-type="float" office:value="-0.34" table:style-name="ce1">
            <text:p>-0.34</text:p>
          </table:table-cell>
          <table:table-cell office:value-type="float" office:value="25.44" table:style-name="ce1">
            <text:p>25.44</text:p>
          </table:table-cell>
          <table:table-cell office:value-type="float" office:value="25.61" table:style-name="ce1">
            <text:p>25.61</text:p>
          </table:table-cell>
          <table:table-cell office:value-type="float" office:value="-0.17" table:style-name="ce1">
            <text:p>-0.17</text:p>
          </table:table-cell>
          <table:table-cell office:value-type="float" office:value="25.44" table:style-name="ce1">
            <text:p>25.44</text:p>
          </table:table-cell>
          <table:table-cell office:value-type="float" office:value="25.11" table:style-name="ce1">
            <text:p>25.11</text:p>
          </table:table-cell>
          <table:table-cell table:number-columns-repeated="16375"/>
        </table:table-row>
        <table:table-row table:style-name="ro1">
          <table:table-cell office:value-type="date" office:date-value="2014-02-12T00:00:00" table:style-name="ce2">
            <text:p>12-02-2014</text:p>
          </table:table-cell>
          <table:table-cell office:value-type="float" office:value="25.57" table:style-name="ce1">
            <text:p>25.57</text:p>
          </table:table-cell>
          <table:table-cell office:value-type="float" office:value="25.423333329999998" table:style-name="ce1">
            <text:p>25.423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25.39" table:style-name="ce1">
            <text:p>25.39</text:p>
          </table:table-cell>
          <table:table-cell office:value-type="float" office:value="25.52333333" table:style-name="ce1">
            <text:p>25.52333333</text:p>
          </table:table-cell>
          <table:table-cell office:value-type="float" office:value="-0.133333333" table:style-name="ce1">
            <text:p>-0.133333333</text:p>
          </table:table-cell>
          <table:table-cell office:value-type="float" office:value="25.63" table:style-name="ce1">
            <text:p>25.63</text:p>
          </table:table-cell>
          <table:table-cell office:value-type="float" office:value="25.35" table:style-name="ce1">
            <text:p>25.35</text:p>
          </table:table-cell>
          <table:table-cell table:number-columns-repeated="16375"/>
        </table:table-row>
        <table:table-row table:style-name="ro1">
          <table:table-cell office:value-type="date" office:date-value="2014-02-11T00:00:00" table:style-name="ce2">
            <text:p>11-02-2014</text:p>
          </table:table-cell>
          <table:table-cell office:value-type="float" office:value="25.21" table:style-name="ce1">
            <text:p>25.21</text:p>
          </table:table-cell>
          <table:table-cell office:value-type="float" office:value="25.33666667" table:style-name="ce1">
            <text:p>25.33666667</text:p>
          </table:table-cell>
          <table:table-cell office:value-type="float" office:value="-0.12666666700000001" table:style-name="ce1">
            <text:p>-0.126666667</text:p>
          </table:table-cell>
          <table:table-cell office:value-type="float" office:value="25.43" table:style-name="ce1">
            <text:p>25.43</text:p>
          </table:table-cell>
          <table:table-cell office:value-type="float" office:value="25.42" table:style-name="ce1">
            <text:p>25.42</text:p>
          </table:table-cell>
          <table:table-cell office:value-type="float" office:value="0.01" table:style-name="ce1">
            <text:p>0.01</text:p>
          </table:table-cell>
          <table:table-cell office:value-type="float" office:value="25.52" table:style-name="ce1">
            <text:p>25.52</text:p>
          </table:table-cell>
          <table:table-cell office:value-type="float" office:value="25.16" table:style-name="ce1">
            <text:p>25.16</text:p>
          </table:table-cell>
          <table:table-cell table:number-columns-repeated="16375"/>
        </table:table-row>
        <table:table-row table:style-name="ro1">
          <table:table-cell office:value-type="date" office:date-value="2014-02-10T00:00:00" table:style-name="ce2">
            <text:p>10-02-2014</text:p>
          </table:table-cell>
          <table:table-cell office:value-type="float" office:value="25.39" table:style-name="ce1">
            <text:p>25.39</text:p>
          </table:table-cell>
          <table:table-cell office:value-type="float" office:value="25.39" table:style-name="ce1">
            <text:p>25.39</text:p>
          </table:table-cell>
          <table:table-cell office:value-type="float" office:value="0" table:style-name="ce1">
            <text:p>0</text:p>
          </table:table-cell>
          <table:table-cell office:value-type="float" office:value="25.05" table:style-name="ce1">
            <text:p>25.05</text:p>
          </table:table-cell>
          <table:table-cell office:value-type="float" office:value="25.29" table:style-name="ce1">
            <text:p>25.29</text:p>
          </table:table-cell>
          <table:table-cell office:value-type="float" office:value="-0.24" table:style-name="ce1">
            <text:p>-0.24</text:p>
          </table:table-cell>
          <table:table-cell office:value-type="float" office:value="25.39" table:style-name="ce1">
            <text:p>25.39</text:p>
          </table:table-cell>
          <table:table-cell office:value-type="float" office:value="24.93" table:style-name="ce1">
            <text:p>24.93</text:p>
          </table:table-cell>
          <table:table-cell table:number-columns-repeated="16375"/>
        </table:table-row>
        <table:table-row table:style-name="ro1">
          <table:table-cell office:value-type="date" office:date-value="2014-02-07T00:00:00" table:style-name="ce2">
            <text:p>07-02-2014</text:p>
          </table:table-cell>
          <table:table-cell office:value-type="float" office:value="25.2" table:style-name="ce1">
            <text:p>25.2</text:p>
          </table:table-cell>
          <table:table-cell office:value-type="float" office:value="25.266666669999999" table:style-name="ce1">
            <text:p>25.266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25.19" table:style-name="ce1">
            <text:p>25.19</text:p>
          </table:table-cell>
          <table:table-cell office:value-type="float" office:value="25.223333329999999" table:style-name="ce1">
            <text:p>25.22333333</text:p>
          </table:table-cell>
          <table:table-cell office:value-type="float" office:value="-3.3333333E-2" table:style-name="ce1">
            <text:p>-0.033333333</text:p>
          </table:table-cell>
          <table:table-cell office:value-type="float" office:value="25.28" table:style-name="ce1">
            <text:p>25.28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office:value-type="date" office:date-value="2014-02-06T00:00:00" table:style-name="ce2">
            <text:p>06-02-2014</text:p>
          </table:table-cell>
          <table:table-cell office:value-type="float" office:value="24.8" table:style-name="ce1">
            <text:p>24.8</text:p>
          </table:table-cell>
          <table:table-cell office:value-type="float" office:value="25.13" table:style-name="ce1">
            <text:p>25.13</text:p>
          </table:table-cell>
          <table:table-cell office:value-type="float" office:value="-0.33" table:style-name="ce1">
            <text:p>-0.33</text:p>
          </table:table-cell>
          <table:table-cell office:value-type="float" office:value="24.95" table:style-name="ce1">
            <text:p>24.95</text:p>
          </table:table-cell>
          <table:table-cell office:value-type="float" office:value="25.063333329999999" table:style-name="ce1">
            <text:p>25.06333333</text:p>
          </table:table-cell>
          <table:table-cell office:value-type="float" office:value="-0.11333333299999999" table:style-name="ce1">
            <text:p>-0.113333333</text:p>
          </table:table-cell>
          <table:table-cell office:value-type="float" office:value="25.1" table:style-name="ce1">
            <text:p>25.1</text:p>
          </table:table-cell>
          <table:table-cell office:value-type="float" office:value="24.62" table:style-name="ce1">
            <text:p>24.62</text:p>
          </table:table-cell>
          <table:table-cell table:number-columns-repeated="16375"/>
        </table:table-row>
        <table:table-row table:style-name="ro1">
          <table:table-cell office:value-type="date" office:date-value="2014-02-05T00:00:00" table:style-name="ce2">
            <text:p>05-02-2014</text:p>
          </table:table-cell>
          <table:table-cell office:value-type="float" office:value="24.46" table:style-name="ce1">
            <text:p>24.46</text:p>
          </table:table-cell>
          <table:table-cell office:value-type="float" office:value="24.82" table:style-name="ce1">
            <text:p>24.82</text:p>
          </table:table-cell>
          <table:table-cell office:value-type="float" office:value="-0.36" table:style-name="ce1">
            <text:p>-0.36</text:p>
          </table:table-cell>
          <table:table-cell office:value-type="float" office:value="24.52" table:style-name="ce1">
            <text:p>24.52</text:p>
          </table:table-cell>
          <table:table-cell office:value-type="float" office:value="24.88666667" table:style-name="ce1">
            <text:p>24.88666667</text:p>
          </table:table-cell>
          <table:table-cell office:value-type="float" office:value="-0.366666667" table:style-name="ce1">
            <text:p>-0.366666667</text:p>
          </table:table-cell>
          <table:table-cell office:value-type="float" office:value="24.64" table:style-name="ce1">
            <text:p>24.64</text:p>
          </table:table-cell>
          <table:table-cell office:value-type="float" office:value="24.32" table:style-name="ce1">
            <text:p>24.32</text:p>
          </table:table-cell>
          <table:table-cell table:number-columns-repeated="16375"/>
        </table:table-row>
        <table:table-row table:style-name="ro1">
          <table:table-cell office:value-type="date" office:date-value="2014-02-04T00:00:00" table:style-name="ce2">
            <text:p>04-02-2014</text:p>
          </table:table-cell>
          <table:table-cell office:value-type="float" office:value="24.53" table:style-name="ce1">
            <text:p>24.53</text:p>
          </table:table-cell>
          <table:table-cell office:value-type="float" office:value="24.596666670000001" table:style-name="ce1">
            <text:p>24.596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24.57" table:style-name="ce1">
            <text:p>24.57</text:p>
          </table:table-cell>
          <table:table-cell office:value-type="float" office:value="24.68" table:style-name="ce1">
            <text:p>24.68</text:p>
          </table:table-cell>
          <table:table-cell office:value-type="float" office:value="-0.11" table:style-name="ce1">
            <text:p>-0.11</text:p>
          </table:table-cell>
          <table:table-cell office:value-type="float" office:value="24.78" table:style-name="ce1">
            <text:p>24.78</text:p>
          </table:table-cell>
          <table:table-cell office:value-type="float" office:value="24.4" table:style-name="ce1">
            <text:p>24.4</text:p>
          </table:table-cell>
          <table:table-cell table:number-columns-repeated="16375"/>
        </table:table-row>
        <table:table-row table:style-name="ro1">
          <table:table-cell office:value-type="date" office:date-value="2014-02-03T00:00:00" table:style-name="ce2">
            <text:p>03-02-2014</text:p>
          </table:table-cell>
          <table:table-cell office:value-type="float" office:value="25.13" table:style-name="ce1">
            <text:p>25.13</text:p>
          </table:table-cell>
          <table:table-cell office:value-type="float" office:value="24.706666670000001" table:style-name="ce1">
            <text:p>24.70666667</text:p>
          </table:table-cell>
          <table:table-cell office:value-type="float" office:value="0.42333333299999998" table:style-name="ce1">
            <text:p>0.423333333</text:p>
          </table:table-cell>
          <table:table-cell office:value-type="float" office:value="24.35" table:style-name="ce1">
            <text:p>24.35</text:p>
          </table:table-cell>
          <table:table-cell office:value-type="float" office:value="24.48" table:style-name="ce1">
            <text:p>24.48</text:p>
          </table:table-cell>
          <table:table-cell office:value-type="float" office:value="-0.13" table:style-name="ce1">
            <text:p>-0.13</text:p>
          </table:table-cell>
          <table:table-cell office:value-type="float" office:value="25.21" table:style-name="ce1">
            <text:p>25.21</text:p>
          </table:table-cell>
          <table:table-cell office:value-type="float" office:value="24.32" table:style-name="ce1">
            <text:p>24.32</text:p>
          </table:table-cell>
          <table:table-cell table:number-columns-repeated="16375"/>
        </table:table-row>
        <table:table-row table:style-name="ro1">
          <table:table-cell office:value-type="date" office:date-value="2014-01-31T00:00:00" table:style-name="ce2">
            <text:p>31-01-2014</text:p>
          </table:table-cell>
          <table:table-cell office:value-type="float" office:value="25.21" table:style-name="ce1">
            <text:p>25.21</text:p>
          </table:table-cell>
          <table:table-cell office:value-type="float" office:value="24.956666670000001" table:style-name="ce1">
            <text:p>24.95666667</text:p>
          </table:table-cell>
          <table:table-cell office:value-type="float" office:value="0.25333333299999999" table:style-name="ce1">
            <text:p>0.253333333</text:p>
          </table:table-cell>
          <table:table-cell office:value-type="float" office:value="25.13" table:style-name="ce1">
            <text:p>25.13</text:p>
          </table:table-cell>
          <table:table-cell office:value-type="float" office:value="24.68333333" table:style-name="ce1">
            <text:p>24.68333333</text:p>
          </table:table-cell>
          <table:table-cell office:value-type="float" office:value="0.44666666700000002" table:style-name="ce1">
            <text:p>0.446666667</text:p>
          </table:table-cell>
          <table:table-cell office:value-type="float" office:value="25.38" table:style-name="ce1">
            <text:p>25.38</text:p>
          </table:table-cell>
          <table:table-cell office:value-type="float" office:value="25.074999999999999" table:style-name="ce1">
            <text:p>25.075</text:p>
          </table:table-cell>
          <table:table-cell table:number-columns-repeated="16375"/>
        </table:table-row>
        <table:table-row table:style-name="ro1">
          <table:table-cell office:value-type="date" office:date-value="2014-01-30T00:00:00" table:style-name="ce2">
            <text:p>30-01-2014</text:p>
          </table:table-cell>
          <table:table-cell office:value-type="float" office:value="25.5" table:style-name="ce1">
            <text:p>25.5</text:p>
          </table:table-cell>
          <table:table-cell office:value-type="float" office:value="25.28" table:style-name="ce1">
            <text:p>25.28</text:p>
          </table:table-cell>
          <table:table-cell office:value-type="float" office:value="0.22" table:style-name="ce1">
            <text:p>0.22</text:p>
          </table:table-cell>
          <table:table-cell office:value-type="float" office:value="25.5" table:style-name="ce1">
            <text:p>25.5</text:p>
          </table:table-cell>
          <table:table-cell office:value-type="float" office:value="24.993333329999999" table:style-name="ce1">
            <text:p>24.99333333</text:p>
          </table:table-cell>
          <table:table-cell office:value-type="float" office:value="0.50666666699999996" table:style-name="ce1">
            <text:p>0.506666667</text:p>
          </table:table-cell>
          <table:table-cell office:value-type="float" office:value="25.59" table:style-name="ce1">
            <text:p>25.59</text:p>
          </table:table-cell>
          <table:table-cell office:value-type="float" office:value="25.33" table:style-name="ce1">
            <text:p>25.33</text:p>
          </table:table-cell>
          <table:table-cell table:number-columns-repeated="16375"/>
        </table:table-row>
        <table:table-row table:style-name="ro1">
          <table:table-cell office:value-type="date" office:date-value="2014-01-29T00:00:00" table:style-name="ce2">
            <text:p>29-01-2014</text:p>
          </table:table-cell>
          <table:table-cell office:value-type="float" office:value="25.34" table:style-name="ce1">
            <text:p>25.34</text:p>
          </table:table-cell>
          <table:table-cell office:value-type="float" office:value="25.35" table:style-name="ce1">
            <text:p>25.35</text:p>
          </table:table-cell>
          <table:table-cell office:value-type="float" office:value="-0.01" table:style-name="ce1">
            <text:p>-0.01</text:p>
          </table:table-cell>
          <table:table-cell office:value-type="float" office:value="25.29" table:style-name="ce1">
            <text:p>25.29</text:p>
          </table:table-cell>
          <table:table-cell office:value-type="float" office:value="25.306666669999998" table:style-name="ce1">
            <text:p>25.30666667</text:p>
          </table:table-cell>
          <table:table-cell office:value-type="float" office:value="-1.6666667E-2" table:style-name="ce1">
            <text:p>-0.016666667</text:p>
          </table:table-cell>
          <table:table-cell office:value-type="float" office:value="25.52" table:style-name="ce1">
            <text:p>25.52</text:p>
          </table:table-cell>
          <table:table-cell office:value-type="float" office:value="25.16" table:style-name="ce1">
            <text:p>25.16</text:p>
          </table:table-cell>
          <table:table-cell table:number-columns-repeated="16375"/>
        </table:table-row>
        <table:table-row table:style-name="ro1">
          <table:table-cell office:value-type="date" office:date-value="2014-01-28T00:00:00" table:style-name="ce2">
            <text:p>28-01-2014</text:p>
          </table:table-cell>
          <table:table-cell office:value-type="float" office:value="25.33" table:style-name="ce1">
            <text:p>25.33</text:p>
          </table:table-cell>
          <table:table-cell office:value-type="float" office:value="25.39" table:style-name="ce1">
            <text:p>25.39</text:p>
          </table:table-cell>
          <table:table-cell office:value-type="float" office:value="-0.06" table:style-name="ce1">
            <text:p>-0.06</text:p>
          </table:table-cell>
          <table:table-cell office:value-type="float" office:value="25.46" table:style-name="ce1">
            <text:p>25.46</text:p>
          </table:table-cell>
          <table:table-cell office:value-type="float" office:value="25.416666670000001" table:style-name="ce1">
            <text:p>25.41666667</text:p>
          </table:table-cell>
          <table:table-cell office:value-type="float" office:value="4.3333333000000002E-2" table:style-name="ce1">
            <text:p>0.043333333</text:p>
          </table:table-cell>
          <table:table-cell office:value-type="float" office:value="25.62" table:style-name="ce1">
            <text:p>25.62</text:p>
          </table:table-cell>
          <table:table-cell office:value-type="float" office:value="25.3" table:style-name="ce1">
            <text:p>25.3</text:p>
          </table:table-cell>
          <table:table-cell table:number-columns-repeated="16375"/>
        </table:table-row>
        <table:table-row table:style-name="ro1">
          <table:table-cell office:value-type="date" office:date-value="2014-01-27T00:00:00" table:style-name="ce2">
            <text:p>27-01-2014</text:p>
          </table:table-cell>
          <table:table-cell office:value-type="float" office:value="25.26" table:style-name="ce1">
            <text:p>25.26</text:p>
          </table:table-cell>
          <table:table-cell office:value-type="float" office:value="25.31" table:style-name="ce1">
            <text:p>25.31</text:p>
          </table:table-cell>
          <table:table-cell office:value-type="float" office:value="-0.05" table:style-name="ce1">
            <text:p>-0.05</text:p>
          </table:table-cell>
          <table:table-cell office:value-type="float" office:value="25.07" table:style-name="ce1">
            <text:p>25.07</text:p>
          </table:table-cell>
          <table:table-cell office:value-type="float" office:value="25.27333333" table:style-name="ce1">
            <text:p>25.27333333</text:p>
          </table:table-cell>
          <table:table-cell office:value-type="float" office:value="-0.203333333" table:style-name="ce1">
            <text:p>-0.203333333</text:p>
          </table:table-cell>
          <table:table-cell office:value-type="float" office:value="25.29" table:style-name="ce1">
            <text:p>25.29</text:p>
          </table:table-cell>
          <table:table-cell office:value-type="float" office:value="24.9" table:style-name="ce1">
            <text:p>24.9</text:p>
          </table:table-cell>
          <table:table-cell table:number-columns-repeated="16375"/>
        </table:table-row>
        <table:table-row table:style-name="ro1">
          <table:table-cell office:value-type="date" office:date-value="2014-01-24T00:00:00" table:style-name="ce2">
            <text:p>24-01-2014</text:p>
          </table:table-cell>
          <table:table-cell office:value-type="float" office:value="25.57" table:style-name="ce1">
            <text:p>25.57</text:p>
          </table:table-cell>
          <table:table-cell office:value-type="float" office:value="25.38666667" table:style-name="ce1">
            <text:p>25.38666667</text:p>
          </table:table-cell>
          <table:table-cell office:value-type="float" office:value="0.18333333299999999" table:style-name="ce1">
            <text:p>0.183333333</text:p>
          </table:table-cell>
          <table:table-cell office:value-type="float" office:value="24.95" table:style-name="ce1">
            <text:p>24.95</text:p>
          </table:table-cell>
          <table:table-cell office:value-type="float" office:value="25.16" table:style-name="ce1">
            <text:p>25.16</text:p>
          </table:table-cell>
          <table:table-cell office:value-type="float" office:value="-0.21" table:style-name="ce1">
            <text:p>-0.21</text:p>
          </table:table-cell>
          <table:table-cell office:value-type="float" office:value="25.59" table:style-name="ce1">
            <text:p>25.59</text:p>
          </table:table-cell>
          <table:table-cell office:value-type="float" office:value="24.95" table:style-name="ce1">
            <text:p>24.95</text:p>
          </table:table-cell>
          <table:table-cell table:number-columns-repeated="16375"/>
        </table:table-row>
        <table:table-row table:style-name="ro1">
          <table:table-cell office:value-type="date" office:date-value="2014-01-23T00:00:00" table:style-name="ce2">
            <text:p>23-01-2014</text:p>
          </table:table-cell>
          <table:table-cell office:value-type="float" office:value="25.98" table:style-name="ce1">
            <text:p>25.98</text:p>
          </table:table-cell>
          <table:table-cell office:value-type="float" office:value="25.603333330000002" table:style-name="ce1">
            <text:p>25.60333333</text:p>
          </table:table-cell>
          <table:table-cell office:value-type="float" office:value="0.37666666700000001" table:style-name="ce1">
            <text:p>0.376666667</text:p>
          </table:table-cell>
          <table:table-cell office:value-type="float" office:value="25.82" table:style-name="ce1">
            <text:p>25.82</text:p>
          </table:table-cell>
          <table:table-cell office:value-type="float" office:value="25.28" table:style-name="ce1">
            <text:p>25.28</text:p>
          </table:table-cell>
          <table:table-cell office:value-type="float" office:value="0.54" table:style-name="ce1">
            <text:p>0.54</text:p>
          </table:table-cell>
          <table:table-cell office:value-type="float" office:value="25.98" table:style-name="ce1">
            <text:p>25.98</text:p>
          </table:table-cell>
          <table:table-cell office:value-type="float" office:value="25.53" table:style-name="ce1">
            <text:p>25.53</text:p>
          </table:table-cell>
          <table:table-cell table:number-columns-repeated="16375"/>
        </table:table-row>
        <table:table-row table:style-name="ro1">
          <table:table-cell office:value-type="date" office:date-value="2014-01-22T00:00:00" table:style-name="ce2">
            <text:p>22-01-2014</text:p>
          </table:table-cell>
          <table:table-cell office:value-type="float" office:value="26.3" table:style-name="ce1">
            <text:p>26.3</text:p>
          </table:table-cell>
          <table:table-cell office:value-type="float" office:value="25.95" table:style-name="ce1">
            <text:p>25.95</text:p>
          </table:table-cell>
          <table:table-cell office:value-type="float" office:value="0.35" table:style-name="ce1">
            <text:p>0.35</text:p>
          </table:table-cell>
          <table:table-cell office:value-type="float" office:value="25.99" table:style-name="ce1">
            <text:p>25.99</text:p>
          </table:table-cell>
          <table:table-cell office:value-type="float" office:value="25.58666667" table:style-name="ce1">
            <text:p>25.58666667</text:p>
          </table:table-cell>
          <table:table-cell office:value-type="float" office:value="0.40333333300000002" table:style-name="ce1">
            <text:p>0.403333333</text:p>
          </table:table-cell>
          <table:table-cell office:value-type="float" office:value="26.31" table:style-name="ce1">
            <text:p>26.31</text:p>
          </table:table-cell>
          <table:table-cell office:value-type="float" office:value="25.99" table:style-name="ce1">
            <text:p>25.99</text:p>
          </table:table-cell>
          <table:table-cell table:number-columns-repeated="16375"/>
        </table:table-row>
        <table:table-row table:style-name="ro1">
          <table:table-cell office:value-type="date" office:date-value="2014-01-21T00:00:00" table:style-name="ce2">
            <text:p>21-01-2014</text:p>
          </table:table-cell>
          <table:table-cell office:value-type="float" office:value="26.73" table:style-name="ce1">
            <text:p>26.73</text:p>
          </table:table-cell>
          <table:table-cell office:value-type="float" office:value="26.33666667" table:style-name="ce1">
            <text:p>26.33666667</text:p>
          </table:table-cell>
          <table:table-cell office:value-type="float" office:value="0.39333333300000001" table:style-name="ce1">
            <text:p>0.393333333</text:p>
          </table:table-cell>
          <table:table-cell office:value-type="float" office:value="26.29" table:style-name="ce1">
            <text:p>26.29</text:p>
          </table:table-cell>
          <table:table-cell office:value-type="float" office:value="26.033333330000001" table:style-name="ce1">
            <text:p>26.03333333</text:p>
          </table:table-cell>
          <table:table-cell office:value-type="float" office:value="0.25666666700000001" table:style-name="ce1">
            <text:p>0.256666667</text:p>
          </table:table-cell>
          <table:table-cell office:value-type="float" office:value="26.74" table:style-name="ce1">
            <text:p>26.74</text:p>
          </table:table-cell>
          <table:table-cell office:value-type="float" office:value="26.041" table:style-name="ce1">
            <text:p>26.041</text:p>
          </table:table-cell>
          <table:table-cell table:number-columns-repeated="16375"/>
        </table:table-row>
        <table:table-row table:style-name="ro1">
          <table:table-cell office:value-type="date" office:date-value="2014-01-17T00:00:00" table:style-name="ce2">
            <text:p>17-01-2014</text:p>
          </table:table-cell>
          <table:table-cell office:value-type="float" office:value="26.88" table:style-name="ce1">
            <text:p>26.88</text:p>
          </table:table-cell>
          <table:table-cell office:value-type="float" office:value="26.63666667" table:style-name="ce1">
            <text:p>26.63666667</text:p>
          </table:table-cell>
          <table:table-cell office:value-type="float" office:value="0.24333333300000001" table:style-name="ce1">
            <text:p>0.243333333</text:p>
          </table:table-cell>
          <table:table-cell office:value-type="float" office:value="26.58" table:style-name="ce1">
            <text:p>26.58</text:p>
          </table:table-cell>
          <table:table-cell office:value-type="float" office:value="26.286666669999999" table:style-name="ce1">
            <text:p>26.28666667</text:p>
          </table:table-cell>
          <table:table-cell office:value-type="float" office:value="0.29333333299999997" table:style-name="ce1">
            <text:p>0.293333333</text:p>
          </table:table-cell>
          <table:table-cell office:value-type="float" office:value="26.92" table:style-name="ce1">
            <text:p>26.92</text:p>
          </table:table-cell>
          <table:table-cell office:value-type="float" office:value="26.28" table:style-name="ce1">
            <text:p>26.28</text:p>
          </table:table-cell>
          <table:table-cell table:number-columns-repeated="16375"/>
        </table:table-row>
        <table:table-row table:style-name="ro1">
          <table:table-cell office:value-type="date" office:date-value="2014-01-16T00:00:00" table:style-name="ce2">
            <text:p>16-01-2014</text:p>
          </table:table-cell>
          <table:table-cell office:value-type="float" office:value="27.22" table:style-name="ce1">
            <text:p>27.22</text:p>
          </table:table-cell>
          <table:table-cell office:value-type="float" office:value="26.943333330000002" table:style-name="ce1">
            <text:p>26.94333333</text:p>
          </table:table-cell>
          <table:table-cell office:value-type="float" office:value="0.27666666699999998" table:style-name="ce1">
            <text:p>0.276666667</text:p>
          </table:table-cell>
          <table:table-cell office:value-type="float" office:value="27.2" table:style-name="ce1">
            <text:p>27.2</text:p>
          </table:table-cell>
          <table:table-cell office:value-type="float" office:value="26.69" table:style-name="ce1">
            <text:p>26.69</text:p>
          </table:table-cell>
          <table:table-cell office:value-type="float" office:value="0.51" table:style-name="ce1">
            <text:p>0.51</text:p>
          </table:table-cell>
          <table:table-cell office:value-type="float" office:value="27.27" table:style-name="ce1">
            <text:p>27.27</text:p>
          </table:table-cell>
          <table:table-cell office:value-type="float" office:value="27.074999999999999" table:style-name="ce1">
            <text:p>27.075</text:p>
          </table:table-cell>
          <table:table-cell table:number-columns-repeated="16375"/>
        </table:table-row>
        <table:table-row table:style-name="ro1">
          <table:table-cell office:value-type="date" office:date-value="2014-01-15T00:00:00" table:style-name="ce2">
            <text:p>15-01-2014</text:p>
          </table:table-cell>
          <table:table-cell office:value-type="float" office:value="27.15" table:style-name="ce1">
            <text:p>27.15</text:p>
          </table:table-cell>
          <table:table-cell office:value-type="float" office:value="27.083333329999999" table:style-name="ce1">
            <text:p>27.08333333</text:p>
          </table:table-cell>
          <table:table-cell office:value-type="float" office:value="6.6666666999999999E-2" table:style-name="ce1">
            <text:p>0.066666667</text:p>
          </table:table-cell>
          <table:table-cell office:value-type="float" office:value="27.34" table:style-name="ce1">
            <text:p>27.34</text:p>
          </table:table-cell>
          <table:table-cell office:value-type="float" office:value="27.04" table:style-name="ce1">
            <text:p>27.04</text:p>
          </table:table-cell>
          <table:table-cell office:value-type="float" office:value="0.3" table:style-name="ce1">
            <text:p>0.3</text:p>
          </table:table-cell>
          <table:table-cell office:value-type="float" office:value="27.4" table:style-name="ce1">
            <text:p>27.4</text:p>
          </table:table-cell>
          <table:table-cell office:value-type="float" office:value="27.01" table:style-name="ce1">
            <text:p>27.01</text:p>
          </table:table-cell>
          <table:table-cell table:number-columns-repeated="16375"/>
        </table:table-row>
        <table:table-row table:style-name="ro1">
          <table:table-cell office:value-type="date" office:date-value="2014-01-14T00:00:00" table:style-name="ce2">
            <text:p>14-01-2014</text:p>
          </table:table-cell>
          <table:table-cell office:value-type="float" office:value="26.84" table:style-name="ce1">
            <text:p>26.84</text:p>
          </table:table-cell>
          <table:table-cell office:value-type="float" office:value="27.07" table:style-name="ce1">
            <text:p>27.07</text:p>
          </table:table-cell>
          <table:table-cell office:value-type="float" office:value="-0.23" table:style-name="ce1">
            <text:p>-0.23</text:p>
          </table:table-cell>
          <table:table-cell office:value-type="float" office:value="26.97" table:style-name="ce1">
            <text:p>26.97</text:p>
          </table:table-cell>
          <table:table-cell office:value-type="float" office:value="27.17" table:style-name="ce1">
            <text:p>27.17</text:p>
          </table:table-cell>
          <table:table-cell office:value-type="float" office:value="-0.2" table:style-name="ce1">
            <text:p>-0.2</text:p>
          </table:table-cell>
          <table:table-cell office:value-type="float" office:value="27" table:style-name="ce1">
            <text:p>27</text:p>
          </table:table-cell>
          <table:table-cell office:value-type="float" office:value="26.74" table:style-name="ce1">
            <text:p>26.74</text:p>
          </table:table-cell>
          <table:table-cell table:number-columns-repeated="16375"/>
        </table:table-row>
        <table:table-row table:style-name="ro1">
          <table:table-cell office:value-type="date" office:date-value="2014-01-13T00:00:00" table:style-name="ce2">
            <text:p>13-01-2014</text:p>
          </table:table-cell>
          <table:table-cell office:value-type="float" office:value="26.98" table:style-name="ce1">
            <text:p>26.98</text:p>
          </table:table-cell>
          <table:table-cell office:value-type="float" office:value="26.99" table:style-name="ce1">
            <text:p>26.99</text:p>
          </table:table-cell>
          <table:table-cell office:value-type="float" office:value="-0.01" table:style-name="ce1">
            <text:p>-0.01</text:p>
          </table:table-cell>
          <table:table-cell office:value-type="float" office:value="26.73" table:style-name="ce1">
            <text:p>26.73</text:p>
          </table:table-cell>
          <table:table-cell office:value-type="float" office:value="27.013333329999998" table:style-name="ce1">
            <text:p>27.01333333</text:p>
          </table:table-cell>
          <table:table-cell office:value-type="float" office:value="-0.28333333300000002" table:style-name="ce1">
            <text:p>-0.283333333</text:p>
          </table:table-cell>
          <table:table-cell office:value-type="float" office:value="27.1" table:style-name="ce1">
            <text:p>27.1</text:p>
          </table:table-cell>
          <table:table-cell office:value-type="float" office:value="26.68" table:style-name="ce1">
            <text:p>26.68</text:p>
          </table:table-cell>
          <table:table-cell table:number-columns-repeated="16375"/>
        </table:table-row>
        <table:table-row table:style-name="ro1">
          <table:table-cell office:value-type="date" office:date-value="2014-01-10T00:00:00" table:style-name="ce2">
            <text:p>10-01-2014</text:p>
          </table:table-cell>
          <table:table-cell office:value-type="float" office:value="27.19" table:style-name="ce1">
            <text:p>27.19</text:p>
          </table:table-cell>
          <table:table-cell office:value-type="float" office:value="27.00333333" table:style-name="ce1">
            <text:p>27.00333333</text:p>
          </table:table-cell>
          <table:table-cell office:value-type="float" office:value="0.18666666700000001" table:style-name="ce1">
            <text:p>0.186666667</text:p>
          </table:table-cell>
          <table:table-cell office:value-type="float" office:value="26.96" table:style-name="ce1">
            <text:p>26.96</text:p>
          </table:table-cell>
          <table:table-cell office:value-type="float" office:value="26.88666667" table:style-name="ce1">
            <text:p>26.88666667</text:p>
          </table:table-cell>
          <table:table-cell office:value-type="float" office:value="7.3333333000000001E-2" table:style-name="ce1">
            <text:p>0.073333333</text:p>
          </table:table-cell>
          <table:table-cell office:value-type="float" office:value="27.23" table:style-name="ce1">
            <text:p>27.23</text:p>
          </table:table-cell>
          <table:table-cell office:value-type="float" office:value="26.86" table:style-name="ce1">
            <text:p>26.86</text:p>
          </table:table-cell>
          <table:table-cell table:number-columns-repeated="16375"/>
        </table:table-row>
        <table:table-row table:style-name="ro1">
          <table:table-cell office:value-type="date" office:date-value="2014-01-09T00:00:00" table:style-name="ce2">
            <text:p>09-01-2014</text:p>
          </table:table-cell>
          <table:table-cell office:value-type="float" office:value="27.33" table:style-name="ce1">
            <text:p>27.33</text:p>
          </table:table-cell>
          <table:table-cell office:value-type="float" office:value="27.166666670000001" table:style-name="ce1">
            <text:p>27.16666667</text:p>
          </table:table-cell>
          <table:table-cell office:value-type="float" office:value="0.163333333" table:style-name="ce1">
            <text:p>0.163333333</text:p>
          </table:table-cell>
          <table:table-cell office:value-type="float" office:value="27.22" table:style-name="ce1">
            <text:p>27.22</text:p>
          </table:table-cell>
          <table:table-cell office:value-type="float" office:value="26.97" table:style-name="ce1">
            <text:p>26.97</text:p>
          </table:table-cell>
          <table:table-cell office:value-type="float" office:value="0.25" table:style-name="ce1">
            <text:p>0.25</text:p>
          </table:table-cell>
          <table:table-cell office:value-type="float" office:value="27.36" table:style-name="ce1">
            <text:p>27.36</text:p>
          </table:table-cell>
          <table:table-cell office:value-type="float" office:value="26.93" table:style-name="ce1">
            <text:p>26.93</text:p>
          </table:table-cell>
          <table:table-cell table:number-columns-repeated="16375"/>
        </table:table-row>
        <table:table-row table:style-name="ro1">
          <table:table-cell office:value-type="date" office:date-value="2014-01-08T00:00:00" table:style-name="ce2">
            <text:p>08-01-2014</text:p>
          </table:table-cell>
          <table:table-cell office:value-type="float" office:value="27.35" table:style-name="ce1">
            <text:p>27.35</text:p>
          </table:table-cell>
          <table:table-cell office:value-type="float" office:value="27.29" table:style-name="ce1">
            <text:p>27.29</text:p>
          </table:table-cell>
          <table:table-cell office:value-type="float" office:value="0.06" table:style-name="ce1">
            <text:p>0.06</text:p>
          </table:table-cell>
          <table:table-cell office:value-type="float" office:value="27.21" table:style-name="ce1">
            <text:p>27.21</text:p>
          </table:table-cell>
          <table:table-cell office:value-type="float" office:value="27.13" table:style-name="ce1">
            <text:p>27.13</text:p>
          </table:table-cell>
          <table:table-cell office:value-type="float" office:value="0.08" table:style-name="ce1">
            <text:p>0.08</text:p>
          </table:table-cell>
          <table:table-cell office:value-type="float" office:value="27.36" table:style-name="ce1">
            <text:p>27.36</text:p>
          </table:table-cell>
          <table:table-cell office:value-type="float" office:value="27.12" table:style-name="ce1">
            <text:p>27.12</text:p>
          </table:table-cell>
          <table:table-cell table:number-columns-repeated="16375"/>
        </table:table-row>
        <table:table-row table:style-name="ro1">
          <table:table-cell office:value-type="date" office:date-value="2014-01-07T00:00:00" table:style-name="ce2">
            <text:p>07-01-2014</text:p>
          </table:table-cell>
          <table:table-cell office:value-type="float" office:value="27.48" table:style-name="ce1">
            <text:p>27.48</text:p>
          </table:table-cell>
          <table:table-cell office:value-type="float" office:value="27.38666667" table:style-name="ce1">
            <text:p>27.38666667</text:p>
          </table:table-cell>
          <table:table-cell office:value-type="float" office:value="9.3333333000000004E-2" table:style-name="ce1">
            <text:p>0.093333333</text:p>
          </table:table-cell>
          <table:table-cell office:value-type="float" office:value="27.29" table:style-name="ce1">
            <text:p>27.29</text:p>
          </table:table-cell>
          <table:table-cell office:value-type="float" office:value="27.24" table:style-name="ce1">
            <text:p>27.24</text:p>
          </table:table-cell>
          <table:table-cell office:value-type="float" office:value="0.05" table:style-name="ce1">
            <text:p>0.05</text:p>
          </table:table-cell>
          <table:table-cell office:value-type="float" office:value="27.49" table:style-name="ce1">
            <text:p>27.49</text:p>
          </table:table-cell>
          <table:table-cell office:value-type="float" office:value="27.21" table:style-name="ce1">
            <text:p>27.21</text:p>
          </table:table-cell>
          <table:table-cell table:number-columns-repeated="16375"/>
        </table:table-row>
        <table:table-row table:style-name="ro1">
          <table:table-cell office:value-type="date" office:date-value="2014-01-06T00:00:00" table:style-name="ce2">
            <text:p>06-01-2014</text:p>
          </table:table-cell>
          <table:table-cell office:value-type="float" office:value="27.66" table:style-name="ce1">
            <text:p>27.66</text:p>
          </table:table-cell>
          <table:table-cell office:value-type="float" office:value="27.49666667" table:style-name="ce1">
            <text:p>27.49666667</text:p>
          </table:table-cell>
          <table:table-cell office:value-type="float" office:value="0.163333333" table:style-name="ce1">
            <text:p>0.163333333</text:p>
          </table:table-cell>
          <table:table-cell office:value-type="float" office:value="27.26" table:style-name="ce1">
            <text:p>27.26</text:p>
          </table:table-cell>
          <table:table-cell office:value-type="float" office:value="27.25333333" table:style-name="ce1">
            <text:p>27.25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27.725000000000001" table:style-name="ce1">
            <text:p>27.725</text:p>
          </table:table-cell>
          <table:table-cell office:value-type="float" office:value="27.15" table:style-name="ce1">
            <text:p>27.15</text:p>
          </table:table-cell>
          <table:table-cell table:number-columns-repeated="16375"/>
        </table:table-row>
        <table:table-row table:style-name="ro1">
          <table:table-cell office:value-type="date" office:date-value="2014-01-03T00:00:00" table:style-name="ce2">
            <text:p>03-01-2014</text:p>
          </table:table-cell>
          <table:table-cell office:value-type="float" office:value="27.52" table:style-name="ce1">
            <text:p>27.52</text:p>
          </table:table-cell>
          <table:table-cell office:value-type="float" office:value="27.553333330000001" table:style-name="ce1">
            <text:p>27.55333333</text:p>
          </table:table-cell>
          <table:table-cell office:value-type="float" office:value="-3.3333333E-2" table:style-name="ce1">
            <text:p>-0.033333333</text:p>
          </table:table-cell>
          <table:table-cell office:value-type="float" office:value="27.48" table:style-name="ce1">
            <text:p>27.48</text:p>
          </table:table-cell>
          <table:table-cell office:value-type="float" office:value="27.34333333" table:style-name="ce1">
            <text:p>27.34333333</text:p>
          </table:table-cell>
          <table:table-cell office:value-type="float" office:value="0.13666666699999999" table:style-name="ce1">
            <text:p>0.136666667</text:p>
          </table:table-cell>
          <table:table-cell office:value-type="float" office:value="27.6" table:style-name="ce1">
            <text:p>27.6</text:p>
          </table:table-cell>
          <table:table-cell office:value-type="float" office:value="27.41" table:style-name="ce1">
            <text:p>27.41</text:p>
          </table:table-cell>
          <table:table-cell table:number-columns-repeated="16375"/>
        </table:table-row>
        <table:table-row table:style-name="ro1">
          <table:table-cell office:value-type="date" office:date-value="2014-01-02T00:00:00" table:style-name="ce2">
            <text:p>02-01-2014</text:p>
          </table:table-cell>
          <table:table-cell office:value-type="float" office:value="27.86" table:style-name="ce1">
            <text:p>27.86</text:p>
          </table:table-cell>
          <table:table-cell office:value-type="float" office:value="27.68" table:style-name="ce1">
            <text:p>27.68</text:p>
          </table:table-cell>
          <table:table-cell office:value-type="float" office:value="0.18" table:style-name="ce1">
            <text:p>0.18</text:p>
          </table:table-cell>
          <table:table-cell office:value-type="float" office:value="27.5" table:style-name="ce1">
            <text:p>27.5</text:p>
          </table:table-cell>
          <table:table-cell office:value-type="float" office:value="27.41333333" table:style-name="ce1">
            <text:p>27.41333333</text:p>
          </table:table-cell>
          <table:table-cell office:value-type="float" office:value="8.6666667000000003E-2" table:style-name="ce1">
            <text:p>0.086666667</text:p>
          </table:table-cell>
          <table:table-cell office:value-type="float" office:value="27.94" table:style-name="ce1">
            <text:p>27.94</text:p>
          </table:table-cell>
          <table:table-cell office:value-type="float" office:value="27.41" table:style-name="ce1">
            <text:p>27.41</text:p>
          </table:table-cell>
          <table:table-cell table:number-columns-repeated="16375"/>
        </table:table-row>
        <table:table-row table:style-name="ro1">
          <table:table-cell office:value-type="date" office:date-value="2013-12-31T00:00:00" table:style-name="ce2">
            <text:p>31-12-2013</text:p>
          </table:table-cell>
          <table:table-cell office:value-type="float" office:value="27.9" table:style-name="ce1">
            <text:p>27.9</text:p>
          </table:table-cell>
          <table:table-cell office:value-type="float" office:value="27.76" table:style-name="ce1">
            <text:p>27.76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8.03" table:style-name="ce1">
            <text:p>28.03</text:p>
          </table:table-cell>
          <table:table-cell office:value-type="float" office:value="27.67" table:style-name="ce1">
            <text:p>27.67</text:p>
          </table:table-cell>
          <table:table-cell office:value-type="float" office:value="0.36" table:style-name="ce1">
            <text:p>0.36</text:p>
          </table:table-cell>
          <table:table-cell office:value-type="float" office:value="28.09" table:style-name="ce1">
            <text:p>28.09</text:p>
          </table:table-cell>
          <table:table-cell office:value-type="float" office:value="27.83" table:style-name="ce1">
            <text:p>27.83</text:p>
          </table:table-cell>
          <table:table-cell table:number-columns-repeated="16375"/>
        </table:table-row>
        <table:table-row table:style-name="ro1">
          <table:table-cell office:value-type="date" office:date-value="2013-12-30T00:00:00" table:style-name="ce2">
            <text:p>30-12-2013</text:p>
          </table:table-cell>
          <table:table-cell office:value-type="float" office:value="27.84" table:style-name="ce1">
            <text:p>27.84</text:p>
          </table:table-cell>
          <table:table-cell office:value-type="float" office:value="27.866666670000001" table:style-name="ce1">
            <text:p>27.86666667</text:p>
          </table:table-cell>
          <table:table-cell office:value-type="float" office:value="-2.6666667000000002E-2" table:style-name="ce1">
            <text:p>-0.026666667</text:p>
          </table:table-cell>
          <table:table-cell office:value-type="float" office:value="27.89" table:style-name="ce1">
            <text:p>27.89</text:p>
          </table:table-cell>
          <table:table-cell office:value-type="float" office:value="27.806666669999998" table:style-name="ce1">
            <text:p>27.80666667</text:p>
          </table:table-cell>
          <table:table-cell office:value-type="float" office:value="8.3333332999999996E-2" table:style-name="ce1">
            <text:p>0.083333333</text:p>
          </table:table-cell>
          <table:table-cell office:value-type="float" office:value="27.98" table:style-name="ce1">
            <text:p>27.98</text:p>
          </table:table-cell>
          <table:table-cell office:value-type="float" office:value="27.8" table:style-name="ce1">
            <text:p>27.8</text:p>
          </table:table-cell>
          <table:table-cell table:number-columns-repeated="16375"/>
        </table:table-row>
        <table:table-row table:style-name="ro1">
          <table:table-cell office:value-type="date" office:date-value="2013-12-27T00:00:00" table:style-name="ce2">
            <text:p>27-12-2013</text:p>
          </table:table-cell>
          <table:table-cell office:value-type="float" office:value="27.84" table:style-name="ce1">
            <text:p>27.84</text:p>
          </table:table-cell>
          <table:table-cell office:value-type="float" office:value="27.86" table:style-name="ce1">
            <text:p>27.86</text:p>
          </table:table-cell>
          <table:table-cell office:value-type="float" office:value="-0.02" table:style-name="ce1">
            <text:p>-0.02</text:p>
          </table:table-cell>
          <table:table-cell office:value-type="float" office:value="27.83" table:style-name="ce1">
            <text:p>27.83</text:p>
          </table:table-cell>
          <table:table-cell office:value-type="float" office:value="27.916666670000001" table:style-name="ce1">
            <text:p>27.91666667</text:p>
          </table:table-cell>
          <table:table-cell office:value-type="float" office:value="-8.6666667000000003E-2" table:style-name="ce1">
            <text:p>-0.086666667</text:p>
          </table:table-cell>
          <table:table-cell office:value-type="float" office:value="27.939900000000002" table:style-name="ce1">
            <text:p>27.9399</text:p>
          </table:table-cell>
          <table:table-cell office:value-type="float" office:value="27.76" table:style-name="ce1">
            <text:p>27.76</text:p>
          </table:table-cell>
          <table:table-cell table:number-columns-repeated="16375"/>
        </table:table-row>
        <table:table-row table:style-name="ro1">
          <table:table-cell office:value-type="date" office:date-value="2013-12-26T00:00:00" table:style-name="ce2">
            <text:p>26-12-2013</text:p>
          </table:table-cell>
          <table:table-cell office:value-type="float" office:value="27.68" table:style-name="ce1">
            <text:p>27.68</text:p>
          </table:table-cell>
          <table:table-cell office:value-type="float" office:value="27.786666669999999" table:style-name="ce1">
            <text:p>27.78666667</text:p>
          </table:table-cell>
          <table:table-cell office:value-type="float" office:value="-0.10666666700000001" table:style-name="ce1">
            <text:p>-0.106666667</text:p>
          </table:table-cell>
          <table:table-cell office:value-type="float" office:value="27.83" table:style-name="ce1">
            <text:p>27.83</text:p>
          </table:table-cell>
          <table:table-cell office:value-type="float" office:value="27.85" table:style-name="ce1">
            <text:p>27.85</text:p>
          </table:table-cell>
          <table:table-cell office:value-type="float" office:value="-0.02" table:style-name="ce1">
            <text:p>-0.02</text:p>
          </table:table-cell>
          <table:table-cell office:value-type="float" office:value="27.96" table:style-name="ce1">
            <text:p>27.96</text:p>
          </table:table-cell>
          <table:table-cell office:value-type="float" office:value="27.6" table:style-name="ce1">
            <text:p>27.6</text:p>
          </table:table-cell>
          <table:table-cell table:number-columns-repeated="16375"/>
        </table:table-row>
        <table:table-row table:style-name="ro1">
          <table:table-cell office:value-type="date" office:date-value="2013-12-24T00:00:00" table:style-name="ce2">
            <text:p>24-12-2013</text:p>
          </table:table-cell>
          <table:table-cell office:value-type="float" office:value="27.38" table:style-name="ce1">
            <text:p>27.38</text:p>
          </table:table-cell>
          <table:table-cell office:value-type="float" office:value="27.633333329999999" table:style-name="ce1">
            <text:p>27.63333333</text:p>
          </table:table-cell>
          <table:table-cell office:value-type="float" office:value="-0.25333333299999999" table:style-name="ce1">
            <text:p>-0.253333333</text:p>
          </table:table-cell>
          <table:table-cell office:value-type="float" office:value="27.61" table:style-name="ce1">
            <text:p>27.61</text:p>
          </table:table-cell>
          <table:table-cell office:value-type="float" office:value="27.756666670000001" table:style-name="ce1">
            <text:p>27.75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7.66" table:style-name="ce1">
            <text:p>27.66</text:p>
          </table:table-cell>
          <table:table-cell office:value-type="float" office:value="27.36" table:style-name="ce1">
            <text:p>27.36</text:p>
          </table:table-cell>
          <table:table-cell table:number-columns-repeated="16375"/>
        </table:table-row>
        <table:table-row table:style-name="ro1">
          <table:table-cell office:value-type="date" office:date-value="2013-12-23T00:00:00" table:style-name="ce2">
            <text:p>23-12-2013</text:p>
          </table:table-cell>
          <table:table-cell office:value-type="float" office:value="27.43" table:style-name="ce1">
            <text:p>27.43</text:p>
          </table:table-cell>
          <table:table-cell office:value-type="float" office:value="27.49666667" table:style-name="ce1">
            <text:p>27.496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27.4" table:style-name="ce1">
            <text:p>27.4</text:p>
          </table:table-cell>
          <table:table-cell office:value-type="float" office:value="27.61333333" table:style-name="ce1">
            <text:p>27.61333333</text:p>
          </table:table-cell>
          <table:table-cell office:value-type="float" office:value="-0.21333333300000001" table:style-name="ce1">
            <text:p>-0.213333333</text:p>
          </table:table-cell>
          <table:table-cell office:value-type="float" office:value="27.49" table:style-name="ce1">
            <text:p>27.49</text:p>
          </table:table-cell>
          <table:table-cell office:value-type="float" office:value="27.27" table:style-name="ce1">
            <text:p>27.27</text:p>
          </table:table-cell>
          <table:table-cell table:number-columns-repeated="16375"/>
        </table:table-row>
        <table:table-row table:style-name="ro1">
          <table:table-cell office:value-type="date" office:date-value="2013-12-20T00:00:00" table:style-name="ce2">
            <text:p>20-12-2013</text:p>
          </table:table-cell>
          <table:table-cell office:value-type="float" office:value="27.27" table:style-name="ce1">
            <text:p>27.27</text:p>
          </table:table-cell>
          <table:table-cell office:value-type="float" office:value="27.36" table:style-name="ce1">
            <text:p>27.36</text:p>
          </table:table-cell>
          <table:table-cell office:value-type="float" office:value="-0.09" table:style-name="ce1">
            <text:p>-0.09</text:p>
          </table:table-cell>
          <table:table-cell office:value-type="float" office:value="27.36" table:style-name="ce1">
            <text:p>27.36</text:p>
          </table:table-cell>
          <table:table-cell office:value-type="float" office:value="27.456666670000001" table:style-name="ce1">
            <text:p>27.45666667</text:p>
          </table:table-cell>
          <table:table-cell office:value-type="float" office:value="-9.6666666999999998E-2" table:style-name="ce1">
            <text:p>-0.096666667</text:p>
          </table:table-cell>
          <table:table-cell office:value-type="float" office:value="27.47" table:style-name="ce1">
            <text:p>27.47</text:p>
          </table:table-cell>
          <table:table-cell office:value-type="float" office:value="27.02" table:style-name="ce1">
            <text:p>27.02</text:p>
          </table:table-cell>
          <table:table-cell table:number-columns-repeated="16375"/>
        </table:table-row>
        <table:table-row table:style-name="ro1">
          <table:table-cell office:value-type="date" office:date-value="2013-12-19T00:00:00" table:style-name="ce2">
            <text:p>19-12-2013</text:p>
          </table:table-cell>
          <table:table-cell office:value-type="float" office:value="27.17" table:style-name="ce1">
            <text:p>27.17</text:p>
          </table:table-cell>
          <table:table-cell office:value-type="float" office:value="27.29" table:style-name="ce1">
            <text:p>27.29</text:p>
          </table:table-cell>
          <table:table-cell office:value-type="float" office:value="-0.12" table:style-name="ce1">
            <text:p>-0.12</text:p>
          </table:table-cell>
          <table:table-cell office:value-type="float" office:value="27.32" table:style-name="ce1">
            <text:p>27.32</text:p>
          </table:table-cell>
          <table:table-cell office:value-type="float" office:value="27.36" table:style-name="ce1">
            <text:p>27.36</text:p>
          </table:table-cell>
          <table:table-cell office:value-type="float" office:value="-0.04" table:style-name="ce1">
            <text:p>-0.04</text:p>
          </table:table-cell>
          <table:table-cell office:value-type="float" office:value="27.4" table:style-name="ce1">
            <text:p>27.4</text:p>
          </table:table-cell>
          <table:table-cell office:value-type="float" office:value="26.824999999999999" table:style-name="ce1">
            <text:p>26.825</text:p>
          </table:table-cell>
          <table:table-cell table:number-columns-repeated="16375"/>
        </table:table-row>
        <table:table-row table:style-name="ro1">
          <table:table-cell office:value-type="date" office:date-value="2013-12-18T00:00:00" table:style-name="ce2">
            <text:p>18-12-2013</text:p>
          </table:table-cell>
          <table:table-cell office:value-type="float" office:value="27.03" table:style-name="ce1">
            <text:p>27.03</text:p>
          </table:table-cell>
          <table:table-cell office:value-type="float" office:value="27.15666667" table:style-name="ce1">
            <text:p>27.15666667</text:p>
          </table:table-cell>
          <table:table-cell office:value-type="float" office:value="-0.12666666700000001" table:style-name="ce1">
            <text:p>-0.126666667</text:p>
          </table:table-cell>
          <table:table-cell office:value-type="float" office:value="27.41" table:style-name="ce1">
            <text:p>27.41</text:p>
          </table:table-cell>
          <table:table-cell office:value-type="float" office:value="27.36333333" table:style-name="ce1">
            <text:p>27.36333333</text:p>
          </table:table-cell>
          <table:table-cell office:value-type="float" office:value="4.6666667000000002E-2" table:style-name="ce1">
            <text:p>0.046666667</text:p>
          </table:table-cell>
          <table:table-cell office:value-type="float" office:value="27.47" table:style-name="ce1">
            <text:p>27.47</text:p>
          </table:table-cell>
          <table:table-cell office:value-type="float" office:value="26.84" table:style-name="ce1">
            <text:p>26.84</text:p>
          </table:table-cell>
          <table:table-cell table:number-columns-repeated="16375"/>
        </table:table-row>
        <table:table-row table:style-name="ro1">
          <table:table-cell office:value-type="date" office:date-value="2013-12-17T00:00:00" table:style-name="ce2">
            <text:p>17-12-2013</text:p>
          </table:table-cell>
          <table:table-cell office:value-type="float" office:value="27.1" table:style-name="ce1">
            <text:p>27.1</text:p>
          </table:table-cell>
          <table:table-cell office:value-type="float" office:value="27.1" table:style-name="ce1">
            <text:p>27.1</text:p>
          </table:table-cell>
          <table:table-cell office:value-type="float" office:value="0" table:style-name="ce1">
            <text:p>0</text:p>
          </table:table-cell>
          <table:table-cell office:value-type="float" office:value="27.03" table:style-name="ce1">
            <text:p>27.03</text:p>
          </table:table-cell>
          <table:table-cell office:value-type="float" office:value="27.25333333" table:style-name="ce1">
            <text:p>27.25333333</text:p>
          </table:table-cell>
          <table:table-cell office:value-type="float" office:value="-0.22333333299999999" table:style-name="ce1">
            <text:p>-0.223333333</text:p>
          </table:table-cell>
          <table:table-cell office:value-type="float" office:value="27.14" table:style-name="ce1">
            <text:p>27.14</text:p>
          </table:table-cell>
          <table:table-cell office:value-type="float" office:value="26.94" table:style-name="ce1">
            <text:p>26.94</text:p>
          </table:table-cell>
          <table:table-cell table:number-columns-repeated="16375"/>
        </table:table-row>
        <table:table-row table:style-name="ro1">
          <table:table-cell office:value-type="date" office:date-value="2013-12-16T00:00:00" table:style-name="ce2">
            <text:p>16-12-2013</text:p>
          </table:table-cell>
          <table:table-cell office:value-type="float" office:value="26.94" table:style-name="ce1">
            <text:p>26.94</text:p>
          </table:table-cell>
          <table:table-cell office:value-type="float" office:value="27.02333333" table:style-name="ce1">
            <text:p>27.02333333</text:p>
          </table:table-cell>
          <table:table-cell office:value-type="float" office:value="-8.3333332999999996E-2" table:style-name="ce1">
            <text:p>-0.083333333</text:p>
          </table:table-cell>
          <table:table-cell office:value-type="float" office:value="26.98" table:style-name="ce1">
            <text:p>26.98</text:p>
          </table:table-cell>
          <table:table-cell office:value-type="float" office:value="27.14" table:style-name="ce1">
            <text:p>27.14</text:p>
          </table:table-cell>
          <table:table-cell office:value-type="float" office:value="-0.16" table:style-name="ce1">
            <text:p>-0.16</text:p>
          </table:table-cell>
          <table:table-cell office:value-type="float" office:value="27.09" table:style-name="ce1">
            <text:p>27.09</text:p>
          </table:table-cell>
          <table:table-cell office:value-type="float" office:value="26.87" table:style-name="ce1">
            <text:p>26.87</text:p>
          </table:table-cell>
          <table:table-cell table:number-columns-repeated="16375"/>
        </table:table-row>
        <table:table-row table:style-name="ro1">
          <table:table-cell office:value-type="date" office:date-value="2013-12-13T00:00:00" table:style-name="ce2">
            <text:p>13-12-2013</text:p>
          </table:table-cell>
          <table:table-cell office:value-type="float" office:value="26.59" table:style-name="ce1">
            <text:p>26.59</text:p>
          </table:table-cell>
          <table:table-cell office:value-type="float" office:value="26.876666669999999" table:style-name="ce1">
            <text:p>26.87666667</text:p>
          </table:table-cell>
          <table:table-cell office:value-type="float" office:value="-0.28666666699999999" table:style-name="ce1">
            <text:p>-0.286666667</text:p>
          </table:table-cell>
          <table:table-cell office:value-type="float" office:value="26.84" table:style-name="ce1">
            <text:p>26.84</text:p>
          </table:table-cell>
          <table:table-cell office:value-type="float" office:value="26.95" table:style-name="ce1">
            <text:p>26.95</text:p>
          </table:table-cell>
          <table:table-cell office:value-type="float" office:value="-0.11" table:style-name="ce1">
            <text:p>-0.11</text:p>
          </table:table-cell>
          <table:table-cell office:value-type="float" office:value="26.94" table:style-name="ce1">
            <text:p>26.94</text:p>
          </table:table-cell>
          <table:table-cell office:value-type="float" office:value="26.51" table:style-name="ce1">
            <text:p>26.51</text:p>
          </table:table-cell>
          <table:table-cell table:number-columns-repeated="16375"/>
        </table:table-row>
        <table:table-row table:style-name="ro1">
          <table:table-cell office:value-type="date" office:date-value="2013-12-12T00:00:00" table:style-name="ce2">
            <text:p>12-12-2013</text:p>
          </table:table-cell>
          <table:table-cell office:value-type="float" office:value="26.5" table:style-name="ce1">
            <text:p>26.5</text:p>
          </table:table-cell>
          <table:table-cell office:value-type="float" office:value="26.676666669999999" table:style-name="ce1">
            <text:p>26.67666667</text:p>
          </table:table-cell>
          <table:table-cell office:value-type="float" office:value="-0.176666667" table:style-name="ce1">
            <text:p>-0.176666667</text:p>
          </table:table-cell>
          <table:table-cell office:value-type="float" office:value="26.54" table:style-name="ce1">
            <text:p>26.54</text:p>
          </table:table-cell>
          <table:table-cell office:value-type="float" office:value="26.786666669999999" table:style-name="ce1">
            <text:p>26.78666667</text:p>
          </table:table-cell>
          <table:table-cell office:value-type="float" office:value="-0.24666666700000001" table:style-name="ce1">
            <text:p>-0.246666667</text:p>
          </table:table-cell>
          <table:table-cell office:value-type="float" office:value="26.7" table:style-name="ce1">
            <text:p>26.7</text:p>
          </table:table-cell>
          <table:table-cell office:value-type="float" office:value="26.48" table:style-name="ce1">
            <text:p>26.48</text:p>
          </table:table-cell>
          <table:table-cell table:number-columns-repeated="16375"/>
        </table:table-row>
        <table:table-row table:style-name="ro1">
          <table:table-cell office:value-type="date" office:date-value="2013-12-11T00:00:00" table:style-name="ce2">
            <text:p>11-12-2013</text:p>
          </table:table-cell>
          <table:table-cell office:value-type="float" office:value="27.11" table:style-name="ce1">
            <text:p>27.11</text:p>
          </table:table-cell>
          <table:table-cell office:value-type="float" office:value="26.733333330000001" table:style-name="ce1">
            <text:p>26.73333333</text:p>
          </table:table-cell>
          <table:table-cell office:value-type="float" office:value="0.37666666700000001" table:style-name="ce1">
            <text:p>0.376666667</text:p>
          </table:table-cell>
          <table:table-cell office:value-type="float" office:value="26.58" table:style-name="ce1">
            <text:p>26.58</text:p>
          </table:table-cell>
          <table:table-cell office:value-type="float" office:value="26.653333329999999" table:style-name="ce1">
            <text:p>26.653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27.13" table:style-name="ce1">
            <text:p>27.13</text:p>
          </table:table-cell>
          <table:table-cell office:value-type="float" office:value="26.54" table:style-name="ce1">
            <text:p>26.54</text:p>
          </table:table-cell>
          <table:table-cell table:number-columns-repeated="16375"/>
        </table:table-row>
        <table:table-row table:style-name="ro1">
          <table:table-cell office:value-type="date" office:date-value="2013-12-10T00:00:00" table:style-name="ce2">
            <text:p>10-12-2013</text:p>
          </table:table-cell>
          <table:table-cell office:value-type="float" office:value="27.09" table:style-name="ce1">
            <text:p>27.09</text:p>
          </table:table-cell>
          <table:table-cell office:value-type="float" office:value="26.9" table:style-name="ce1">
            <text:p>26.9</text:p>
          </table:table-cell>
          <table:table-cell office:value-type="float" office:value="0.19" table:style-name="ce1">
            <text:p>0.19</text:p>
          </table:table-cell>
          <table:table-cell office:value-type="float" office:value="27.14" table:style-name="ce1">
            <text:p>27.14</text:p>
          </table:table-cell>
          <table:table-cell office:value-type="float" office:value="26.75333333" table:style-name="ce1">
            <text:p>26.75333333</text:p>
          </table:table-cell>
          <table:table-cell office:value-type="float" office:value="0.38666666700000002" table:style-name="ce1">
            <text:p>0.386666667</text:p>
          </table:table-cell>
          <table:table-cell office:value-type="float" office:value="27.385999999999999" table:style-name="ce1">
            <text:p>27.386</text:p>
          </table:table-cell>
          <table:table-cell office:value-type="float" office:value="27.07" table:style-name="ce1">
            <text:p>27.07</text:p>
          </table:table-cell>
          <table:table-cell table:number-columns-repeated="16375"/>
        </table:table-row>
        <table:table-row table:style-name="ro1">
          <table:table-cell office:value-type="date" office:date-value="2013-12-09T00:00:00" table:style-name="ce2">
            <text:p>09-12-2013</text:p>
          </table:table-cell>
          <table:table-cell office:value-type="float" office:value="26.93" table:style-name="ce1">
            <text:p>26.93</text:p>
          </table:table-cell>
          <table:table-cell office:value-type="float" office:value="27.043333329999999" table:style-name="ce1">
            <text:p>27.04333333</text:p>
          </table:table-cell>
          <table:table-cell office:value-type="float" office:value="-0.11333333299999999" table:style-name="ce1">
            <text:p>-0.113333333</text:p>
          </table:table-cell>
          <table:table-cell office:value-type="float" office:value="27.19" table:style-name="ce1">
            <text:p>27.19</text:p>
          </table:table-cell>
          <table:table-cell office:value-type="float" office:value="26.97" table:style-name="ce1">
            <text:p>26.97</text:p>
          </table:table-cell>
          <table:table-cell office:value-type="float" office:value="0.22" table:style-name="ce1">
            <text:p>0.22</text:p>
          </table:table-cell>
          <table:table-cell office:value-type="float" office:value="27.33" table:style-name="ce1">
            <text:p>27.33</text:p>
          </table:table-cell>
          <table:table-cell office:value-type="float" office:value="26.88" table:style-name="ce1">
            <text:p>26.88</text:p>
          </table:table-cell>
          <table:table-cell table:number-columns-repeated="16375"/>
        </table:table-row>
        <table:table-row table:style-name="ro1">
          <table:table-cell office:value-type="date" office:date-value="2013-12-06T00:00:00" table:style-name="ce2">
            <text:p>06-12-2013</text:p>
          </table:table-cell>
          <table:table-cell office:value-type="float" office:value="26.77" table:style-name="ce1">
            <text:p>26.77</text:p>
          </table:table-cell>
          <table:table-cell office:value-type="float" office:value="26.93" table:style-name="ce1">
            <text:p>26.93</text:p>
          </table:table-cell>
          <table:table-cell office:value-type="float" office:value="-0.16" table:style-name="ce1">
            <text:p>-0.16</text:p>
          </table:table-cell>
          <table:table-cell office:value-type="float" office:value="26.94" table:style-name="ce1">
            <text:p>26.94</text:p>
          </table:table-cell>
          <table:table-cell office:value-type="float" office:value="27.09" table:style-name="ce1">
            <text:p>27.09</text:p>
          </table:table-cell>
          <table:table-cell office:value-type="float" office:value="-0.15" table:style-name="ce1">
            <text:p>-0.15</text:p>
          </table:table-cell>
          <table:table-cell office:value-type="float" office:value="26.98" table:style-name="ce1">
            <text:p>26.98</text:p>
          </table:table-cell>
          <table:table-cell office:value-type="float" office:value="26.68" table:style-name="ce1">
            <text:p>26.68</text:p>
          </table:table-cell>
          <table:table-cell table:number-columns-repeated="16375"/>
        </table:table-row>
        <table:table-row table:style-name="ro1">
          <table:table-cell office:value-type="date" office:date-value="2013-12-05T00:00:00" table:style-name="ce2">
            <text:p>05-12-2013</text:p>
          </table:table-cell>
          <table:table-cell office:value-type="float" office:value="26.63" table:style-name="ce1">
            <text:p>26.63</text:p>
          </table:table-cell>
          <table:table-cell office:value-type="float" office:value="26.776666670000001" table:style-name="ce1">
            <text:p>26.77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6.45" table:style-name="ce1">
            <text:p>26.45</text:p>
          </table:table-cell>
          <table:table-cell office:value-type="float" office:value="26.86" table:style-name="ce1">
            <text:p>26.86</text:p>
          </table:table-cell>
          <table:table-cell office:value-type="float" office:value="-0.41" table:style-name="ce1">
            <text:p>-0.41</text:p>
          </table:table-cell>
          <table:table-cell office:value-type="float" office:value="26.64" table:style-name="ce1">
            <text:p>26.64</text:p>
          </table:table-cell>
          <table:table-cell office:value-type="float" office:value="26.344999999999999" table:style-name="ce1">
            <text:p>26.345</text:p>
          </table:table-cell>
          <table:table-cell table:number-columns-repeated="16375"/>
        </table:table-row>
        <table:table-row table:style-name="ro1">
          <table:table-cell office:value-type="date" office:date-value="2013-12-04T00:00:00" table:style-name="ce2">
            <text:p>04-12-2013</text:p>
          </table:table-cell>
          <table:table-cell office:value-type="float" office:value="26.34" table:style-name="ce1">
            <text:p>26.34</text:p>
          </table:table-cell>
          <table:table-cell office:value-type="float" office:value="26.58" table:style-name="ce1">
            <text:p>26.58</text:p>
          </table:table-cell>
          <table:table-cell office:value-type="float" office:value="-0.24" table:style-name="ce1">
            <text:p>-0.24</text:p>
          </table:table-cell>
          <table:table-cell office:value-type="float" office:value="26.64" table:style-name="ce1">
            <text:p>26.64</text:p>
          </table:table-cell>
          <table:table-cell office:value-type="float" office:value="26.676666669999999" table:style-name="ce1">
            <text:p>26.67666667</text:p>
          </table:table-cell>
          <table:table-cell office:value-type="float" office:value="-3.6666667E-2" table:style-name="ce1">
            <text:p>-0.036666667</text:p>
          </table:table-cell>
          <table:table-cell office:value-type="float" office:value="26.662500000000001" table:style-name="ce1">
            <text:p>26.6625</text:p>
          </table:table-cell>
          <table:table-cell office:value-type="float" office:value="26.2" table:style-name="ce1">
            <text:p>26.2</text:p>
          </table:table-cell>
          <table:table-cell table:number-columns-repeated="16375"/>
        </table:table-row>
        <table:table-row table:style-name="ro1">
          <table:table-cell office:value-type="date" office:date-value="2013-12-03T00:00:00" table:style-name="ce2">
            <text:p>03-12-2013</text:p>
          </table:table-cell>
          <table:table-cell office:value-type="float" office:value="26.6" table:style-name="ce1">
            <text:p>26.6</text:p>
          </table:table-cell>
          <table:table-cell office:value-type="float" office:value="26.52333333" table:style-name="ce1">
            <text:p>26.52333333</text:p>
          </table:table-cell>
          <table:table-cell office:value-type="float" office:value="7.6666666999999994E-2" table:style-name="ce1">
            <text:p>0.076666667</text:p>
          </table:table-cell>
          <table:table-cell office:value-type="float" office:value="26.56" table:style-name="ce1">
            <text:p>26.56</text:p>
          </table:table-cell>
          <table:table-cell office:value-type="float" office:value="26.55" table:style-name="ce1">
            <text:p>26.55</text:p>
          </table:table-cell>
          <table:table-cell office:value-type="float" office:value="0.01" table:style-name="ce1">
            <text:p>0.01</text:p>
          </table:table-cell>
          <table:table-cell office:value-type="float" office:value="26.6" table:style-name="ce1">
            <text:p>26.6</text:p>
          </table:table-cell>
          <table:table-cell office:value-type="float" office:value="26.34" table:style-name="ce1">
            <text:p>26.34</text:p>
          </table:table-cell>
          <table:table-cell table:number-columns-repeated="16375"/>
        </table:table-row>
        <table:table-row table:style-name="ro1">
          <table:table-cell office:value-type="date" office:date-value="2013-12-02T00:00:00" table:style-name="ce2">
            <text:p>02-12-2013</text:p>
          </table:table-cell>
          <table:table-cell office:value-type="float" office:value="26.65" table:style-name="ce1">
            <text:p>26.65</text:p>
          </table:table-cell>
          <table:table-cell office:value-type="float" office:value="26.53" table:style-name="ce1">
            <text:p>26.53</text:p>
          </table:table-cell>
          <table:table-cell office:value-type="float" office:value="0.12" table:style-name="ce1">
            <text:p>0.12</text:p>
          </table:table-cell>
          <table:table-cell office:value-type="float" office:value="26.66" table:style-name="ce1">
            <text:p>26.66</text:p>
          </table:table-cell>
          <table:table-cell office:value-type="float" office:value="26.62" table:style-name="ce1">
            <text:p>26.62</text:p>
          </table:table-cell>
          <table:table-cell office:value-type="float" office:value="0.04" table:style-name="ce1">
            <text:p>0.04</text:p>
          </table:table-cell>
          <table:table-cell office:value-type="float" office:value="26.734999999999999" table:style-name="ce1">
            <text:p>26.735</text:p>
          </table:table-cell>
          <table:table-cell office:value-type="float" office:value="26.56" table:style-name="ce1">
            <text:p>26.56</text:p>
          </table:table-cell>
          <table:table-cell table:number-columns-repeated="16375"/>
        </table:table-row>
        <table:table-row table:style-name="ro1">
          <table:table-cell office:value-type="date" office:date-value="2013-11-29T00:00:00" table:style-name="ce2">
            <text:p>29-11-2013</text:p>
          </table:table-cell>
          <table:table-cell office:value-type="float" office:value="26.75" table:style-name="ce1">
            <text:p>26.75</text:p>
          </table:table-cell>
          <table:table-cell office:value-type="float" office:value="26.666666670000001" table:style-name="ce1">
            <text:p>26.66666667</text:p>
          </table:table-cell>
          <table:table-cell office:value-type="float" office:value="8.3333332999999996E-2" table:style-name="ce1">
            <text:p>0.083333333</text:p>
          </table:table-cell>
          <table:table-cell office:value-type="float" office:value="26.66" table:style-name="ce1">
            <text:p>26.66</text:p>
          </table:table-cell>
          <table:table-cell office:value-type="float" office:value="26.626666669999999" table:style-name="ce1">
            <text:p>26.62666667</text:p>
          </table:table-cell>
          <table:table-cell office:value-type="float" office:value="3.3333333E-2" table:style-name="ce1">
            <text:p>0.033333333</text:p>
          </table:table-cell>
          <table:table-cell office:value-type="float" office:value="26.87" table:style-name="ce1">
            <text:p>26.87</text:p>
          </table:table-cell>
          <table:table-cell office:value-type="float" office:value="26.63" table:style-name="ce1">
            <text:p>26.63</text:p>
          </table:table-cell>
          <table:table-cell table:number-columns-repeated="16375"/>
        </table:table-row>
        <table:table-row table:style-name="ro1">
          <table:table-cell office:value-type="date" office:date-value="2013-11-27T00:00:00" table:style-name="ce2">
            <text:p>27-11-2013</text:p>
          </table:table-cell>
          <table:table-cell office:value-type="float" office:value="26.83" table:style-name="ce1">
            <text:p>26.83</text:p>
          </table:table-cell>
          <table:table-cell office:value-type="float" office:value="26.743333329999999" table:style-name="ce1">
            <text:p>26.74333333</text:p>
          </table:table-cell>
          <table:table-cell office:value-type="float" office:value="8.6666667000000003E-2" table:style-name="ce1">
            <text:p>0.086666667</text:p>
          </table:table-cell>
          <table:table-cell office:value-type="float" office:value="26.83" table:style-name="ce1">
            <text:p>26.83</text:p>
          </table:table-cell>
          <table:table-cell office:value-type="float" office:value="26.716666669999999" table:style-name="ce1">
            <text:p>26.71666667</text:p>
          </table:table-cell>
          <table:table-cell office:value-type="float" office:value="0.11333333299999999" table:style-name="ce1">
            <text:p>0.113333333</text:p>
          </table:table-cell>
          <table:table-cell office:value-type="float" office:value="26.9" table:style-name="ce1">
            <text:p>26.9</text:p>
          </table:table-cell>
          <table:table-cell office:value-type="float" office:value="26.75" table:style-name="ce1">
            <text:p>26.75</text:p>
          </table:table-cell>
          <table:table-cell table:number-columns-repeated="16375"/>
        </table:table-row>
        <table:table-row table:style-name="ro1">
          <table:table-cell office:value-type="date" office:date-value="2013-11-26T00:00:00" table:style-name="ce2">
            <text:p>26-11-2013</text:p>
          </table:table-cell>
          <table:table-cell office:value-type="float" office:value="26.72" table:style-name="ce1">
            <text:p>26.72</text:p>
          </table:table-cell>
          <table:table-cell office:value-type="float" office:value="26.766666669999999" table:style-name="ce1">
            <text:p>26.76666667</text:p>
          </table:table-cell>
          <table:table-cell office:value-type="float" office:value="-4.6666667000000002E-2" table:style-name="ce1">
            <text:p>-0.046666667</text:p>
          </table:table-cell>
          <table:table-cell office:value-type="float" office:value="26.78" table:style-name="ce1">
            <text:p>26.78</text:p>
          </table:table-cell>
          <table:table-cell office:value-type="float" office:value="26.756666670000001" table:style-name="ce1">
            <text:p>26.75666667</text:p>
          </table:table-cell>
          <table:table-cell office:value-type="float" office:value="2.3333333000000001E-2" table:style-name="ce1">
            <text:p>0.023333333</text:p>
          </table:table-cell>
          <table:table-cell office:value-type="float" office:value="26.945" table:style-name="ce1">
            <text:p>26.945</text:p>
          </table:table-cell>
          <table:table-cell office:value-type="float" office:value="26.72" table:style-name="ce1">
            <text:p>26.72</text:p>
          </table:table-cell>
          <table:table-cell table:number-columns-repeated="16375"/>
        </table:table-row>
        <table:table-row table:style-name="ro1">
          <table:table-cell office:value-type="date" office:date-value="2013-11-25T00:00:00" table:style-name="ce2">
            <text:p>25-11-2013</text:p>
          </table:table-cell>
          <table:table-cell office:value-type="float" office:value="27.14" table:style-name="ce1">
            <text:p>27.14</text:p>
          </table:table-cell>
          <table:table-cell office:value-type="float" office:value="26.896666669999998" table:style-name="ce1">
            <text:p>26.89666667</text:p>
          </table:table-cell>
          <table:table-cell office:value-type="float" office:value="0.24333333300000001" table:style-name="ce1">
            <text:p>0.243333333</text:p>
          </table:table-cell>
          <table:table-cell office:value-type="float" office:value="26.73" table:style-name="ce1">
            <text:p>26.73</text:p>
          </table:table-cell>
          <table:table-cell office:value-type="float" office:value="26.78" table:style-name="ce1">
            <text:p>26.78</text:p>
          </table:table-cell>
          <table:table-cell office:value-type="float" office:value="-0.05" table:style-name="ce1">
            <text:p>-0.05</text:p>
          </table:table-cell>
          <table:table-cell office:value-type="float" office:value="27.17" table:style-name="ce1">
            <text:p>27.17</text:p>
          </table:table-cell>
          <table:table-cell office:value-type="float" office:value="26.73" table:style-name="ce1">
            <text:p>26.73</text:p>
          </table:table-cell>
          <table:table-cell table:number-columns-repeated="16375"/>
        </table:table-row>
        <table:table-row table:style-name="ro1">
          <table:table-cell office:value-type="date" office:date-value="2013-11-22T00:00:00" table:style-name="ce2">
            <text:p>22-11-2013</text:p>
          </table:table-cell>
          <table:table-cell office:value-type="float" office:value="26.87" table:style-name="ce1">
            <text:p>26.87</text:p>
          </table:table-cell>
          <table:table-cell office:value-type="float" office:value="26.91" table:style-name="ce1">
            <text:p>26.91</text:p>
          </table:table-cell>
          <table:table-cell office:value-type="float" office:value="-0.04" table:style-name="ce1">
            <text:p>-0.04</text:p>
          </table:table-cell>
          <table:table-cell office:value-type="float" office:value="27.08" table:style-name="ce1">
            <text:p>27.08</text:p>
          </table:table-cell>
          <table:table-cell office:value-type="float" office:value="26.86333333" table:style-name="ce1">
            <text:p>26.86333333</text:p>
          </table:table-cell>
          <table:table-cell office:value-type="float" office:value="0.21666666700000001" table:style-name="ce1">
            <text:p>0.216666667</text:p>
          </table:table-cell>
          <table:table-cell office:value-type="float" office:value="27.09" table:style-name="ce1">
            <text:p>27.09</text:p>
          </table:table-cell>
          <table:table-cell office:value-type="float" office:value="26.855" table:style-name="ce1">
            <text:p>26.855</text:p>
          </table:table-cell>
          <table:table-cell table:number-columns-repeated="16375"/>
        </table:table-row>
        <table:table-row table:style-name="ro1">
          <table:table-cell office:value-type="date" office:date-value="2013-11-21T00:00:00" table:style-name="ce2">
            <text:p>21-11-2013</text:p>
          </table:table-cell>
          <table:table-cell office:value-type="float" office:value="27.02" table:style-name="ce1">
            <text:p>27.02</text:p>
          </table:table-cell>
          <table:table-cell office:value-type="float" office:value="27.01" table:style-name="ce1">
            <text:p>27.01</text:p>
          </table:table-cell>
          <table:table-cell office:value-type="float" office:value="0.01" table:style-name="ce1">
            <text:p>0.01</text:p>
          </table:table-cell>
          <table:table-cell office:value-type="float" office:value="26.91" table:style-name="ce1">
            <text:p>26.91</text:p>
          </table:table-cell>
          <table:table-cell office:value-type="float" office:value="26.90666667" table:style-name="ce1">
            <text:p>26.90666667</text:p>
          </table:table-cell>
          <table:table-cell office:value-type="float" office:value="3.333333E-3" table:style-name="ce1">
            <text:p>0.003333333</text:p>
          </table:table-cell>
          <table:table-cell office:value-type="float" office:value="27.02" table:style-name="ce1">
            <text:p>27.02</text:p>
          </table:table-cell>
          <table:table-cell office:value-type="float" office:value="26.76" table:style-name="ce1">
            <text:p>26.76</text:p>
          </table:table-cell>
          <table:table-cell table:number-columns-repeated="16375"/>
        </table:table-row>
        <table:table-row table:style-name="ro1">
          <table:table-cell office:value-type="date" office:date-value="2013-11-20T00:00:00" table:style-name="ce2">
            <text:p>20-11-2013</text:p>
          </table:table-cell>
          <table:table-cell office:value-type="float" office:value="26.99" table:style-name="ce1">
            <text:p>26.99</text:p>
          </table:table-cell>
          <table:table-cell office:value-type="float" office:value="26.96" table:style-name="ce1">
            <text:p>26.96</text:p>
          </table:table-cell>
          <table:table-cell office:value-type="float" office:value="0.03" table:style-name="ce1">
            <text:p>0.03</text:p>
          </table:table-cell>
          <table:table-cell office:value-type="float" office:value="26.96" table:style-name="ce1">
            <text:p>26.96</text:p>
          </table:table-cell>
          <table:table-cell office:value-type="float" office:value="26.983333330000001" table:style-name="ce1">
            <text:p>26.98333333</text:p>
          </table:table-cell>
          <table:table-cell office:value-type="float" office:value="-2.3333333000000001E-2" table:style-name="ce1">
            <text:p>-0.023333333</text:p>
          </table:table-cell>
          <table:table-cell office:value-type="float" office:value="27.17" table:style-name="ce1">
            <text:p>27.17</text:p>
          </table:table-cell>
          <table:table-cell office:value-type="float" office:value="26.88" table:style-name="ce1">
            <text:p>26.88</text:p>
          </table:table-cell>
          <table:table-cell table:number-columns-repeated="16375"/>
        </table:table-row>
        <table:table-row table:style-name="ro1">
          <table:table-cell office:value-type="date" office:date-value="2013-11-19T00:00:00" table:style-name="ce2">
            <text:p>19-11-2013</text:p>
          </table:table-cell>
          <table:table-cell office:value-type="float" office:value="27.13" table:style-name="ce1">
            <text:p>27.13</text:p>
          </table:table-cell>
          <table:table-cell office:value-type="float" office:value="27.04666667" table:style-name="ce1">
            <text:p>27.04666667</text:p>
          </table:table-cell>
          <table:table-cell office:value-type="float" office:value="8.3333332999999996E-2" table:style-name="ce1">
            <text:p>0.083333333</text:p>
          </table:table-cell>
          <table:table-cell office:value-type="float" office:value="27.03" table:style-name="ce1">
            <text:p>27.03</text:p>
          </table:table-cell>
          <table:table-cell office:value-type="float" office:value="26.966666669999999" table:style-name="ce1">
            <text:p>26.96666667</text:p>
          </table:table-cell>
          <table:table-cell office:value-type="float" office:value="6.3333333000000006E-2" table:style-name="ce1">
            <text:p>0.063333333</text:p>
          </table:table-cell>
          <table:table-cell office:value-type="float" office:value="27.33" table:style-name="ce1">
            <text:p>27.33</text:p>
          </table:table-cell>
          <table:table-cell office:value-type="float" office:value="26.914999999999999" table:style-name="ce1">
            <text:p>26.915</text:p>
          </table:table-cell>
          <table:table-cell table:number-columns-repeated="16375"/>
        </table:table-row>
        <table:table-row table:style-name="ro1">
          <table:table-cell office:value-type="date" office:date-value="2013-11-18T00:00:00" table:style-name="ce2">
            <text:p>18-11-2013</text:p>
          </table:table-cell>
          <table:table-cell office:value-type="float" office:value="27.28" table:style-name="ce1">
            <text:p>27.28</text:p>
          </table:table-cell>
          <table:table-cell office:value-type="float" office:value="27.133333329999999" table:style-name="ce1">
            <text:p>27.133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27.22" table:style-name="ce1">
            <text:p>27.22</text:p>
          </table:table-cell>
          <table:table-cell office:value-type="float" office:value="27.07" table:style-name="ce1">
            <text:p>27.07</text:p>
          </table:table-cell>
          <table:table-cell office:value-type="float" office:value="0.15" table:style-name="ce1">
            <text:p>0.15</text:p>
          </table:table-cell>
          <table:table-cell office:value-type="float" office:value="27.5" table:style-name="ce1">
            <text:p>27.5</text:p>
          </table:table-cell>
          <table:table-cell office:value-type="float" office:value="27.11" table:style-name="ce1">
            <text:p>27.11</text:p>
          </table:table-cell>
          <table:table-cell table:number-columns-repeated="16375"/>
        </table:table-row>
        <table:table-row table:style-name="ro1">
          <table:table-cell office:value-type="date" office:date-value="2013-11-15T00:00:00" table:style-name="ce2">
            <text:p>15-11-2013</text:p>
          </table:table-cell>
          <table:table-cell office:value-type="float" office:value="27.01" table:style-name="ce1">
            <text:p>27.01</text:p>
          </table:table-cell>
          <table:table-cell office:value-type="float" office:value="27.14" table:style-name="ce1">
            <text:p>27.14</text:p>
          </table:table-cell>
          <table:table-cell office:value-type="float" office:value="-0.13" table:style-name="ce1">
            <text:p>-0.13</text:p>
          </table:table-cell>
          <table:table-cell office:value-type="float" office:value="27.2" table:style-name="ce1">
            <text:p>27.2</text:p>
          </table:table-cell>
          <table:table-cell office:value-type="float" office:value="27.15" table:style-name="ce1">
            <text:p>27.15</text:p>
          </table:table-cell>
          <table:table-cell office:value-type="float" office:value="0.05" table:style-name="ce1">
            <text:p>0.05</text:p>
          </table:table-cell>
          <table:table-cell office:value-type="float" office:value="27.43" table:style-name="ce1">
            <text:p>27.43</text:p>
          </table:table-cell>
          <table:table-cell office:value-type="float" office:value="26.97" table:style-name="ce1">
            <text:p>26.97</text:p>
          </table:table-cell>
          <table:table-cell table:number-columns-repeated="16375"/>
        </table:table-row>
        <table:table-row table:style-name="ro1">
          <table:table-cell office:value-type="date" office:date-value="2013-11-14T00:00:00" table:style-name="ce2">
            <text:p>14-11-2013</text:p>
          </table:table-cell>
          <table:table-cell office:value-type="float" office:value="27.15" table:style-name="ce1">
            <text:p>27.15</text:p>
          </table:table-cell>
          <table:table-cell office:value-type="float" office:value="27.146666669999998" table:style-name="ce1">
            <text:p>27.14666667</text:p>
          </table:table-cell>
          <table:table-cell office:value-type="float" office:value="3.333333E-3" table:style-name="ce1">
            <text:p>0.003333333</text:p>
          </table:table-cell>
          <table:table-cell office:value-type="float" office:value="26.99" table:style-name="ce1">
            <text:p>26.99</text:p>
          </table:table-cell>
          <table:table-cell office:value-type="float" office:value="27.13666667" table:style-name="ce1">
            <text:p>27.13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7.2" table:style-name="ce1">
            <text:p>27.2</text:p>
          </table:table-cell>
          <table:table-cell office:value-type="float" office:value="26.86" table:style-name="ce1">
            <text:p>26.86</text:p>
          </table:table-cell>
          <table:table-cell table:number-columns-repeated="16375"/>
        </table:table-row>
        <table:table-row table:style-name="ro1">
          <table:table-cell office:value-type="date" office:date-value="2013-11-13T00:00:00" table:style-name="ce2">
            <text:p>13-11-2013</text:p>
          </table:table-cell>
          <table:table-cell office:value-type="float" office:value="26.97" table:style-name="ce1">
            <text:p>26.97</text:p>
          </table:table-cell>
          <table:table-cell office:value-type="float" office:value="27.043333329999999" table:style-name="ce1">
            <text:p>27.043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27.15" table:style-name="ce1">
            <text:p>27.15</text:p>
          </table:table-cell>
          <table:table-cell office:value-type="float" office:value="27.11333333" table:style-name="ce1">
            <text:p>27.11333333</text:p>
          </table:table-cell>
          <table:table-cell office:value-type="float" office:value="3.6666667E-2" table:style-name="ce1">
            <text:p>0.036666667</text:p>
          </table:table-cell>
          <table:table-cell office:value-type="float" office:value="27.15" table:style-name="ce1">
            <text:p>27.15</text:p>
          </table:table-cell>
          <table:table-cell office:value-type="float" office:value="26.75" table:style-name="ce1">
            <text:p>26.75</text:p>
          </table:table-cell>
          <table:table-cell table:number-columns-repeated="16375"/>
        </table:table-row>
        <table:table-row table:style-name="ro1">
          <table:table-cell office:value-type="date" office:date-value="2013-11-12T00:00:00" table:style-name="ce2">
            <text:p>12-11-2013</text:p>
          </table:table-cell>
          <table:table-cell office:value-type="float" office:value="26.92" table:style-name="ce1">
            <text:p>26.92</text:p>
          </table:table-cell>
          <table:table-cell office:value-type="float" office:value="27.013333329999998" table:style-name="ce1">
            <text:p>27.01333333</text:p>
          </table:table-cell>
          <table:table-cell office:value-type="float" office:value="-9.3333333000000004E-2" table:style-name="ce1">
            <text:p>-0.093333333</text:p>
          </table:table-cell>
          <table:table-cell office:value-type="float" office:value="27.05" table:style-name="ce1">
            <text:p>27.05</text:p>
          </table:table-cell>
          <table:table-cell office:value-type="float" office:value="27.063333329999999" table:style-name="ce1">
            <text:p>27.06333333</text:p>
          </table:table-cell>
          <table:table-cell office:value-type="float" office:value="-1.3333332999999999E-2" table:style-name="ce1">
            <text:p>-0.013333333</text:p>
          </table:table-cell>
          <table:table-cell office:value-type="float" office:value="27.14" table:style-name="ce1">
            <text:p>27.14</text:p>
          </table:table-cell>
          <table:table-cell office:value-type="float" office:value="26.81" table:style-name="ce1">
            <text:p>26.81</text:p>
          </table:table-cell>
          <table:table-cell table:number-columns-repeated="16375"/>
        </table:table-row>
        <table:table-row table:style-name="ro1">
          <table:table-cell office:value-type="date" office:date-value="2013-11-11T00:00:00" table:style-name="ce2">
            <text:p>11-11-2013</text:p>
          </table:table-cell>
          <table:table-cell office:value-type="float" office:value="27.02" table:style-name="ce1">
            <text:p>27.02</text:p>
          </table:table-cell>
          <table:table-cell office:value-type="float" office:value="26.97" table:style-name="ce1">
            <text:p>26.97</text:p>
          </table:table-cell>
          <table:table-cell office:value-type="float" office:value="0.05" table:style-name="ce1">
            <text:p>0.05</text:p>
          </table:table-cell>
          <table:table-cell office:value-type="float" office:value="27.01" table:style-name="ce1">
            <text:p>27.01</text:p>
          </table:table-cell>
          <table:table-cell office:value-type="float" office:value="27.07" table:style-name="ce1">
            <text:p>27.07</text:p>
          </table:table-cell>
          <table:table-cell office:value-type="float" office:value="-0.06" table:style-name="ce1">
            <text:p>-0.06</text:p>
          </table:table-cell>
          <table:table-cell office:value-type="float" office:value="27.04" table:style-name="ce1">
            <text:p>27.04</text:p>
          </table:table-cell>
          <table:table-cell office:value-type="float" office:value="26.89" table:style-name="ce1">
            <text:p>26.89</text:p>
          </table:table-cell>
          <table:table-cell table:number-columns-repeated="16375"/>
        </table:table-row>
        <table:table-row table:style-name="ro1">
          <table:table-cell office:value-type="date" office:date-value="2013-11-08T00:00:00" table:style-name="ce2">
            <text:p>08-11-2013</text:p>
          </table:table-cell>
          <table:table-cell office:value-type="float" office:value="26.42" table:style-name="ce1">
            <text:p>26.42</text:p>
          </table:table-cell>
          <table:table-cell office:value-type="float" office:value="26.786666669999999" table:style-name="ce1">
            <text:p>26.78666667</text:p>
          </table:table-cell>
          <table:table-cell office:value-type="float" office:value="-0.366666667" table:style-name="ce1">
            <text:p>-0.366666667</text:p>
          </table:table-cell>
          <table:table-cell office:value-type="float" office:value="27.05" table:style-name="ce1">
            <text:p>27.05</text:p>
          </table:table-cell>
          <table:table-cell office:value-type="float" office:value="27.036666669999999" table:style-name="ce1">
            <text:p>27.03666667</text:p>
          </table:table-cell>
          <table:table-cell office:value-type="float" office:value="1.3333332999999999E-2" table:style-name="ce1">
            <text:p>0.013333333</text:p>
          </table:table-cell>
          <table:table-cell office:value-type="float" office:value="27.06" table:style-name="ce1">
            <text:p>27.06</text:p>
          </table:table-cell>
          <table:table-cell office:value-type="float" office:value="26.4" table:style-name="ce1">
            <text:p>26.4</text:p>
          </table:table-cell>
          <table:table-cell table:number-columns-repeated="16375"/>
        </table:table-row>
        <table:table-row table:style-name="ro1">
          <table:table-cell office:value-type="date" office:date-value="2013-11-07T00:00:00" table:style-name="ce2">
            <text:p>07-11-2013</text:p>
          </table:table-cell>
          <table:table-cell office:value-type="float" office:value="26.94" table:style-name="ce1">
            <text:p>26.94</text:p>
          </table:table-cell>
          <table:table-cell office:value-type="float" office:value="26.793333329999999" table:style-name="ce1">
            <text:p>26.793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26.6" table:style-name="ce1">
            <text:p>26.6</text:p>
          </table:table-cell>
          <table:table-cell office:value-type="float" office:value="26.88666667" table:style-name="ce1">
            <text:p>26.88666667</text:p>
          </table:table-cell>
          <table:table-cell office:value-type="float" office:value="-0.28666666699999999" table:style-name="ce1">
            <text:p>-0.286666667</text:p>
          </table:table-cell>
          <table:table-cell office:value-type="float" office:value="27.19" table:style-name="ce1">
            <text:p>27.19</text:p>
          </table:table-cell>
          <table:table-cell office:value-type="float" office:value="26.6" table:style-name="ce1">
            <text:p>26.6</text:p>
          </table:table-cell>
          <table:table-cell table:number-columns-repeated="16375"/>
        </table:table-row>
        <table:table-row table:style-name="ro1">
          <table:table-cell office:value-type="date" office:date-value="2013-11-06T00:00:00" table:style-name="ce2">
            <text:p>06-11-2013</text:p>
          </table:table-cell>
          <table:table-cell office:value-type="float" office:value="26.47" table:style-name="ce1">
            <text:p>26.47</text:p>
          </table:table-cell>
          <table:table-cell office:value-type="float" office:value="26.61" table:style-name="ce1">
            <text:p>26.61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26.9" table:style-name="ce1">
            <text:p>26.9</text:p>
          </table:table-cell>
          <table:table-cell office:value-type="float" office:value="26.85" table:style-name="ce1">
            <text:p>26.85</text:p>
          </table:table-cell>
          <table:table-cell office:value-type="float" office:value="0.05" table:style-name="ce1">
            <text:p>0.05</text:p>
          </table:table-cell>
          <table:table-cell office:value-type="float" office:value="26.98" table:style-name="ce1">
            <text:p>26.98</text:p>
          </table:table-cell>
          <table:table-cell office:value-type="float" office:value="26.45" table:style-name="ce1">
            <text:p>26.45</text:p>
          </table:table-cell>
          <table:table-cell table:number-columns-repeated="16375"/>
        </table:table-row>
        <table:table-row table:style-name="ro1">
          <table:table-cell office:value-type="date" office:date-value="2013-11-05T00:00:00" table:style-name="ce2">
            <text:p>05-11-2013</text:p>
          </table:table-cell>
          <table:table-cell office:value-type="float" office:value="26.32" table:style-name="ce1">
            <text:p>26.32</text:p>
          </table:table-cell>
          <table:table-cell office:value-type="float" office:value="26.576666670000002" table:style-name="ce1">
            <text:p>26.57666667</text:p>
          </table:table-cell>
          <table:table-cell office:value-type="float" office:value="-0.25666666700000001" table:style-name="ce1">
            <text:p>-0.256666667</text:p>
          </table:table-cell>
          <table:table-cell office:value-type="float" office:value="26.42" table:style-name="ce1">
            <text:p>26.42</text:p>
          </table:table-cell>
          <table:table-cell office:value-type="float" office:value="26.64" table:style-name="ce1">
            <text:p>26.64</text:p>
          </table:table-cell>
          <table:table-cell office:value-type="float" office:value="-0.22" table:style-name="ce1">
            <text:p>-0.22</text:p>
          </table:table-cell>
          <table:table-cell office:value-type="float" office:value="26.52" table:style-name="ce1">
            <text:p>26.52</text:p>
          </table:table-cell>
          <table:table-cell office:value-type="float" office:value="26.26" table:style-name="ce1">
            <text:p>26.26</text:p>
          </table:table-cell>
          <table:table-cell table:number-columns-repeated="16375"/>
        </table:table-row>
        <table:table-row table:style-name="ro1">
          <table:table-cell office:value-type="date" office:date-value="2013-11-04T00:00:00" table:style-name="ce2">
            <text:p>04-11-2013</text:p>
          </table:table-cell>
          <table:table-cell office:value-type="float" office:value="26.59" table:style-name="ce1">
            <text:p>26.59</text:p>
          </table:table-cell>
          <table:table-cell office:value-type="float" office:value="26.46" table:style-name="ce1">
            <text:p>26.46</text:p>
          </table:table-cell>
          <table:table-cell office:value-type="float" office:value="0.13" table:style-name="ce1">
            <text:p>0.13</text:p>
          </table:table-cell>
          <table:table-cell office:value-type="float" office:value="26.43" table:style-name="ce1">
            <text:p>26.43</text:p>
          </table:table-cell>
          <table:table-cell office:value-type="float" office:value="26.583333329999999" table:style-name="ce1">
            <text:p>26.58333333</text:p>
          </table:table-cell>
          <table:table-cell office:value-type="float" office:value="-0.15333333299999999" table:style-name="ce1">
            <text:p>-0.153333333</text:p>
          </table:table-cell>
          <table:table-cell office:value-type="float" office:value="26.59" table:style-name="ce1">
            <text:p>26.59</text:p>
          </table:table-cell>
          <table:table-cell office:value-type="float" office:value="26.31" table:style-name="ce1">
            <text:p>26.31</text:p>
          </table:table-cell>
          <table:table-cell table:number-columns-repeated="16375"/>
        </table:table-row>
        <table:table-row table:style-name="ro1">
          <table:table-cell office:value-type="date" office:date-value="2013-11-01T00:00:00" table:style-name="ce2">
            <text:p>01-11-2013</text:p>
          </table:table-cell>
          <table:table-cell office:value-type="float" office:value="26.05" table:style-name="ce1">
            <text:p>26.05</text:p>
          </table:table-cell>
          <table:table-cell office:value-type="float" office:value="26.32" table:style-name="ce1">
            <text:p>26.32</text:p>
          </table:table-cell>
          <table:table-cell office:value-type="float" office:value="-0.27" table:style-name="ce1">
            <text:p>-0.27</text:p>
          </table:table-cell>
          <table:table-cell office:value-type="float" office:value="26.54" table:style-name="ce1">
            <text:p>26.54</text:p>
          </table:table-cell>
          <table:table-cell office:value-type="float" office:value="26.463333330000001" table:style-name="ce1">
            <text:p>26.46333333</text:p>
          </table:table-cell>
          <table:table-cell office:value-type="float" office:value="7.6666666999999994E-2" table:style-name="ce1">
            <text:p>0.076666667</text:p>
          </table:table-cell>
          <table:table-cell office:value-type="float" office:value="26.635000000000002" table:style-name="ce1">
            <text:p>26.635</text:p>
          </table:table-cell>
          <table:table-cell office:value-type="float" office:value="26.03" table:style-name="ce1">
            <text:p>26.03</text:p>
          </table:table-cell>
          <table:table-cell table:number-columns-repeated="16375"/>
        </table:table-row>
        <table:table-row table:style-name="ro1">
          <table:table-cell office:value-type="date" office:date-value="2013-10-31T00:00:00" table:style-name="ce2">
            <text:p>31-10-2013</text:p>
          </table:table-cell>
          <table:table-cell office:value-type="float" office:value="26.35" table:style-name="ce1">
            <text:p>26.35</text:p>
          </table:table-cell>
          <table:table-cell office:value-type="float" office:value="26.33" table:style-name="ce1">
            <text:p>26.33</text:p>
          </table:table-cell>
          <table:table-cell office:value-type="float" office:value="0.02" table:style-name="ce1">
            <text:p>0.02</text:p>
          </table:table-cell>
          <table:table-cell office:value-type="float" office:value="26.14" table:style-name="ce1">
            <text:p>26.14</text:p>
          </table:table-cell>
          <table:table-cell office:value-type="float" office:value="26.37" table:style-name="ce1">
            <text:p>26.37</text:p>
          </table:table-cell>
          <table:table-cell office:value-type="float" office:value="-0.23" table:style-name="ce1">
            <text:p>-0.23</text:p>
          </table:table-cell>
          <table:table-cell office:value-type="float" office:value="26.44" table:style-name="ce1">
            <text:p>26.44</text:p>
          </table:table-cell>
          <table:table-cell office:value-type="float" office:value="26.12" table:style-name="ce1">
            <text:p>26.12</text:p>
          </table:table-cell>
          <table:table-cell table:number-columns-repeated="16375"/>
        </table:table-row>
        <table:table-row table:style-name="ro1">
          <table:table-cell office:value-type="date" office:date-value="2013-10-30T00:00:00" table:style-name="ce2">
            <text:p>30-10-2013</text:p>
          </table:table-cell>
          <table:table-cell office:value-type="float" office:value="26.29" table:style-name="ce1">
            <text:p>26.29</text:p>
          </table:table-cell>
          <table:table-cell office:value-type="float" office:value="26.23" table:style-name="ce1">
            <text:p>26.23</text:p>
          </table:table-cell>
          <table:table-cell office:value-type="float" office:value="0.06" table:style-name="ce1">
            <text:p>0.06</text:p>
          </table:table-cell>
          <table:table-cell office:value-type="float" office:value="26.37" table:style-name="ce1">
            <text:p>26.37</text:p>
          </table:table-cell>
          <table:table-cell office:value-type="float" office:value="26.35" table:style-name="ce1">
            <text:p>26.35</text:p>
          </table:table-cell>
          <table:table-cell office:value-type="float" office:value="0.02" table:style-name="ce1">
            <text:p>0.02</text:p>
          </table:table-cell>
          <table:table-cell office:value-type="float" office:value="26.48" table:style-name="ce1">
            <text:p>26.48</text:p>
          </table:table-cell>
          <table:table-cell office:value-type="float" office:value="26.19" table:style-name="ce1">
            <text:p>26.19</text:p>
          </table:table-cell>
          <table:table-cell table:number-columns-repeated="16375"/>
        </table:table-row>
        <table:table-row table:style-name="ro1">
          <table:table-cell office:value-type="date" office:date-value="2013-10-29T00:00:00" table:style-name="ce2">
            <text:p>29-10-2013</text:p>
          </table:table-cell>
          <table:table-cell office:value-type="float" office:value="26.19" table:style-name="ce1">
            <text:p>26.19</text:p>
          </table:table-cell>
          <table:table-cell office:value-type="float" office:value="26.276666670000001" table:style-name="ce1">
            <text:p>26.27666667</text:p>
          </table:table-cell>
          <table:table-cell office:value-type="float" office:value="-8.6666667000000003E-2" table:style-name="ce1">
            <text:p>-0.086666667</text:p>
          </table:table-cell>
          <table:table-cell office:value-type="float" office:value="26.21" table:style-name="ce1">
            <text:p>26.21</text:p>
          </table:table-cell>
          <table:table-cell office:value-type="float" office:value="26.24" table:style-name="ce1">
            <text:p>26.24</text:p>
          </table:table-cell>
          <table:table-cell office:value-type="float" office:value="-0.03" table:style-name="ce1">
            <text:p>-0.03</text:p>
          </table:table-cell>
          <table:table-cell office:value-type="float" office:value="26.3" table:style-name="ce1">
            <text:p>26.3</text:p>
          </table:table-cell>
          <table:table-cell office:value-type="float" office:value="26.07" table:style-name="ce1">
            <text:p>26.07</text:p>
          </table:table-cell>
          <table:table-cell table:number-columns-repeated="16375"/>
        </table:table-row>
        <table:table-row table:style-name="ro1">
          <table:table-cell office:value-type="date" office:date-value="2013-10-28T00:00:00" table:style-name="ce2">
            <text:p>28-10-2013</text:p>
          </table:table-cell>
          <table:table-cell office:value-type="float" office:value="25.88" table:style-name="ce1">
            <text:p>25.88</text:p>
          </table:table-cell>
          <table:table-cell office:value-type="float" office:value="26.12" table:style-name="ce1">
            <text:p>26.12</text:p>
          </table:table-cell>
          <table:table-cell office:value-type="float" office:value="-0.24" table:style-name="ce1">
            <text:p>-0.24</text:p>
          </table:table-cell>
          <table:table-cell office:value-type="float" office:value="26.09" table:style-name="ce1">
            <text:p>26.09</text:p>
          </table:table-cell>
          <table:table-cell office:value-type="float" office:value="26.223333329999999" table:style-name="ce1">
            <text:p>26.22333333</text:p>
          </table:table-cell>
          <table:table-cell office:value-type="float" office:value="-0.133333333" table:style-name="ce1">
            <text:p>-0.133333333</text:p>
          </table:table-cell>
          <table:table-cell office:value-type="float" office:value="26.16" table:style-name="ce1">
            <text:p>26.16</text:p>
          </table:table-cell>
          <table:table-cell office:value-type="float" office:value="25.76" table:style-name="ce1">
            <text:p>25.76</text:p>
          </table:table-cell>
          <table:table-cell table:number-columns-repeated="16375"/>
        </table:table-row>
        <table:table-row table:style-name="ro1">
          <table:table-cell office:value-type="date" office:date-value="2013-10-25T00:00:00" table:style-name="ce2">
            <text:p>25-10-2013</text:p>
          </table:table-cell>
          <table:table-cell office:value-type="float" office:value="26.07" table:style-name="ce1">
            <text:p>26.07</text:p>
          </table:table-cell>
          <table:table-cell office:value-type="float" office:value="26.04666667" table:style-name="ce1">
            <text:p>26.04666667</text:p>
          </table:table-cell>
          <table:table-cell office:value-type="float" office:value="2.3333333000000001E-2" table:style-name="ce1">
            <text:p>0.023333333</text:p>
          </table:table-cell>
          <table:table-cell office:value-type="float" office:value="25.88" table:style-name="ce1">
            <text:p>25.88</text:p>
          </table:table-cell>
          <table:table-cell office:value-type="float" office:value="26.06" table:style-name="ce1">
            <text:p>26.06</text:p>
          </table:table-cell>
          <table:table-cell office:value-type="float" office:value="-0.18" table:style-name="ce1">
            <text:p>-0.18</text:p>
          </table:table-cell>
          <table:table-cell office:value-type="float" office:value="26.08" table:style-name="ce1">
            <text:p>26.08</text:p>
          </table:table-cell>
          <table:table-cell office:value-type="float" office:value="25.8" table:style-name="ce1">
            <text:p>25.8</text:p>
          </table:table-cell>
          <table:table-cell table:number-columns-repeated="16375"/>
        </table:table-row>
        <table:table-row table:style-name="ro1">
          <table:table-cell office:value-type="date" office:date-value="2013-10-24T00:00:00" table:style-name="ce2">
            <text:p>24-10-2013</text:p>
          </table:table-cell>
          <table:table-cell office:value-type="float" office:value="25.84" table:style-name="ce1">
            <text:p>25.84</text:p>
          </table:table-cell>
          <table:table-cell office:value-type="float" office:value="25.93" table:style-name="ce1">
            <text:p>25.93</text:p>
          </table:table-cell>
          <table:table-cell office:value-type="float" office:value="-0.09" table:style-name="ce1">
            <text:p>-0.09</text:p>
          </table:table-cell>
          <table:table-cell office:value-type="float" office:value="25.94" table:style-name="ce1">
            <text:p>25.94</text:p>
          </table:table-cell>
          <table:table-cell office:value-type="float" office:value="25.97" table:style-name="ce1">
            <text:p>25.97</text:p>
          </table:table-cell>
          <table:table-cell office:value-type="float" office:value="-0.03" table:style-name="ce1">
            <text:p>-0.03</text:p>
          </table:table-cell>
          <table:table-cell office:value-type="float" office:value="26.02" table:style-name="ce1">
            <text:p>26.02</text:p>
          </table:table-cell>
          <table:table-cell office:value-type="float" office:value="25.67" table:style-name="ce1">
            <text:p>25.67</text:p>
          </table:table-cell>
          <table:table-cell table:number-columns-repeated="16375"/>
        </table:table-row>
        <table:table-row table:style-name="ro1">
          <table:table-cell office:value-type="date" office:date-value="2013-10-23T00:00:00" table:style-name="ce2">
            <text:p>23-10-2013</text:p>
          </table:table-cell>
          <table:table-cell office:value-type="float" office:value="25.99" table:style-name="ce1">
            <text:p>25.99</text:p>
          </table:table-cell>
          <table:table-cell office:value-type="float" office:value="25.966666669999999" table:style-name="ce1">
            <text:p>25.96666667</text:p>
          </table:table-cell>
          <table:table-cell office:value-type="float" office:value="2.3333333000000001E-2" table:style-name="ce1">
            <text:p>0.023333333</text:p>
          </table:table-cell>
          <table:table-cell office:value-type="float" office:value="25.7" table:style-name="ce1">
            <text:p>25.7</text:p>
          </table:table-cell>
          <table:table-cell office:value-type="float" office:value="25.84" table:style-name="ce1">
            <text:p>25.84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26" table:style-name="ce1">
            <text:p>26</text:p>
          </table:table-cell>
          <table:table-cell office:value-type="float" office:value="25.64" table:style-name="ce1">
            <text:p>25.64</text:p>
          </table:table-cell>
          <table:table-cell table:number-columns-repeated="16375"/>
        </table:table-row>
        <table:table-row table:style-name="ro1">
          <table:table-cell office:value-type="date" office:date-value="2013-10-22T00:00:00" table:style-name="ce2">
            <text:p>22-10-2013</text:p>
          </table:table-cell>
          <table:table-cell office:value-type="float" office:value="26.19" table:style-name="ce1">
            <text:p>26.19</text:p>
          </table:table-cell>
          <table:table-cell office:value-type="float" office:value="26.006666670000001" table:style-name="ce1">
            <text:p>26.00666667</text:p>
          </table:table-cell>
          <table:table-cell office:value-type="float" office:value="0.18333333299999999" table:style-name="ce1">
            <text:p>0.183333333</text:p>
          </table:table-cell>
          <table:table-cell office:value-type="float" office:value="26.02" table:style-name="ce1">
            <text:p>26.02</text:p>
          </table:table-cell>
          <table:table-cell office:value-type="float" office:value="25.88666667" table:style-name="ce1">
            <text:p>25.88666667</text:p>
          </table:table-cell>
          <table:table-cell office:value-type="float" office:value="0.133333333" table:style-name="ce1">
            <text:p>0.133333333</text:p>
          </table:table-cell>
          <table:table-cell office:value-type="float" office:value="26.24" table:style-name="ce1">
            <text:p>26.24</text:p>
          </table:table-cell>
          <table:table-cell office:value-type="float" office:value="25.98" table:style-name="ce1">
            <text:p>25.98</text:p>
          </table:table-cell>
          <table:table-cell table:number-columns-repeated="16375"/>
        </table:table-row>
        <table:table-row table:style-name="ro1">
          <table:table-cell office:value-type="date" office:date-value="2013-10-21T00:00:00" table:style-name="ce2">
            <text:p>21-10-2013</text:p>
          </table:table-cell>
          <table:table-cell office:value-type="float" office:value="25.87" table:style-name="ce1">
            <text:p>25.87</text:p>
          </table:table-cell>
          <table:table-cell office:value-type="float" office:value="26.016666669999999" table:style-name="ce1">
            <text:p>26.01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6.14" table:style-name="ce1">
            <text:p>26.14</text:p>
          </table:table-cell>
          <table:table-cell office:value-type="float" office:value="25.95333333" table:style-name="ce1">
            <text:p>25.95333333</text:p>
          </table:table-cell>
          <table:table-cell office:value-type="float" office:value="0.18666666700000001" table:style-name="ce1">
            <text:p>0.186666667</text:p>
          </table:table-cell>
          <table:table-cell office:value-type="float" office:value="26.35" table:style-name="ce1">
            <text:p>26.35</text:p>
          </table:table-cell>
          <table:table-cell office:value-type="float" office:value="25.79" table:style-name="ce1">
            <text:p>25.79</text:p>
          </table:table-cell>
          <table:table-cell table:number-columns-repeated="16375"/>
        </table:table-row>
        <table:table-row table:style-name="ro1">
          <table:table-cell office:value-type="date" office:date-value="2013-10-18T00:00:00" table:style-name="ce2">
            <text:p>18-10-2013</text:p>
          </table:table-cell>
          <table:table-cell office:value-type="float" office:value="25.21" table:style-name="ce1">
            <text:p>25.21</text:p>
          </table:table-cell>
          <table:table-cell office:value-type="float" office:value="25.756666670000001" table:style-name="ce1">
            <text:p>25.75666667</text:p>
          </table:table-cell>
          <table:table-cell office:value-type="float" office:value="-0.546666667" table:style-name="ce1">
            <text:p>-0.546666667</text:p>
          </table:table-cell>
          <table:table-cell office:value-type="float" office:value="25.55" table:style-name="ce1">
            <text:p>25.55</text:p>
          </table:table-cell>
          <table:table-cell office:value-type="float" office:value="25.903333329999999" table:style-name="ce1">
            <text:p>25.90333333</text:p>
          </table:table-cell>
          <table:table-cell office:value-type="float" office:value="-0.35333333300000003" table:style-name="ce1">
            <text:p>-0.353333333</text:p>
          </table:table-cell>
          <table:table-cell office:value-type="float" office:value="25.75" table:style-name="ce1">
            <text:p>25.75</text:p>
          </table:table-cell>
          <table:table-cell office:value-type="float" office:value="25.09" table:style-name="ce1">
            <text:p>25.09</text:p>
          </table:table-cell>
          <table:table-cell table:number-columns-repeated="16375"/>
        </table:table-row>
        <table:table-row table:style-name="ro1">
          <table:table-cell office:value-type="date" office:date-value="2013-10-17T00:00:00" table:style-name="ce2">
            <text:p>17-10-2013</text:p>
          </table:table-cell>
          <table:table-cell office:value-type="float" office:value="24.38" table:style-name="ce1">
            <text:p>24.38</text:p>
          </table:table-cell>
          <table:table-cell office:value-type="float" office:value="25.153333329999999" table:style-name="ce1">
            <text:p>25.15333333</text:p>
          </table:table-cell>
          <table:table-cell office:value-type="float" office:value="-0.77333333299999996" table:style-name="ce1">
            <text:p>-0.773333333</text:p>
          </table:table-cell>
          <table:table-cell office:value-type="float" office:value="24.68" table:style-name="ce1">
            <text:p>24.68</text:p>
          </table:table-cell>
          <table:table-cell office:value-type="float" office:value="25.456666670000001" table:style-name="ce1">
            <text:p>25.45666667</text:p>
          </table:table-cell>
          <table:table-cell office:value-type="float" office:value="-0.77666666699999998" table:style-name="ce1">
            <text:p>-0.776666667</text:p>
          </table:table-cell>
          <table:table-cell office:value-type="float" office:value="24.68" table:style-name="ce1">
            <text:p>24.68</text:p>
          </table:table-cell>
          <table:table-cell office:value-type="float" office:value="24.23" table:style-name="ce1">
            <text:p>24.23</text:p>
          </table:table-cell>
          <table:table-cell table:number-columns-repeated="16375"/>
        </table:table-row>
        <table:table-row table:style-name="ro1">
          <table:table-cell office:value-type="date" office:date-value="2013-10-16T00:00:00" table:style-name="ce2">
            <text:p>16-10-2013</text:p>
          </table:table-cell>
          <table:table-cell office:value-type="float" office:value="24.35" table:style-name="ce1">
            <text:p>24.35</text:p>
          </table:table-cell>
          <table:table-cell office:value-type="float" office:value="24.646666669999998" table:style-name="ce1">
            <text:p>24.64666667</text:p>
          </table:table-cell>
          <table:table-cell office:value-type="float" office:value="-0.296666667" table:style-name="ce1">
            <text:p>-0.296666667</text:p>
          </table:table-cell>
          <table:table-cell office:value-type="float" office:value="24.36" table:style-name="ce1">
            <text:p>24.36</text:p>
          </table:table-cell>
          <table:table-cell office:value-type="float" office:value="24.86333333" table:style-name="ce1">
            <text:p>24.86333333</text:p>
          </table:table-cell>
          <table:table-cell office:value-type="float" office:value="-0.50333333300000005" table:style-name="ce1">
            <text:p>-0.503333333</text:p>
          </table:table-cell>
          <table:table-cell office:value-type="float" office:value="24.4" table:style-name="ce1">
            <text:p>24.4</text:p>
          </table:table-cell>
          <table:table-cell office:value-type="float" office:value="24.13" table:style-name="ce1">
            <text:p>24.13</text:p>
          </table:table-cell>
          <table:table-cell table:number-columns-repeated="16375"/>
        </table:table-row>
        <table:table-row table:style-name="ro1">
          <table:table-cell office:value-type="date" office:date-value="2013-10-15T00:00:00" table:style-name="ce2">
            <text:p>15-10-2013</text:p>
          </table:table-cell>
          <table:table-cell office:value-type="float" office:value="24.27" table:style-name="ce1">
            <text:p>24.27</text:p>
          </table:table-cell>
          <table:table-cell office:value-type="float" office:value="24.333333329999999" table:style-name="ce1">
            <text:p>24.33333333</text:p>
          </table:table-cell>
          <table:table-cell office:value-type="float" office:value="-6.3333333000000006E-2" table:style-name="ce1">
            <text:p>-0.063333333</text:p>
          </table:table-cell>
          <table:table-cell office:value-type="float" office:value="24.19" table:style-name="ce1">
            <text:p>24.19</text:p>
          </table:table-cell>
          <table:table-cell office:value-type="float" office:value="24.41" table:style-name="ce1">
            <text:p>24.41</text:p>
          </table:table-cell>
          <table:table-cell office:value-type="float" office:value="-0.22" table:style-name="ce1">
            <text:p>-0.22</text:p>
          </table:table-cell>
          <table:table-cell office:value-type="float" office:value="24.445" table:style-name="ce1">
            <text:p>24.445</text:p>
          </table:table-cell>
          <table:table-cell office:value-type="float" office:value="24.15" table:style-name="ce1">
            <text:p>24.15</text:p>
          </table:table-cell>
          <table:table-cell table:number-columns-repeated="16375"/>
        </table:table-row>
        <table:table-row table:style-name="ro1">
          <table:table-cell office:value-type="date" office:date-value="2013-10-14T00:00:00" table:style-name="ce2">
            <text:p>14-10-2013</text:p>
          </table:table-cell>
          <table:table-cell office:value-type="float" office:value="24.21" table:style-name="ce1">
            <text:p>24.21</text:p>
          </table:table-cell>
          <table:table-cell office:value-type="float" office:value="24.276666670000001" table:style-name="ce1">
            <text:p>24.276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24.38" table:style-name="ce1">
            <text:p>24.38</text:p>
          </table:table-cell>
          <table:table-cell office:value-type="float" office:value="24.31" table:style-name="ce1">
            <text:p>24.3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4.38" table:style-name="ce1">
            <text:p>24.38</text:p>
          </table:table-cell>
          <table:table-cell office:value-type="float" office:value="24.16" table:style-name="ce1">
            <text:p>24.16</text:p>
          </table:table-cell>
          <table:table-cell table:number-columns-repeated="16375"/>
        </table:table-row>
        <table:table-row table:style-name="ro1">
          <table:table-cell office:value-type="date" office:date-value="2013-10-11T00:00:00" table:style-name="ce2">
            <text:p>11-10-2013</text:p>
          </table:table-cell>
          <table:table-cell office:value-type="float" office:value="24.32" table:style-name="ce1">
            <text:p>24.32</text:p>
          </table:table-cell>
          <table:table-cell office:value-type="float" office:value="24.266666669999999" table:style-name="ce1">
            <text:p>24.26666667</text:p>
          </table:table-cell>
          <table:table-cell office:value-type="float" office:value="5.3333332999999997E-2" table:style-name="ce1">
            <text:p>0.053333333</text:p>
          </table:table-cell>
          <table:table-cell office:value-type="float" office:value="24.4" table:style-name="ce1">
            <text:p>24.4</text:p>
          </table:table-cell>
          <table:table-cell office:value-type="float" office:value="24.323333330000001" table:style-name="ce1">
            <text:p>24.32333333</text:p>
          </table:table-cell>
          <table:table-cell office:value-type="float" office:value="7.6666666999999994E-2" table:style-name="ce1">
            <text:p>0.076666667</text:p>
          </table:table-cell>
          <table:table-cell office:value-type="float" office:value="24.49" table:style-name="ce1">
            <text:p>24.49</text:p>
          </table:table-cell>
          <table:table-cell office:value-type="float" office:value="24.2" table:style-name="ce1">
            <text:p>24.2</text:p>
          </table:table-cell>
          <table:table-cell table:number-columns-repeated="16375"/>
        </table:table-row>
        <table:table-row table:style-name="ro1">
          <table:table-cell office:value-type="date" office:date-value="2013-10-10T00:00:00" table:style-name="ce2">
            <text:p>10-10-2013</text:p>
          </table:table-cell>
          <table:table-cell office:value-type="float" office:value="23.9" table:style-name="ce1">
            <text:p>23.9</text:p>
          </table:table-cell>
          <table:table-cell office:value-type="float" office:value="24.143333330000001" table:style-name="ce1">
            <text:p>24.14333333</text:p>
          </table:table-cell>
          <table:table-cell office:value-type="float" office:value="-0.24333333300000001" table:style-name="ce1">
            <text:p>-0.243333333</text:p>
          </table:table-cell>
          <table:table-cell office:value-type="float" office:value="24.25" table:style-name="ce1">
            <text:p>24.25</text:p>
          </table:table-cell>
          <table:table-cell office:value-type="float" office:value="24.34333333" table:style-name="ce1">
            <text:p>24.34333333</text:p>
          </table:table-cell>
          <table:table-cell office:value-type="float" office:value="-9.3333333000000004E-2" table:style-name="ce1">
            <text:p>-0.093333333</text:p>
          </table:table-cell>
          <table:table-cell office:value-type="float" office:value="24.25" table:style-name="ce1">
            <text:p>24.25</text:p>
          </table:table-cell>
          <table:table-cell office:value-type="float" office:value="23.82" table:style-name="ce1">
            <text:p>23.82</text:p>
          </table:table-cell>
          <table:table-cell table:number-columns-repeated="16375"/>
        </table:table-row>
        <table:table-row table:style-name="ro1">
          <table:table-cell office:value-type="date" office:date-value="2013-10-09T00:00:00" table:style-name="ce2">
            <text:p>09-10-2013</text:p>
          </table:table-cell>
          <table:table-cell office:value-type="float" office:value="23.84" table:style-name="ce1">
            <text:p>23.84</text:p>
          </table:table-cell>
          <table:table-cell office:value-type="float" office:value="24.02" table:style-name="ce1">
            <text:p>24.02</text:p>
          </table:table-cell>
          <table:table-cell office:value-type="float" office:value="-0.18" table:style-name="ce1">
            <text:p>-0.18</text:p>
          </table:table-cell>
          <table:table-cell office:value-type="float" office:value="23.57" table:style-name="ce1">
            <text:p>23.57</text:p>
          </table:table-cell>
          <table:table-cell office:value-type="float" office:value="24.073333330000001" table:style-name="ce1">
            <text:p>24.07333333</text:p>
          </table:table-cell>
          <table:table-cell office:value-type="float" office:value="-0.50333333300000005" table:style-name="ce1">
            <text:p>-0.503333333</text:p>
          </table:table-cell>
          <table:table-cell office:value-type="float" office:value="23.84" table:style-name="ce1">
            <text:p>23.84</text:p>
          </table:table-cell>
          <table:table-cell office:value-type="float" office:value="23.5" table:style-name="ce1">
            <text:p>23.5</text:p>
          </table:table-cell>
          <table:table-cell table:number-columns-repeated="16375"/>
        </table:table-row>
        <table:table-row table:style-name="ro1">
          <table:table-cell office:value-type="date" office:date-value="2013-10-08T00:00:00" table:style-name="ce2">
            <text:p>08-10-2013</text:p>
          </table:table-cell>
          <table:table-cell office:value-type="float" office:value="23.92" table:style-name="ce1">
            <text:p>23.92</text:p>
          </table:table-cell>
          <table:table-cell office:value-type="float" office:value="23.88666667" table:style-name="ce1">
            <text:p>23.88666667</text:p>
          </table:table-cell>
          <table:table-cell office:value-type="float" office:value="3.3333333E-2" table:style-name="ce1">
            <text:p>0.033333333</text:p>
          </table:table-cell>
          <table:table-cell office:value-type="float" office:value="23.67" table:style-name="ce1">
            <text:p>23.67</text:p>
          </table:table-cell>
          <table:table-cell office:value-type="float" office:value="23.83" table:style-name="ce1">
            <text:p>23.83</text:p>
          </table:table-cell>
          <table:table-cell office:value-type="float" office:value="-0.16" table:style-name="ce1">
            <text:p>-0.16</text:p>
          </table:table-cell>
          <table:table-cell office:value-type="float" office:value="23.92" table:style-name="ce1">
            <text:p>23.92</text:p>
          </table:table-cell>
          <table:table-cell office:value-type="float" office:value="23.67" table:style-name="ce1">
            <text:p>23.67</text:p>
          </table:table-cell>
          <table:table-cell table:number-columns-repeated="16375"/>
        </table:table-row>
        <table:table-row table:style-name="ro1">
          <table:table-cell office:value-type="date" office:date-value="2013-10-07T00:00:00" table:style-name="ce2">
            <text:p>07-10-2013</text:p>
          </table:table-cell>
          <table:table-cell office:value-type="float" office:value="23.84" table:style-name="ce1">
            <text:p>23.84</text:p>
          </table:table-cell>
          <table:table-cell office:value-type="float" office:value="23.866666670000001" table:style-name="ce1">
            <text:p>23.86666667</text:p>
          </table:table-cell>
          <table:table-cell office:value-type="float" office:value="-2.6666667000000002E-2" table:style-name="ce1">
            <text:p>-0.026666667</text:p>
          </table:table-cell>
          <table:table-cell office:value-type="float" office:value="23.94" table:style-name="ce1">
            <text:p>23.94</text:p>
          </table:table-cell>
          <table:table-cell office:value-type="float" office:value="23.72666667" table:style-name="ce1">
            <text:p>23.72666667</text:p>
          </table:table-cell>
          <table:table-cell office:value-type="float" office:value="0.21333333300000001" table:style-name="ce1">
            <text:p>0.213333333</text:p>
          </table:table-cell>
          <table:table-cell office:value-type="float" office:value="24.13" table:style-name="ce1">
            <text:p>24.13</text:p>
          </table:table-cell>
          <table:table-cell office:value-type="float" office:value="23.8" table:style-name="ce1">
            <text:p>23.8</text:p>
          </table:table-cell>
          <table:table-cell table:number-columns-repeated="16375"/>
        </table:table-row>
        <table:table-row table:style-name="ro1">
          <table:table-cell office:value-type="date" office:date-value="2013-10-04T00:00:00" table:style-name="ce2">
            <text:p>04-10-2013</text:p>
          </table:table-cell>
          <table:table-cell office:value-type="float" office:value="24.18" table:style-name="ce1">
            <text:p>24.18</text:p>
          </table:table-cell>
          <table:table-cell office:value-type="float" office:value="23.98" table:style-name="ce1">
            <text:p>23.98</text:p>
          </table:table-cell>
          <table:table-cell office:value-type="float" office:value="0.2" table:style-name="ce1">
            <text:p>0.2</text:p>
          </table:table-cell>
          <table:table-cell office:value-type="float" office:value="24.05" table:style-name="ce1">
            <text:p>24.05</text:p>
          </table:table-cell>
          <table:table-cell office:value-type="float" office:value="23.88666667" table:style-name="ce1">
            <text:p>23.88666667</text:p>
          </table:table-cell>
          <table:table-cell office:value-type="float" office:value="0.163333333" table:style-name="ce1">
            <text:p>0.163333333</text:p>
          </table:table-cell>
          <table:table-cell office:value-type="float" office:value="24.18" table:style-name="ce1">
            <text:p>24.18</text:p>
          </table:table-cell>
          <table:table-cell office:value-type="float" office:value="23.9" table:style-name="ce1">
            <text:p>23.9</text:p>
          </table:table-cell>
          <table:table-cell table:number-columns-repeated="16375"/>
        </table:table-row>
        <table:table-row table:style-name="ro1">
          <table:table-cell office:value-type="date" office:date-value="2013-10-03T00:00:00" table:style-name="ce2">
            <text:p>03-10-2013</text:p>
          </table:table-cell>
          <table:table-cell office:value-type="float" office:value="24.22" table:style-name="ce1">
            <text:p>24.22</text:p>
          </table:table-cell>
          <table:table-cell office:value-type="float" office:value="24.08" table:style-name="ce1">
            <text:p>24.08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4.1" table:style-name="ce1">
            <text:p>24.1</text:p>
          </table:table-cell>
          <table:table-cell office:value-type="float" office:value="24.03" table:style-name="ce1">
            <text:p>24.0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4.25" table:style-name="ce1">
            <text:p>24.25</text:p>
          </table:table-cell>
          <table:table-cell office:value-type="float" office:value="23.84" table:style-name="ce1">
            <text:p>23.84</text:p>
          </table:table-cell>
          <table:table-cell table:number-columns-repeated="16375"/>
        </table:table-row>
        <table:table-row table:style-name="ro1">
          <table:table-cell office:value-type="date" office:date-value="2013-10-02T00:00:00" table:style-name="ce2">
            <text:p>02-10-2013</text:p>
          </table:table-cell>
          <table:table-cell office:value-type="float" office:value="24.14" table:style-name="ce1">
            <text:p>24.14</text:p>
          </table:table-cell>
          <table:table-cell office:value-type="float" office:value="24.18" table:style-name="ce1">
            <text:p>24.18</text:p>
          </table:table-cell>
          <table:table-cell office:value-type="float" office:value="-0.04" table:style-name="ce1">
            <text:p>-0.04</text:p>
          </table:table-cell>
          <table:table-cell office:value-type="float" office:value="24.33" table:style-name="ce1">
            <text:p>24.33</text:p>
          </table:table-cell>
          <table:table-cell office:value-type="float" office:value="24.16" table:style-name="ce1">
            <text:p>24.16</text:p>
          </table:table-cell>
          <table:table-cell office:value-type="float" office:value="0.17" table:style-name="ce1">
            <text:p>0.17</text:p>
          </table:table-cell>
          <table:table-cell office:value-type="float" office:value="24.35" table:style-name="ce1">
            <text:p>24.35</text:p>
          </table:table-cell>
          <table:table-cell office:value-type="float" office:value="24.05" table:style-name="ce1">
            <text:p>24.05</text:p>
          </table:table-cell>
          <table:table-cell table:number-columns-repeated="16375"/>
        </table:table-row>
        <table:table-row table:style-name="ro1">
          <table:table-cell office:value-type="date" office:date-value="2013-10-01T00:00:00" table:style-name="ce2">
            <text:p>01-10-2013</text:p>
          </table:table-cell>
          <table:table-cell office:value-type="float" office:value="23.94" table:style-name="ce1">
            <text:p>23.94</text:p>
          </table:table-cell>
          <table:table-cell office:value-type="float" office:value="24.1" table:style-name="ce1">
            <text:p>24.1</text:p>
          </table:table-cell>
          <table:table-cell office:value-type="float" office:value="-0.16" table:style-name="ce1">
            <text:p>-0.16</text:p>
          </table:table-cell>
          <table:table-cell office:value-type="float" office:value="24.17" table:style-name="ce1">
            <text:p>24.17</text:p>
          </table:table-cell>
          <table:table-cell office:value-type="float" office:value="24.2" table:style-name="ce1">
            <text:p>24.2</text:p>
          </table:table-cell>
          <table:table-cell office:value-type="float" office:value="-0.03" table:style-name="ce1">
            <text:p>-0.03</text:p>
          </table:table-cell>
          <table:table-cell office:value-type="float" office:value="24.22" table:style-name="ce1">
            <text:p>24.22</text:p>
          </table:table-cell>
          <table:table-cell office:value-type="float" office:value="23.9" table:style-name="ce1">
            <text:p>23.9</text:p>
          </table:table-cell>
          <table:table-cell table:number-columns-repeated="16375"/>
        </table:table-row>
        <table:table-row table:style-name="ro1">
          <table:table-cell office:value-type="date" office:date-value="2013-09-30T00:00:00" table:style-name="ce2">
            <text:p>30-09-2013</text:p>
          </table:table-cell>
          <table:table-cell office:value-type="float" office:value="23.88" table:style-name="ce1">
            <text:p>23.88</text:p>
          </table:table-cell>
          <table:table-cell office:value-type="float" office:value="23.986666670000002" table:style-name="ce1">
            <text:p>23.98666667</text:p>
          </table:table-cell>
          <table:table-cell office:value-type="float" office:value="-0.10666666700000001" table:style-name="ce1">
            <text:p>-0.106666667</text:p>
          </table:table-cell>
          <table:table-cell office:value-type="float" office:value="23.89" table:style-name="ce1">
            <text:p>23.89</text:p>
          </table:table-cell>
          <table:table-cell office:value-type="float" office:value="24.13" table:style-name="ce1">
            <text:p>24.13</text:p>
          </table:table-cell>
          <table:table-cell office:value-type="float" office:value="-0.24" table:style-name="ce1">
            <text:p>-0.24</text:p>
          </table:table-cell>
          <table:table-cell office:value-type="float" office:value="24.08" table:style-name="ce1">
            <text:p>24.08</text:p>
          </table:table-cell>
          <table:table-cell office:value-type="float" office:value="23.82" table:style-name="ce1">
            <text:p>23.82</text:p>
          </table:table-cell>
          <table:table-cell table:number-columns-repeated="16375"/>
        </table:table-row>
        <table:table-row table:style-name="ro1">
          <table:table-cell office:value-type="date" office:date-value="2013-09-27T00:00:00" table:style-name="ce2">
            <text:p>27-09-2013</text:p>
          </table:table-cell>
          <table:table-cell office:value-type="float" office:value="24.1" table:style-name="ce1">
            <text:p>24.1</text:p>
          </table:table-cell>
          <table:table-cell office:value-type="float" office:value="23.973333329999999" table:style-name="ce1">
            <text:p>23.97333333</text:p>
          </table:table-cell>
          <table:table-cell office:value-type="float" office:value="0.12666666700000001" table:style-name="ce1">
            <text:p>0.126666667</text:p>
          </table:table-cell>
          <table:table-cell office:value-type="float" office:value="24.05" table:style-name="ce1">
            <text:p>24.05</text:p>
          </table:table-cell>
          <table:table-cell office:value-type="float" office:value="24.036666669999999" table:style-name="ce1">
            <text:p>24.03666667</text:p>
          </table:table-cell>
          <table:table-cell office:value-type="float" office:value="1.3333332999999999E-2" table:style-name="ce1">
            <text:p>0.013333333</text:p>
          </table:table-cell>
          <table:table-cell office:value-type="float" office:value="24.1" table:style-name="ce1">
            <text:p>24.1</text:p>
          </table:table-cell>
          <table:table-cell office:value-type="float" office:value="23.94" table:style-name="ce1">
            <text:p>23.94</text:p>
          </table:table-cell>
          <table:table-cell table:number-columns-repeated="16375"/>
        </table:table-row>
        <table:table-row table:style-name="ro1">
          <table:table-cell office:value-type="date" office:date-value="2013-09-26T00:00:00" table:style-name="ce2">
            <text:p>26-09-2013</text:p>
          </table:table-cell>
          <table:table-cell office:value-type="float" office:value="24.3" table:style-name="ce1">
            <text:p>24.3</text:p>
          </table:table-cell>
          <table:table-cell office:value-type="float" office:value="24.09333333" table:style-name="ce1">
            <text:p>24.09333333</text:p>
          </table:table-cell>
          <table:table-cell office:value-type="float" office:value="0.206666667" table:style-name="ce1">
            <text:p>0.206666667</text:p>
          </table:table-cell>
          <table:table-cell office:value-type="float" office:value="24.25" table:style-name="ce1">
            <text:p>24.25</text:p>
          </table:table-cell>
          <table:table-cell office:value-type="float" office:value="24.063333329999999" table:style-name="ce1">
            <text:p>24.06333333</text:p>
          </table:table-cell>
          <table:table-cell office:value-type="float" office:value="0.18666666700000001" table:style-name="ce1">
            <text:p>0.186666667</text:p>
          </table:table-cell>
          <table:table-cell office:value-type="float" office:value="24.51" table:style-name="ce1">
            <text:p>24.51</text:p>
          </table:table-cell>
          <table:table-cell office:value-type="float" office:value="23.96" table:style-name="ce1">
            <text:p>23.96</text:p>
          </table:table-cell>
          <table:table-cell table:number-columns-repeated="16375"/>
        </table:table-row>
        <table:table-row table:style-name="ro1">
          <table:table-cell office:value-type="date" office:date-value="2013-09-25T00:00:00" table:style-name="ce2">
            <text:p>25-09-2013</text:p>
          </table:table-cell>
          <table:table-cell office:value-type="float" office:value="24.3" table:style-name="ce1">
            <text:p>24.3</text:p>
          </table:table-cell>
          <table:table-cell office:value-type="float" office:value="24.233333330000001" table:style-name="ce1">
            <text:p>24.23333333</text:p>
          </table:table-cell>
          <table:table-cell office:value-type="float" office:value="6.6666666999999999E-2" table:style-name="ce1">
            <text:p>0.066666667</text:p>
          </table:table-cell>
          <table:table-cell office:value-type="float" office:value="24.23" table:style-name="ce1">
            <text:p>24.23</text:p>
          </table:table-cell>
          <table:table-cell office:value-type="float" office:value="24.176666669999999" table:style-name="ce1">
            <text:p>24.17666667</text:p>
          </table:table-cell>
          <table:table-cell office:value-type="float" office:value="5.3333332999999997E-2" table:style-name="ce1">
            <text:p>0.053333333</text:p>
          </table:table-cell>
          <table:table-cell office:value-type="float" office:value="24.48" table:style-name="ce1">
            <text:p>24.48</text:p>
          </table:table-cell>
          <table:table-cell office:value-type="float" office:value="24.2" table:style-name="ce1">
            <text:p>24.2</text:p>
          </table:table-cell>
          <table:table-cell table:number-columns-repeated="16375"/>
        </table:table-row>
        <table:table-row table:style-name="ro1">
          <table:table-cell office:value-type="date" office:date-value="2013-09-24T00:00:00" table:style-name="ce2">
            <text:p>24-09-2013</text:p>
          </table:table-cell>
          <table:table-cell office:value-type="float" office:value="24.22" table:style-name="ce1">
            <text:p>24.22</text:p>
          </table:table-cell>
          <table:table-cell office:value-type="float" office:value="24.27333333" table:style-name="ce1">
            <text:p>24.27333333</text:p>
          </table:table-cell>
          <table:table-cell office:value-type="float" office:value="-5.3333332999999997E-2" table:style-name="ce1">
            <text:p>-0.053333333</text:p>
          </table:table-cell>
          <table:table-cell office:value-type="float" office:value="24.32" table:style-name="ce1">
            <text:p>24.32</text:p>
          </table:table-cell>
          <table:table-cell office:value-type="float" office:value="24.266666669999999" table:style-name="ce1">
            <text:p>24.26666667</text:p>
          </table:table-cell>
          <table:table-cell office:value-type="float" office:value="5.3333332999999997E-2" table:style-name="ce1">
            <text:p>0.053333333</text:p>
          </table:table-cell>
          <table:table-cell office:value-type="float" office:value="24.54" table:style-name="ce1">
            <text:p>24.54</text:p>
          </table:table-cell>
          <table:table-cell office:value-type="float" office:value="24.22" table:style-name="ce1">
            <text:p>24.22</text:p>
          </table:table-cell>
          <table:table-cell table:number-columns-repeated="16375"/>
        </table:table-row>
        <table:table-row table:style-name="ro1">
          <table:table-cell office:value-type="date" office:date-value="2013-09-23T00:00:00" table:style-name="ce2">
            <text:p>23-09-2013</text:p>
          </table:table-cell>
          <table:table-cell office:value-type="float" office:value="24.2" table:style-name="ce1">
            <text:p>24.2</text:p>
          </table:table-cell>
          <table:table-cell office:value-type="float" office:value="24.24" table:style-name="ce1">
            <text:p>24.24</text:p>
          </table:table-cell>
          <table:table-cell office:value-type="float" office:value="-0.04" table:style-name="ce1">
            <text:p>-0.04</text:p>
          </table:table-cell>
          <table:table-cell office:value-type="float" office:value="24.28" table:style-name="ce1">
            <text:p>24.28</text:p>
          </table:table-cell>
          <table:table-cell office:value-type="float" office:value="24.276666670000001" table:style-name="ce1">
            <text:p>24.27666667</text:p>
          </table:table-cell>
          <table:table-cell office:value-type="float" office:value="3.333333E-3" table:style-name="ce1">
            <text:p>0.003333333</text:p>
          </table:table-cell>
          <table:table-cell office:value-type="float" office:value="24.38" table:style-name="ce1">
            <text:p>24.38</text:p>
          </table:table-cell>
          <table:table-cell office:value-type="float" office:value="24.15" table:style-name="ce1">
            <text:p>24.15</text:p>
          </table:table-cell>
          <table:table-cell table:number-columns-repeated="16375"/>
        </table:table-row>
        <table:table-row table:style-name="ro1">
          <table:table-cell office:value-type="date" office:date-value="2013-09-20T00:00:00" table:style-name="ce2">
            <text:p>20-09-2013</text:p>
          </table:table-cell>
          <table:table-cell office:value-type="float" office:value="24.55" table:style-name="ce1">
            <text:p>24.55</text:p>
          </table:table-cell>
          <table:table-cell office:value-type="float" office:value="24.323333330000001" table:style-name="ce1">
            <text:p>24.32333333</text:p>
          </table:table-cell>
          <table:table-cell office:value-type="float" office:value="0.22666666699999999" table:style-name="ce1">
            <text:p>0.226666667</text:p>
          </table:table-cell>
          <table:table-cell office:value-type="float" office:value="24.01" table:style-name="ce1">
            <text:p>24.01</text:p>
          </table:table-cell>
          <table:table-cell office:value-type="float" office:value="24.20333333" table:style-name="ce1">
            <text:p>24.20333333</text:p>
          </table:table-cell>
          <table:table-cell office:value-type="float" office:value="-0.193333333" table:style-name="ce1">
            <text:p>-0.193333333</text:p>
          </table:table-cell>
          <table:table-cell office:value-type="float" office:value="24.56" table:style-name="ce1">
            <text:p>24.56</text:p>
          </table:table-cell>
          <table:table-cell office:value-type="float" office:value="24" table:style-name="ce1">
            <text:p>24</text:p>
          </table:table-cell>
          <table:table-cell table:number-columns-repeated="16375"/>
        </table:table-row>
        <table:table-row table:style-name="ro1">
          <table:table-cell office:value-type="date" office:date-value="2013-09-19T00:00:00" table:style-name="ce2">
            <text:p>19-09-2013</text:p>
          </table:table-cell>
          <table:table-cell office:value-type="float" office:value="24.8" table:style-name="ce1">
            <text:p>24.8</text:p>
          </table:table-cell>
          <table:table-cell office:value-type="float" office:value="24.516666669999999" table:style-name="ce1">
            <text:p>24.51666667</text:p>
          </table:table-cell>
          <table:table-cell office:value-type="float" office:value="0.28333333300000002" table:style-name="ce1">
            <text:p>0.283333333</text:p>
          </table:table-cell>
          <table:table-cell office:value-type="float" office:value="24.46" table:style-name="ce1">
            <text:p>24.46</text:p>
          </table:table-cell>
          <table:table-cell office:value-type="float" office:value="24.25" table:style-name="ce1">
            <text:p>24.25</text:p>
          </table:table-cell>
          <table:table-cell office:value-type="float" office:value="0.21" table:style-name="ce1">
            <text:p>0.21</text:p>
          </table:table-cell>
          <table:table-cell office:value-type="float" office:value="24.885000000000002" table:style-name="ce1">
            <text:p>24.885</text:p>
          </table:table-cell>
          <table:table-cell office:value-type="float" office:value="24.4" table:style-name="ce1">
            <text:p>24.4</text:p>
          </table:table-cell>
          <table:table-cell table:number-columns-repeated="16375"/>
        </table:table-row>
        <table:table-row table:style-name="ro1">
          <table:table-cell office:value-type="date" office:date-value="2013-09-18T00:00:00" table:style-name="ce2">
            <text:p>18-09-2013</text:p>
          </table:table-cell>
          <table:table-cell office:value-type="float" office:value="24.47" table:style-name="ce1">
            <text:p>24.47</text:p>
          </table:table-cell>
          <table:table-cell office:value-type="float" office:value="24.606666669999999" table:style-name="ce1">
            <text:p>24.606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24.86" table:style-name="ce1">
            <text:p>24.86</text:p>
          </table:table-cell>
          <table:table-cell office:value-type="float" office:value="24.443333330000002" table:style-name="ce1">
            <text:p>24.44333333</text:p>
          </table:table-cell>
          <table:table-cell office:value-type="float" office:value="0.41666666699999999" table:style-name="ce1">
            <text:p>0.416666667</text:p>
          </table:table-cell>
          <table:table-cell office:value-type="float" office:value="24.91" table:style-name="ce1">
            <text:p>24.91</text:p>
          </table:table-cell>
          <table:table-cell office:value-type="float" office:value="24.4" table:style-name="ce1">
            <text:p>24.4</text:p>
          </table:table-cell>
          <table:table-cell table:number-columns-repeated="16375"/>
        </table:table-row>
        <table:table-row table:style-name="ro1">
          <table:table-cell office:value-type="date" office:date-value="2013-09-17T00:00:00" table:style-name="ce2">
            <text:p>17-09-2013</text:p>
          </table:table-cell>
          <table:table-cell office:value-type="float" office:value="24.13" table:style-name="ce1">
            <text:p>24.13</text:p>
          </table:table-cell>
          <table:table-cell office:value-type="float" office:value="24.466666669999999" table:style-name="ce1">
            <text:p>24.46666667</text:p>
          </table:table-cell>
          <table:table-cell office:value-type="float" office:value="-0.33666666699999998" table:style-name="ce1">
            <text:p>-0.336666667</text:p>
          </table:table-cell>
          <table:table-cell office:value-type="float" office:value="24.45" table:style-name="ce1">
            <text:p>24.45</text:p>
          </table:table-cell>
          <table:table-cell office:value-type="float" office:value="24.59" table:style-name="ce1">
            <text:p>24.59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24.47" table:style-name="ce1">
            <text:p>24.47</text:p>
          </table:table-cell>
          <table:table-cell office:value-type="float" office:value="24.11" table:style-name="ce1">
            <text:p>24.11</text:p>
          </table:table-cell>
          <table:table-cell table:number-columns-repeated="16375"/>
        </table:table-row>
        <table:table-row table:style-name="ro1">
          <table:table-cell office:value-type="date" office:date-value="2013-09-16T00:00:00" table:style-name="ce2">
            <text:p>16-09-2013</text:p>
          </table:table-cell>
          <table:table-cell office:value-type="float" office:value="24.06" table:style-name="ce1">
            <text:p>24.06</text:p>
          </table:table-cell>
          <table:table-cell office:value-type="float" office:value="24.22" table:style-name="ce1">
            <text:p>24.22</text:p>
          </table:table-cell>
          <table:table-cell office:value-type="float" office:value="-0.16" table:style-name="ce1">
            <text:p>-0.16</text:p>
          </table:table-cell>
          <table:table-cell office:value-type="float" office:value="24.14" table:style-name="ce1">
            <text:p>24.14</text:p>
          </table:table-cell>
          <table:table-cell office:value-type="float" office:value="24.483333330000001" table:style-name="ce1">
            <text:p>24.48333333</text:p>
          </table:table-cell>
          <table:table-cell office:value-type="float" office:value="-0.34333333300000002" table:style-name="ce1">
            <text:p>-0.343333333</text:p>
          </table:table-cell>
          <table:table-cell office:value-type="float" office:value="24.23" table:style-name="ce1">
            <text:p>24.23</text:p>
          </table:table-cell>
          <table:table-cell office:value-type="float" office:value="23.93" table:style-name="ce1">
            <text:p>23.93</text:p>
          </table:table-cell>
          <table:table-cell table:number-columns-repeated="16375"/>
        </table:table-row>
        <table:table-row table:style-name="ro1">
          <table:table-cell office:value-type="date" office:date-value="2013-09-13T00:00:00" table:style-name="ce2">
            <text:p>13-09-2013</text:p>
          </table:table-cell>
          <table:table-cell office:value-type="float" office:value="23.774999999999999" table:style-name="ce1">
            <text:p>23.775</text:p>
          </table:table-cell>
          <table:table-cell office:value-type="float" office:value="23.98833333" table:style-name="ce1">
            <text:p>23.98833333</text:p>
          </table:table-cell>
          <table:table-cell office:value-type="float" office:value="-0.21333333300000001" table:style-name="ce1">
            <text:p>-0.213333333</text:p>
          </table:table-cell>
          <table:table-cell office:value-type="float" office:value="23.78" table:style-name="ce1">
            <text:p>23.78</text:p>
          </table:table-cell>
          <table:table-cell office:value-type="float" office:value="24.123333330000001" table:style-name="ce1">
            <text:p>24.12333333</text:p>
          </table:table-cell>
          <table:table-cell office:value-type="float" office:value="-0.34333333300000002" table:style-name="ce1">
            <text:p>-0.343333333</text:p>
          </table:table-cell>
          <table:table-cell office:value-type="float" office:value="23.9" table:style-name="ce1">
            <text:p>23.9</text:p>
          </table:table-cell>
          <table:table-cell office:value-type="float" office:value="23.75" table:style-name="ce1">
            <text:p>23.75</text:p>
          </table:table-cell>
          <table:table-cell table:number-columns-repeated="16375"/>
        </table:table-row>
        <table:table-row table:style-name="ro1">
          <table:table-cell office:value-type="date" office:date-value="2013-09-12T00:00:00" table:style-name="ce2">
            <text:p>12-09-2013</text:p>
          </table:table-cell>
          <table:table-cell office:value-type="float" office:value="24.16" table:style-name="ce1">
            <text:p>24.16</text:p>
          </table:table-cell>
          <table:table-cell office:value-type="float" office:value="23.998333330000001" table:style-name="ce1">
            <text:p>23.99833333</text:p>
          </table:table-cell>
          <table:table-cell office:value-type="float" office:value="0.16166666699999999" table:style-name="ce1">
            <text:p>0.161666667</text:p>
          </table:table-cell>
          <table:table-cell office:value-type="float" office:value="23.85" table:style-name="ce1">
            <text:p>23.85</text:p>
          </table:table-cell>
          <table:table-cell office:value-type="float" office:value="23.923333329999998" table:style-name="ce1">
            <text:p>23.923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24.2" table:style-name="ce1">
            <text:p>24.2</text:p>
          </table:table-cell>
          <table:table-cell office:value-type="float" office:value="23.77" table:style-name="ce1">
            <text:p>23.77</text:p>
          </table:table-cell>
          <table:table-cell table:number-columns-repeated="16375"/>
        </table:table-row>
        <table:table-row table:style-name="ro1">
          <table:table-cell office:value-type="date" office:date-value="2013-09-11T00:00:00" table:style-name="ce2">
            <text:p>11-09-2013</text:p>
          </table:table-cell>
          <table:table-cell office:value-type="float" office:value="23.95" table:style-name="ce1">
            <text:p>23.95</text:p>
          </table:table-cell>
          <table:table-cell office:value-type="float" office:value="23.96166667" table:style-name="ce1">
            <text:p>23.96166667</text:p>
          </table:table-cell>
          <table:table-cell office:value-type="float" office:value="-1.1666667E-2" table:style-name="ce1">
            <text:p>-0.011666667</text:p>
          </table:table-cell>
          <table:table-cell office:value-type="float" office:value="24.09" table:style-name="ce1">
            <text:p>24.09</text:p>
          </table:table-cell>
          <table:table-cell office:value-type="float" office:value="23.90666667" table:style-name="ce1">
            <text:p>23.90666667</text:p>
          </table:table-cell>
          <table:table-cell office:value-type="float" office:value="0.18333333299999999" table:style-name="ce1">
            <text:p>0.183333333</text:p>
          </table:table-cell>
          <table:table-cell office:value-type="float" office:value="24.09" table:style-name="ce1">
            <text:p>24.09</text:p>
          </table:table-cell>
          <table:table-cell office:value-type="float" office:value="23.72" table:style-name="ce1">
            <text:p>23.72</text:p>
          </table:table-cell>
          <table:table-cell table:number-columns-repeated="16375"/>
        </table:table-row>
        <table:table-row table:style-name="ro1">
          <table:table-cell office:value-type="date" office:date-value="2013-09-10T00:00:00" table:style-name="ce2">
            <text:p>10-09-2013</text:p>
          </table:table-cell>
          <table:table-cell office:value-type="float" office:value="23.67" table:style-name="ce1">
            <text:p>23.67</text:p>
          </table:table-cell>
          <table:table-cell office:value-type="float" office:value="23.926666669999999" table:style-name="ce1">
            <text:p>23.92666667</text:p>
          </table:table-cell>
          <table:table-cell office:value-type="float" office:value="-0.25666666700000001" table:style-name="ce1">
            <text:p>-0.256666667</text:p>
          </table:table-cell>
          <table:table-cell office:value-type="float" office:value="23.87" table:style-name="ce1">
            <text:p>23.87</text:p>
          </table:table-cell>
          <table:table-cell office:value-type="float" office:value="23.936666670000001" table:style-name="ce1">
            <text:p>23.936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23.94" table:style-name="ce1">
            <text:p>23.94</text:p>
          </table:table-cell>
          <table:table-cell office:value-type="float" office:value="23.617999999999999" table:style-name="ce1">
            <text:p>23.618</text:p>
          </table:table-cell>
          <table:table-cell table:number-columns-repeated="16375"/>
        </table:table-row>
        <table:table-row table:style-name="ro1">
          <table:table-cell office:value-type="date" office:date-value="2013-09-09T00:00:00" table:style-name="ce2">
            <text:p>09-09-2013</text:p>
          </table:table-cell>
          <table:table-cell office:value-type="float" office:value="23.25" table:style-name="ce1">
            <text:p>23.25</text:p>
          </table:table-cell>
          <table:table-cell office:value-type="float" office:value="23.623333330000001" table:style-name="ce1">
            <text:p>23.62333333</text:p>
          </table:table-cell>
          <table:table-cell office:value-type="float" office:value="-0.37333333299999999" table:style-name="ce1">
            <text:p>-0.373333333</text:p>
          </table:table-cell>
          <table:table-cell office:value-type="float" office:value="23.39" table:style-name="ce1">
            <text:p>23.39</text:p>
          </table:table-cell>
          <table:table-cell office:value-type="float" office:value="23.783333330000001" table:style-name="ce1">
            <text:p>23.78333333</text:p>
          </table:table-cell>
          <table:table-cell office:value-type="float" office:value="-0.39333333300000001" table:style-name="ce1">
            <text:p>-0.393333333</text:p>
          </table:table-cell>
          <table:table-cell office:value-type="float" office:value="23.46" table:style-name="ce1">
            <text:p>23.46</text:p>
          </table:table-cell>
          <table:table-cell office:value-type="float" office:value="23.18" table:style-name="ce1">
            <text:p>23.18</text:p>
          </table:table-cell>
          <table:table-cell table:number-columns-repeated="16375"/>
        </table:table-row>
        <table:table-row table:style-name="ro1">
          <table:table-cell office:value-type="date" office:date-value="2013-09-06T00:00:00" table:style-name="ce2">
            <text:p>06-09-2013</text:p>
          </table:table-cell>
          <table:table-cell office:value-type="float" office:value="23.15" table:style-name="ce1">
            <text:p>23.15</text:p>
          </table:table-cell>
          <table:table-cell office:value-type="float" office:value="23.356666669999999" table:style-name="ce1">
            <text:p>23.35666667</text:p>
          </table:table-cell>
          <table:table-cell office:value-type="float" office:value="-0.206666667" table:style-name="ce1">
            <text:p>-0.206666667</text:p>
          </table:table-cell>
          <table:table-cell office:value-type="float" office:value="23.16" table:style-name="ce1">
            <text:p>23.16</text:p>
          </table:table-cell>
          <table:table-cell office:value-type="float" office:value="23.473333329999999" table:style-name="ce1">
            <text:p>23.47333333</text:p>
          </table:table-cell>
          <table:table-cell office:value-type="float" office:value="-0.31333333299999999" table:style-name="ce1">
            <text:p>-0.313333333</text:p>
          </table:table-cell>
          <table:table-cell office:value-type="float" office:value="23.38" table:style-name="ce1">
            <text:p>23.38</text:p>
          </table:table-cell>
          <table:table-cell office:value-type="float" office:value="22.960999999999999" table:style-name="ce1">
            <text:p>22.961</text:p>
          </table:table-cell>
          <table:table-cell table:number-columns-repeated="16375"/>
        </table:table-row>
        <table:table-row table:style-name="ro1">
          <table:table-cell office:value-type="date" office:date-value="2013-09-05T00:00:00" table:style-name="ce2">
            <text:p>05-09-2013</text:p>
          </table:table-cell>
          <table:table-cell office:value-type="float" office:value="23.34" table:style-name="ce1">
            <text:p>23.34</text:p>
          </table:table-cell>
          <table:table-cell office:value-type="float" office:value="23.24666667" table:style-name="ce1">
            <text:p>23.24666667</text:p>
          </table:table-cell>
          <table:table-cell office:value-type="float" office:value="9.3333333000000004E-2" table:style-name="ce1">
            <text:p>0.093333333</text:p>
          </table:table-cell>
          <table:table-cell office:value-type="float" office:value="23.16" table:style-name="ce1">
            <text:p>23.16</text:p>
          </table:table-cell>
          <table:table-cell office:value-type="float" office:value="23.236666670000002" table:style-name="ce1">
            <text:p>23.23666667</text:p>
          </table:table-cell>
          <table:table-cell office:value-type="float" office:value="-7.6666666999999994E-2" table:style-name="ce1">
            <text:p>-0.076666667</text:p>
          </table:table-cell>
          <table:table-cell office:value-type="float" office:value="23.35" table:style-name="ce1">
            <text:p>23.35</text:p>
          </table:table-cell>
          <table:table-cell office:value-type="float" office:value="23.092300000000002" table:style-name="ce1">
            <text:p>23.0923</text:p>
          </table:table-cell>
          <table:table-cell table:number-columns-repeated="16375"/>
        </table:table-row>
        <table:table-row table:style-name="ro1">
          <table:table-cell office:value-type="date" office:date-value="2013-09-04T00:00:00" table:style-name="ce2">
            <text:p>04-09-2013</text:p>
          </table:table-cell>
          <table:table-cell office:value-type="float" office:value="22.99" table:style-name="ce1">
            <text:p>22.99</text:p>
          </table:table-cell>
          <table:table-cell office:value-type="float" office:value="23.16" table:style-name="ce1">
            <text:p>23.16</text:p>
          </table:table-cell>
          <table:table-cell office:value-type="float" office:value="-0.17" table:style-name="ce1">
            <text:p>-0.17</text:p>
          </table:table-cell>
          <table:table-cell office:value-type="float" office:value="23.17" table:style-name="ce1">
            <text:p>23.17</text:p>
          </table:table-cell>
          <table:table-cell office:value-type="float" office:value="23.16333333" table:style-name="ce1">
            <text:p>23.16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23.18" table:style-name="ce1">
            <text:p>23.18</text:p>
          </table:table-cell>
          <table:table-cell office:value-type="float" office:value="22.96" table:style-name="ce1">
            <text:p>22.96</text:p>
          </table:table-cell>
          <table:table-cell table:number-columns-repeated="16375"/>
        </table:table-row>
        <table:table-row table:style-name="ro1">
          <table:table-cell office:value-type="date" office:date-value="2013-09-03T00:00:00" table:style-name="ce2">
            <text:p>03-09-2013</text:p>
          </table:table-cell>
          <table:table-cell office:value-type="float" office:value="23.31" table:style-name="ce1">
            <text:p>23.31</text:p>
          </table:table-cell>
          <table:table-cell office:value-type="float" office:value="23.213333330000001" table:style-name="ce1">
            <text:p>23.21333333</text:p>
          </table:table-cell>
          <table:table-cell office:value-type="float" office:value="9.6666666999999998E-2" table:style-name="ce1">
            <text:p>0.096666667</text:p>
          </table:table-cell>
          <table:table-cell office:value-type="float" office:value="23.06" table:style-name="ce1">
            <text:p>23.06</text:p>
          </table:table-cell>
          <table:table-cell office:value-type="float" office:value="23.13" table:style-name="ce1">
            <text:p>23.1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23.45" table:style-name="ce1">
            <text:p>23.45</text:p>
          </table:table-cell>
          <table:table-cell office:value-type="float" office:value="22.92" table:style-name="ce1">
            <text:p>22.92</text:p>
          </table:table-cell>
          <table:table-cell table:number-columns-repeated="16375"/>
        </table:table-row>
        <table:table-row table:style-name="ro1">
          <table:table-cell office:value-type="date" office:date-value="2013-08-30T00:00:00" table:style-name="ce2">
            <text:p>30-08-2013</text:p>
          </table:table-cell>
          <table:table-cell office:value-type="float" office:value="23.44" table:style-name="ce1">
            <text:p>23.44</text:p>
          </table:table-cell>
          <table:table-cell office:value-type="float" office:value="23.24666667" table:style-name="ce1">
            <text:p>23.24666667</text:p>
          </table:table-cell>
          <table:table-cell office:value-type="float" office:value="0.193333333" table:style-name="ce1">
            <text:p>0.193333333</text:p>
          </table:table-cell>
          <table:table-cell office:value-type="float" office:value="23.14" table:style-name="ce1">
            <text:p>23.14</text:p>
          </table:table-cell>
          <table:table-cell office:value-type="float" office:value="23.123333330000001" table:style-name="ce1">
            <text:p>23.12333333</text:p>
          </table:table-cell>
          <table:table-cell office:value-type="float" office:value="1.6666667E-2" table:style-name="ce1">
            <text:p>0.016666667</text:p>
          </table:table-cell>
          <table:table-cell office:value-type="float" office:value="23.5" table:style-name="ce1">
            <text:p>23.5</text:p>
          </table:table-cell>
          <table:table-cell office:value-type="float" office:value="23.04" table:style-name="ce1">
            <text:p>23.04</text:p>
          </table:table-cell>
          <table:table-cell table:number-columns-repeated="16375"/>
        </table:table-row>
        <table:table-row table:style-name="ro1">
          <table:table-cell office:value-type="date" office:date-value="2013-08-29T00:00:00" table:style-name="ce2">
            <text:p>29-08-2013</text:p>
          </table:table-cell>
          <table:table-cell office:value-type="float" office:value="23.16" table:style-name="ce1">
            <text:p>23.16</text:p>
          </table:table-cell>
          <table:table-cell office:value-type="float" office:value="23.303333330000001" table:style-name="ce1">
            <text:p>23.30333333</text:p>
          </table:table-cell>
          <table:table-cell office:value-type="float" office:value="-0.14333333300000001" table:style-name="ce1">
            <text:p>-0.143333333</text:p>
          </table:table-cell>
          <table:table-cell office:value-type="float" office:value="23.11" table:style-name="ce1">
            <text:p>23.11</text:p>
          </table:table-cell>
          <table:table-cell office:value-type="float" office:value="23.103333330000002" table:style-name="ce1">
            <text:p>23.10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23.3" table:style-name="ce1">
            <text:p>23.3</text:p>
          </table:table-cell>
          <table:table-cell office:value-type="float" office:value="23.094999999999999" table:style-name="ce1">
            <text:p>23.095</text:p>
          </table:table-cell>
          <table:table-cell table:number-columns-repeated="16375"/>
        </table:table-row>
        <table:table-row table:style-name="ro1">
          <table:table-cell office:value-type="date" office:date-value="2013-08-28T00:00:00" table:style-name="ce2">
            <text:p>28-08-2013</text:p>
          </table:table-cell>
          <table:table-cell office:value-type="float" office:value="23.16" table:style-name="ce1">
            <text:p>23.16</text:p>
          </table:table-cell>
          <table:table-cell office:value-type="float" office:value="23.25333333" table:style-name="ce1">
            <text:p>23.25333333</text:p>
          </table:table-cell>
          <table:table-cell office:value-type="float" office:value="-9.3333333000000004E-2" table:style-name="ce1">
            <text:p>-0.093333333</text:p>
          </table:table-cell>
          <table:table-cell office:value-type="float" office:value="23.2" table:style-name="ce1">
            <text:p>23.2</text:p>
          </table:table-cell>
          <table:table-cell office:value-type="float" office:value="23.15" table:style-name="ce1">
            <text:p>23.15</text:p>
          </table:table-cell>
          <table:table-cell office:value-type="float" office:value="0.05" table:style-name="ce1">
            <text:p>0.05</text:p>
          </table:table-cell>
          <table:table-cell office:value-type="float" office:value="23.4" table:style-name="ce1">
            <text:p>23.4</text:p>
          </table:table-cell>
          <table:table-cell office:value-type="float" office:value="23.16" table:style-name="ce1">
            <text:p>23.16</text:p>
          </table:table-cell>
          <table:table-cell table:number-columns-repeated="16375"/>
        </table:table-row>
        <table:table-row table:style-name="ro1">
          <table:table-cell office:value-type="date" office:date-value="2013-08-27T00:00:00" table:style-name="ce2">
            <text:p>27-08-2013</text:p>
          </table:table-cell>
          <table:table-cell office:value-type="float" office:value="23.36" table:style-name="ce1">
            <text:p>23.36</text:p>
          </table:table-cell>
          <table:table-cell office:value-type="float" office:value="23.22666667" table:style-name="ce1">
            <text:p>23.22666667</text:p>
          </table:table-cell>
          <table:table-cell office:value-type="float" office:value="0.133333333" table:style-name="ce1">
            <text:p>0.133333333</text:p>
          </table:table-cell>
          <table:table-cell office:value-type="float" office:value="23.18" table:style-name="ce1">
            <text:p>23.18</text:p>
          </table:table-cell>
          <table:table-cell office:value-type="float" office:value="23.16333333" table:style-name="ce1">
            <text:p>23.16333333</text:p>
          </table:table-cell>
          <table:table-cell office:value-type="float" office:value="1.6666667E-2" table:style-name="ce1">
            <text:p>0.016666667</text:p>
          </table:table-cell>
          <table:table-cell office:value-type="float" office:value="23.39" table:style-name="ce1">
            <text:p>23.39</text:p>
          </table:table-cell>
          <table:table-cell office:value-type="float" office:value="23.11" table:style-name="ce1">
            <text:p>23.11</text:p>
          </table:table-cell>
          <table:table-cell table:number-columns-repeated="16375"/>
        </table:table-row>
        <table:table-row table:style-name="ro1">
          <table:table-cell office:value-type="date" office:date-value="2013-08-26T00:00:00" table:style-name="ce2">
            <text:p>26-08-2013</text:p>
          </table:table-cell>
          <table:table-cell office:value-type="float" office:value="23.74" table:style-name="ce1">
            <text:p>23.74</text:p>
          </table:table-cell>
          <table:table-cell office:value-type="float" office:value="23.42" table:style-name="ce1">
            <text:p>23.42</text:p>
          </table:table-cell>
          <table:table-cell office:value-type="float" office:value="0.32" table:style-name="ce1">
            <text:p>0.32</text:p>
          </table:table-cell>
          <table:table-cell office:value-type="float" office:value="23.61" table:style-name="ce1">
            <text:p>23.61</text:p>
          </table:table-cell>
          <table:table-cell office:value-type="float" office:value="23.33" table:style-name="ce1">
            <text:p>23.3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23.79" table:style-name="ce1">
            <text:p>23.79</text:p>
          </table:table-cell>
          <table:table-cell office:value-type="float" office:value="23.56" table:style-name="ce1">
            <text:p>23.56</text:p>
          </table:table-cell>
          <table:table-cell table:number-columns-repeated="16375"/>
        </table:table-row>
        <table:table-row table:style-name="ro1">
          <table:table-cell office:value-type="date" office:date-value="2013-08-23T00:00:00" table:style-name="ce2">
            <text:p>23-08-2013</text:p>
          </table:table-cell>
          <table:table-cell office:value-type="float" office:value="23.83" table:style-name="ce1">
            <text:p>23.83</text:p>
          </table:table-cell>
          <table:table-cell office:value-type="float" office:value="23.643333330000001" table:style-name="ce1">
            <text:p>23.64333333</text:p>
          </table:table-cell>
          <table:table-cell office:value-type="float" office:value="0.18666666700000001" table:style-name="ce1">
            <text:p>0.186666667</text:p>
          </table:table-cell>
          <table:table-cell office:value-type="float" office:value="23.78" table:style-name="ce1">
            <text:p>23.78</text:p>
          </table:table-cell>
          <table:table-cell office:value-type="float" office:value="23.52333333" table:style-name="ce1">
            <text:p>23.52333333</text:p>
          </table:table-cell>
          <table:table-cell office:value-type="float" office:value="0.25666666700000001" table:style-name="ce1">
            <text:p>0.256666667</text:p>
          </table:table-cell>
          <table:table-cell office:value-type="float" office:value="23.85" table:style-name="ce1">
            <text:p>23.85</text:p>
          </table:table-cell>
          <table:table-cell office:value-type="float" office:value="23.64" table:style-name="ce1">
            <text:p>23.64</text:p>
          </table:table-cell>
          <table:table-cell table:number-columns-repeated="16375"/>
        </table:table-row>
        <table:table-row table:style-name="ro1">
          <table:table-cell office:value-type="date" office:date-value="2013-08-22T00:00:00" table:style-name="ce2">
            <text:p>22-08-2013</text:p>
          </table:table-cell>
          <table:table-cell office:value-type="float" office:value="23.66" table:style-name="ce1">
            <text:p>23.66</text:p>
          </table:table-cell>
          <table:table-cell office:value-type="float" office:value="23.743333329999999" table:style-name="ce1">
            <text:p>23.74333333</text:p>
          </table:table-cell>
          <table:table-cell office:value-type="float" office:value="-8.3333332999999996E-2" table:style-name="ce1">
            <text:p>-0.083333333</text:p>
          </table:table-cell>
          <table:table-cell office:value-type="float" office:value="23.78" table:style-name="ce1">
            <text:p>23.78</text:p>
          </table:table-cell>
          <table:table-cell office:value-type="float" office:value="23.723333329999999" table:style-name="ce1">
            <text:p>23.72333333</text:p>
          </table:table-cell>
          <table:table-cell office:value-type="float" office:value="5.6666666999999997E-2" table:style-name="ce1">
            <text:p>0.056666667</text:p>
          </table:table-cell>
          <table:table-cell office:value-type="float" office:value="23.8" table:style-name="ce1">
            <text:p>23.8</text:p>
          </table:table-cell>
          <table:table-cell office:value-type="float" office:value="23.61" table:style-name="ce1">
            <text:p>23.61</text:p>
          </table:table-cell>
          <table:table-cell table:number-columns-repeated="16375"/>
        </table:table-row>
        <table:table-row table:style-name="ro1">
          <table:table-cell office:value-type="date" office:date-value="2013-08-21T00:00:00" table:style-name="ce2">
            <text:p>21-08-2013</text:p>
          </table:table-cell>
          <table:table-cell office:value-type="float" office:value="23.72" table:style-name="ce1">
            <text:p>23.72</text:p>
          </table:table-cell>
          <table:table-cell office:value-type="float" office:value="23.736666670000002" table:style-name="ce1">
            <text:p>23.73666667</text:p>
          </table:table-cell>
          <table:table-cell office:value-type="float" office:value="-1.6666667E-2" table:style-name="ce1">
            <text:p>-0.016666667</text:p>
          </table:table-cell>
          <table:table-cell office:value-type="float" office:value="23.61" table:style-name="ce1">
            <text:p>23.61</text:p>
          </table:table-cell>
          <table:table-cell office:value-type="float" office:value="23.723333329999999" table:style-name="ce1">
            <text:p>23.72333333</text:p>
          </table:table-cell>
          <table:table-cell office:value-type="float" office:value="-0.11333333299999999" table:style-name="ce1">
            <text:p>-0.113333333</text:p>
          </table:table-cell>
          <table:table-cell office:value-type="float" office:value="23.79" table:style-name="ce1">
            <text:p>23.79</text:p>
          </table:table-cell>
          <table:table-cell office:value-type="float" office:value="23.56" table:style-name="ce1">
            <text:p>23.56</text:p>
          </table:table-cell>
          <table:table-cell table:number-columns-repeated="16375"/>
        </table:table-row>
        <table:table-row table:style-name="ro1">
          <table:table-cell office:value-type="date" office:date-value="2013-08-20T00:00:00" table:style-name="ce2">
            <text:p>20-08-2013</text:p>
          </table:table-cell>
          <table:table-cell office:value-type="float" office:value="23.77" table:style-name="ce1">
            <text:p>23.77</text:p>
          </table:table-cell>
          <table:table-cell office:value-type="float" office:value="23.716666669999999" table:style-name="ce1">
            <text:p>23.71666667</text:p>
          </table:table-cell>
          <table:table-cell office:value-type="float" office:value="5.3333332999999997E-2" table:style-name="ce1">
            <text:p>0.053333333</text:p>
          </table:table-cell>
          <table:table-cell office:value-type="float" office:value="23.72" table:style-name="ce1">
            <text:p>23.72</text:p>
          </table:table-cell>
          <table:table-cell office:value-type="float" office:value="23.70333333" table:style-name="ce1">
            <text:p>23.70333333</text:p>
          </table:table-cell>
          <table:table-cell office:value-type="float" office:value="1.6666667E-2" table:style-name="ce1">
            <text:p>0.016666667</text:p>
          </table:table-cell>
          <table:table-cell office:value-type="float" office:value="23.85" table:style-name="ce1">
            <text:p>23.85</text:p>
          </table:table-cell>
          <table:table-cell office:value-type="float" office:value="23.63" table:style-name="ce1">
            <text:p>23.63</text:p>
          </table:table-cell>
          <table:table-cell table:number-columns-repeated="16375"/>
        </table:table-row>
        <table:table-row table:style-name="ro1">
          <table:table-cell office:value-type="date" office:date-value="2013-08-19T00:00:00" table:style-name="ce2">
            <text:p>19-08-2013</text:p>
          </table:table-cell>
          <table:table-cell office:value-type="float" office:value="23.9" table:style-name="ce1">
            <text:p>23.9</text:p>
          </table:table-cell>
          <table:table-cell office:value-type="float" office:value="23.79666667" table:style-name="ce1">
            <text:p>23.79666667</text:p>
          </table:table-cell>
          <table:table-cell office:value-type="float" office:value="0.103333333" table:style-name="ce1">
            <text:p>0.103333333</text:p>
          </table:table-cell>
          <table:table-cell office:value-type="float" office:value="23.85" table:style-name="ce1">
            <text:p>23.85</text:p>
          </table:table-cell>
          <table:table-cell office:value-type="float" office:value="23.72666667" table:style-name="ce1">
            <text:p>23.72666667</text:p>
          </table:table-cell>
          <table:table-cell office:value-type="float" office:value="0.123333333" table:style-name="ce1">
            <text:p>0.123333333</text:p>
          </table:table-cell>
          <table:table-cell office:value-type="float" office:value="23.96" table:style-name="ce1">
            <text:p>23.96</text:p>
          </table:table-cell>
          <table:table-cell office:value-type="float" office:value="23.76" table:style-name="ce1">
            <text:p>23.76</text:p>
          </table:table-cell>
          <table:table-cell table:number-columns-repeated="16375"/>
        </table:table-row>
        <table:table-row table:style-name="ro1">
          <table:table-cell office:value-type="date" office:date-value="2013-08-16T00:00:00" table:style-name="ce2">
            <text:p>16-08-2013</text:p>
          </table:table-cell>
          <table:table-cell office:value-type="float" office:value="23.88" table:style-name="ce1">
            <text:p>23.88</text:p>
          </table:table-cell>
          <table:table-cell office:value-type="float" office:value="23.85" table:style-name="ce1">
            <text:p>23.85</text:p>
          </table:table-cell>
          <table:table-cell office:value-type="float" office:value="0.03" table:style-name="ce1">
            <text:p>0.03</text:p>
          </table:table-cell>
          <table:table-cell office:value-type="float" office:value="23.95" table:style-name="ce1">
            <text:p>23.95</text:p>
          </table:table-cell>
          <table:table-cell office:value-type="float" office:value="23.84" table:style-name="ce1">
            <text:p>23.84</text:p>
          </table:table-cell>
          <table:table-cell office:value-type="float" office:value="0.11" table:style-name="ce1">
            <text:p>0.11</text:p>
          </table:table-cell>
          <table:table-cell office:value-type="float" office:value="24.05" table:style-name="ce1">
            <text:p>24.05</text:p>
          </table:table-cell>
          <table:table-cell office:value-type="float" office:value="23.86" table:style-name="ce1">
            <text:p>23.86</text:p>
          </table:table-cell>
          <table:table-cell table:number-columns-repeated="16375"/>
        </table:table-row>
        <table:table-row table:style-name="ro1">
          <table:table-cell office:value-type="date" office:date-value="2013-08-15T00:00:00" table:style-name="ce2">
            <text:p>15-08-2013</text:p>
          </table:table-cell>
          <table:table-cell office:value-type="float" office:value="23.97" table:style-name="ce1">
            <text:p>23.97</text:p>
          </table:table-cell>
          <table:table-cell office:value-type="float" office:value="23.916666670000001" table:style-name="ce1">
            <text:p>23.91666667</text:p>
          </table:table-cell>
          <table:table-cell office:value-type="float" office:value="5.3333332999999997E-2" table:style-name="ce1">
            <text:p>0.053333333</text:p>
          </table:table-cell>
          <table:table-cell office:value-type="float" office:value="24" table:style-name="ce1">
            <text:p>24</text:p>
          </table:table-cell>
          <table:table-cell office:value-type="float" office:value="23.93333333" table:style-name="ce1">
            <text:p>23.93333333</text:p>
          </table:table-cell>
          <table:table-cell office:value-type="float" office:value="6.6666666999999999E-2" table:style-name="ce1">
            <text:p>0.066666667</text:p>
          </table:table-cell>
          <table:table-cell office:value-type="float" office:value="24.26" table:style-name="ce1">
            <text:p>24.26</text:p>
          </table:table-cell>
          <table:table-cell office:value-type="float" office:value="23.92" table:style-name="ce1">
            <text:p>23.92</text:p>
          </table:table-cell>
          <table:table-cell table:number-columns-repeated="16375"/>
        </table:table-row>
        <table:table-row table:style-name="ro1">
          <table:table-cell office:value-type="date" office:date-value="2013-08-14T00:00:00" table:style-name="ce2">
            <text:p>14-08-2013</text:p>
          </table:table-cell>
          <table:table-cell office:value-type="float" office:value="24.2" table:style-name="ce1">
            <text:p>24.2</text:p>
          </table:table-cell>
          <table:table-cell office:value-type="float" office:value="24.016666669999999" table:style-name="ce1">
            <text:p>24.01666667</text:p>
          </table:table-cell>
          <table:table-cell office:value-type="float" office:value="0.18333333299999999" table:style-name="ce1">
            <text:p>0.183333333</text:p>
          </table:table-cell>
          <table:table-cell office:value-type="float" office:value="24.07" table:style-name="ce1">
            <text:p>24.07</text:p>
          </table:table-cell>
          <table:table-cell office:value-type="float" office:value="24.006666670000001" table:style-name="ce1">
            <text:p>24.00666667</text:p>
          </table:table-cell>
          <table:table-cell office:value-type="float" office:value="6.3333333000000006E-2" table:style-name="ce1">
            <text:p>0.063333333</text:p>
          </table:table-cell>
          <table:table-cell office:value-type="float" office:value="24.29" table:style-name="ce1">
            <text:p>24.29</text:p>
          </table:table-cell>
          <table:table-cell office:value-type="float" office:value="24.05" table:style-name="ce1">
            <text:p>24.05</text:p>
          </table:table-cell>
          <table:table-cell table:number-columns-repeated="16375"/>
        </table:table-row>
        <table:table-row table:style-name="ro1">
          <table:table-cell office:value-type="date" office:date-value="2013-08-13T00:00:00" table:style-name="ce2">
            <text:p>13-08-2013</text:p>
          </table:table-cell>
          <table:table-cell office:value-type="float" office:value="24.3" table:style-name="ce1">
            <text:p>24.3</text:p>
          </table:table-cell>
          <table:table-cell office:value-type="float" office:value="24.15666667" table:style-name="ce1">
            <text:p>24.15666667</text:p>
          </table:table-cell>
          <table:table-cell office:value-type="float" office:value="0.14333333300000001" table:style-name="ce1">
            <text:p>0.143333333</text:p>
          </table:table-cell>
          <table:table-cell office:value-type="float" office:value="24.2" table:style-name="ce1">
            <text:p>24.2</text:p>
          </table:table-cell>
          <table:table-cell office:value-type="float" office:value="24.09" table:style-name="ce1">
            <text:p>24.09</text:p>
          </table:table-cell>
          <table:table-cell office:value-type="float" office:value="0.11" table:style-name="ce1">
            <text:p>0.11</text:p>
          </table:table-cell>
          <table:table-cell office:value-type="float" office:value="24.3" table:style-name="ce1">
            <text:p>24.3</text:p>
          </table:table-cell>
          <table:table-cell office:value-type="float" office:value="24.1" table:style-name="ce1">
            <text:p>24.1</text:p>
          </table:table-cell>
          <table:table-cell table:number-columns-repeated="16375"/>
        </table:table-row>
        <table:table-row table:style-name="ro1">
          <table:table-cell office:value-type="date" office:date-value="2013-08-12T00:00:00" table:style-name="ce2">
            <text:p>12-08-2013</text:p>
          </table:table-cell>
          <table:table-cell office:value-type="float" office:value="24.14" table:style-name="ce1">
            <text:p>24.14</text:p>
          </table:table-cell>
          <table:table-cell office:value-type="float" office:value="24.213333330000001" table:style-name="ce1">
            <text:p>24.213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24.27" table:style-name="ce1">
            <text:p>24.27</text:p>
          </table:table-cell>
          <table:table-cell office:value-type="float" office:value="24.18" table:style-name="ce1">
            <text:p>24.18</text:p>
          </table:table-cell>
          <table:table-cell office:value-type="float" office:value="0.09" table:style-name="ce1">
            <text:p>0.09</text:p>
          </table:table-cell>
          <table:table-cell office:value-type="float" office:value="24.3" table:style-name="ce1">
            <text:p>24.3</text:p>
          </table:table-cell>
          <table:table-cell office:value-type="float" office:value="24.06" table:style-name="ce1">
            <text:p>24.06</text:p>
          </table:table-cell>
          <table:table-cell table:number-columns-repeated="16375"/>
        </table:table-row>
        <table:table-row table:style-name="ro1">
          <table:table-cell office:value-type="date" office:date-value="2013-08-09T00:00:00" table:style-name="ce2">
            <text:p>09-08-2013</text:p>
          </table:table-cell>
          <table:table-cell office:value-type="float" office:value="24.34" table:style-name="ce1">
            <text:p>24.34</text:p>
          </table:table-cell>
          <table:table-cell office:value-type="float" office:value="24.26" table:style-name="ce1">
            <text:p>24.26</text:p>
          </table:table-cell>
          <table:table-cell office:value-type="float" office:value="0.08" table:style-name="ce1">
            <text:p>0.08</text:p>
          </table:table-cell>
          <table:table-cell office:value-type="float" office:value="24.25" table:style-name="ce1">
            <text:p>24.25</text:p>
          </table:table-cell>
          <table:table-cell office:value-type="float" office:value="24.24" table:style-name="ce1">
            <text:p>24.24</text:p>
          </table:table-cell>
          <table:table-cell office:value-type="float" office:value="0.01" table:style-name="ce1">
            <text:p>0.01</text:p>
          </table:table-cell>
          <table:table-cell office:value-type="float" office:value="24.44" table:style-name="ce1">
            <text:p>24.44</text:p>
          </table:table-cell>
          <table:table-cell office:value-type="float" office:value="24.21" table:style-name="ce1">
            <text:p>24.21</text:p>
          </table:table-cell>
          <table:table-cell table:number-columns-repeated="16375"/>
        </table:table-row>
        <table:table-row table:style-name="ro1">
          <table:table-cell office:value-type="date" office:date-value="2013-08-08T00:00:00" table:style-name="ce2">
            <text:p>08-08-2013</text:p>
          </table:table-cell>
          <table:table-cell office:value-type="float" office:value="24.47" table:style-name="ce1">
            <text:p>24.47</text:p>
          </table:table-cell>
          <table:table-cell office:value-type="float" office:value="24.31666667" table:style-name="ce1">
            <text:p>24.31666667</text:p>
          </table:table-cell>
          <table:table-cell office:value-type="float" office:value="0.15333333299999999" table:style-name="ce1">
            <text:p>0.153333333</text:p>
          </table:table-cell>
          <table:table-cell office:value-type="float" office:value="24.33" table:style-name="ce1">
            <text:p>24.33</text:p>
          </table:table-cell>
          <table:table-cell office:value-type="float" office:value="24.283333330000001" table:style-name="ce1">
            <text:p>24.28333333</text:p>
          </table:table-cell>
          <table:table-cell office:value-type="float" office:value="4.6666667000000002E-2" table:style-name="ce1">
            <text:p>0.046666667</text:p>
          </table:table-cell>
          <table:table-cell office:value-type="float" office:value="24.54" table:style-name="ce1">
            <text:p>24.54</text:p>
          </table:table-cell>
          <table:table-cell office:value-type="float" office:value="24.22" table:style-name="ce1">
            <text:p>24.22</text:p>
          </table:table-cell>
          <table:table-cell table:number-columns-repeated="16375"/>
        </table:table-row>
        <table:table-row table:style-name="ro1">
          <table:table-cell office:value-type="date" office:date-value="2013-08-07T00:00:00" table:style-name="ce2">
            <text:p>07-08-2013</text:p>
          </table:table-cell>
          <table:table-cell office:value-type="float" office:value="24.21" table:style-name="ce1">
            <text:p>24.21</text:p>
          </table:table-cell>
          <table:table-cell office:value-type="float" office:value="24.34" table:style-name="ce1">
            <text:p>24.34</text:p>
          </table:table-cell>
          <table:table-cell office:value-type="float" office:value="-0.13" table:style-name="ce1">
            <text:p>-0.13</text:p>
          </table:table-cell>
          <table:table-cell office:value-type="float" office:value="24.34" table:style-name="ce1">
            <text:p>24.34</text:p>
          </table:table-cell>
          <table:table-cell office:value-type="float" office:value="24.306666669999998" table:style-name="ce1">
            <text:p>24.30666667</text:p>
          </table:table-cell>
          <table:table-cell office:value-type="float" office:value="3.3333333E-2" table:style-name="ce1">
            <text:p>0.033333333</text:p>
          </table:table-cell>
          <table:table-cell office:value-type="float" office:value="24.34" table:style-name="ce1">
            <text:p>24.34</text:p>
          </table:table-cell>
          <table:table-cell office:value-type="float" office:value="24.085000000000001" table:style-name="ce1">
            <text:p>24.085</text:p>
          </table:table-cell>
          <table:table-cell table:number-columns-repeated="16375"/>
        </table:table-row>
        <table:table-row table:style-name="ro1">
          <table:table-cell office:value-type="date" office:date-value="2013-08-06T00:00:00" table:style-name="ce2">
            <text:p>06-08-2013</text:p>
          </table:table-cell>
          <table:table-cell office:value-type="float" office:value="24.49" table:style-name="ce1">
            <text:p>24.49</text:p>
          </table:table-cell>
          <table:table-cell office:value-type="float" office:value="24.39" table:style-name="ce1">
            <text:p>24.39</text:p>
          </table:table-cell>
          <table:table-cell office:value-type="float" office:value="0.1" table:style-name="ce1">
            <text:p>0.1</text:p>
          </table:table-cell>
          <table:table-cell office:value-type="float" office:value="24.31" table:style-name="ce1">
            <text:p>24.31</text:p>
          </table:table-cell>
          <table:table-cell office:value-type="float" office:value="24.326666670000002" table:style-name="ce1">
            <text:p>24.32666667</text:p>
          </table:table-cell>
          <table:table-cell office:value-type="float" office:value="-1.6666667E-2" table:style-name="ce1">
            <text:p>-0.016666667</text:p>
          </table:table-cell>
          <table:table-cell office:value-type="float" office:value="24.5" table:style-name="ce1">
            <text:p>24.5</text:p>
          </table:table-cell>
          <table:table-cell office:value-type="float" office:value="24.25" table:style-name="ce1">
            <text:p>24.25</text:p>
          </table:table-cell>
          <table:table-cell table:number-columns-repeated="16375"/>
        </table:table-row>
        <table:table-row table:style-name="ro1">
          <table:table-cell office:value-type="date" office:date-value="2013-08-05T00:00:00" table:style-name="ce2">
            <text:p>05-08-2013</text:p>
          </table:table-cell>
          <table:table-cell office:value-type="float" office:value="24.57" table:style-name="ce1">
            <text:p>24.57</text:p>
          </table:table-cell>
          <table:table-cell office:value-type="float" office:value="24.423333329999998" table:style-name="ce1">
            <text:p>24.423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24.52" table:style-name="ce1">
            <text:p>24.52</text:p>
          </table:table-cell>
          <table:table-cell office:value-type="float" office:value="24.39" table:style-name="ce1">
            <text:p>24.39</text:p>
          </table:table-cell>
          <table:table-cell office:value-type="float" office:value="0.13" table:style-name="ce1">
            <text:p>0.13</text:p>
          </table:table-cell>
          <table:table-cell office:value-type="float" office:value="24.6" table:style-name="ce1">
            <text:p>24.6</text:p>
          </table:table-cell>
          <table:table-cell office:value-type="float" office:value="24.49" table:style-name="ce1">
            <text:p>24.49</text:p>
          </table:table-cell>
          <table:table-cell table:number-columns-repeated="16375"/>
        </table:table-row>
        <table:table-row table:style-name="ro1">
          <table:table-cell office:value-type="date" office:date-value="2013-08-02T00:00:00" table:style-name="ce2">
            <text:p>02-08-2013</text:p>
          </table:table-cell>
          <table:table-cell office:value-type="float" office:value="24.52" table:style-name="ce1">
            <text:p>24.52</text:p>
          </table:table-cell>
          <table:table-cell office:value-type="float" office:value="24.526666670000001" table:style-name="ce1">
            <text:p>24.52666667</text:p>
          </table:table-cell>
          <table:table-cell office:value-type="float" office:value="-6.6666670000000003E-3" table:style-name="ce1">
            <text:p>-0.006666667</text:p>
          </table:table-cell>
          <table:table-cell office:value-type="float" office:value="24.7" table:style-name="ce1">
            <text:p>24.7</text:p>
          </table:table-cell>
          <table:table-cell office:value-type="float" office:value="24.51" table:style-name="ce1">
            <text:p>24.51</text:p>
          </table:table-cell>
          <table:table-cell office:value-type="float" office:value="0.19" table:style-name="ce1">
            <text:p>0.19</text:p>
          </table:table-cell>
          <table:table-cell office:value-type="float" office:value="24.7" table:style-name="ce1">
            <text:p>24.7</text:p>
          </table:table-cell>
          <table:table-cell office:value-type="float" office:value="24.4" table:style-name="ce1">
            <text:p>24.4</text:p>
          </table:table-cell>
          <table:table-cell table:number-columns-repeated="16375"/>
        </table:table-row>
        <table:table-row table:style-name="ro1">
          <table:table-cell office:value-type="date" office:date-value="2013-08-01T00:00:00" table:style-name="ce2">
            <text:p>01-08-2013</text:p>
          </table:table-cell>
          <table:table-cell office:value-type="float" office:value="24.6" table:style-name="ce1">
            <text:p>24.6</text:p>
          </table:table-cell>
          <table:table-cell office:value-type="float" office:value="24.563333329999999" table:style-name="ce1">
            <text:p>24.56333333</text:p>
          </table:table-cell>
          <table:table-cell office:value-type="float" office:value="3.6666667E-2" table:style-name="ce1">
            <text:p>0.036666667</text:p>
          </table:table-cell>
          <table:table-cell office:value-type="float" office:value="24.62" table:style-name="ce1">
            <text:p>24.62</text:p>
          </table:table-cell>
          <table:table-cell office:value-type="float" office:value="24.61333333" table:style-name="ce1">
            <text:p>24.61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24.867000000000001" table:style-name="ce1">
            <text:p>24.867</text:p>
          </table:table-cell>
          <table:table-cell office:value-type="float" office:value="24.52" table:style-name="ce1">
            <text:p>24.52</text:p>
          </table:table-cell>
          <table:table-cell table:number-columns-repeated="16375"/>
        </table:table-row>
        <table:table-row table:style-name="ro1">
          <table:table-cell office:value-type="date" office:date-value="2013-07-31T00:00:00" table:style-name="ce2">
            <text:p>31-07-2013</text:p>
          </table:table-cell>
          <table:table-cell office:value-type="float" office:value="24.57" table:style-name="ce1">
            <text:p>24.57</text:p>
          </table:table-cell>
          <table:table-cell office:value-type="float" office:value="24.563333329999999" table:style-name="ce1">
            <text:p>24.56333333</text:p>
          </table:table-cell>
          <table:table-cell office:value-type="float" office:value="6.6666670000000003E-3" table:style-name="ce1">
            <text:p>0.006666667</text:p>
          </table:table-cell>
          <table:table-cell office:value-type="float" office:value="24.37" table:style-name="ce1">
            <text:p>24.37</text:p>
          </table:table-cell>
          <table:table-cell office:value-type="float" office:value="24.563333329999999" table:style-name="ce1">
            <text:p>24.56333333</text:p>
          </table:table-cell>
          <table:table-cell office:value-type="float" office:value="-0.193333333" table:style-name="ce1">
            <text:p>-0.193333333</text:p>
          </table:table-cell>
          <table:table-cell office:value-type="float" office:value="24.69" table:style-name="ce1">
            <text:p>24.69</text:p>
          </table:table-cell>
          <table:table-cell office:value-type="float" office:value="24.36" table:style-name="ce1">
            <text:p>24.36</text:p>
          </table:table-cell>
          <table:table-cell table:number-columns-repeated="16375"/>
        </table:table-row>
        <table:table-row table:style-name="ro1">
          <table:table-cell office:value-type="date" office:date-value="2013-07-30T00:00:00" table:style-name="ce2">
            <text:p>30-07-2013</text:p>
          </table:table-cell>
          <table:table-cell office:value-type="float" office:value="24.57" table:style-name="ce1">
            <text:p>24.57</text:p>
          </table:table-cell>
          <table:table-cell office:value-type="float" office:value="24.58" table:style-name="ce1">
            <text:p>24.58</text:p>
          </table:table-cell>
          <table:table-cell office:value-type="float" office:value="-0.01" table:style-name="ce1">
            <text:p>-0.01</text:p>
          </table:table-cell>
          <table:table-cell office:value-type="float" office:value="24.48" table:style-name="ce1">
            <text:p>24.48</text:p>
          </table:table-cell>
          <table:table-cell office:value-type="float" office:value="24.49" table:style-name="ce1">
            <text:p>24.49</text:p>
          </table:table-cell>
          <table:table-cell office:value-type="float" office:value="-0.01" table:style-name="ce1">
            <text:p>-0.01</text:p>
          </table:table-cell>
          <table:table-cell office:value-type="float" office:value="24.64" table:style-name="ce1">
            <text:p>24.64</text:p>
          </table:table-cell>
          <table:table-cell office:value-type="float" office:value="24.4" table:style-name="ce1">
            <text:p>24.4</text:p>
          </table:table-cell>
          <table:table-cell table:number-columns-repeated="16375"/>
        </table:table-row>
        <table:table-row table:style-name="ro1">
          <table:table-cell office:value-type="date" office:date-value="2013-07-29T00:00:00" table:style-name="ce2">
            <text:p>29-07-2013</text:p>
          </table:table-cell>
          <table:table-cell office:value-type="float" office:value="24.53" table:style-name="ce1">
            <text:p>24.53</text:p>
          </table:table-cell>
          <table:table-cell office:value-type="float" office:value="24.556666669999998" table:style-name="ce1">
            <text:p>24.55666667</text:p>
          </table:table-cell>
          <table:table-cell office:value-type="float" office:value="-2.6666667000000002E-2" table:style-name="ce1">
            <text:p>-0.026666667</text:p>
          </table:table-cell>
          <table:table-cell office:value-type="float" office:value="24.49" table:style-name="ce1">
            <text:p>24.49</text:p>
          </table:table-cell>
          <table:table-cell office:value-type="float" office:value="24.446666669999999" table:style-name="ce1">
            <text:p>24.44666667</text:p>
          </table:table-cell>
          <table:table-cell office:value-type="float" office:value="4.3333333000000002E-2" table:style-name="ce1">
            <text:p>0.043333333</text:p>
          </table:table-cell>
          <table:table-cell office:value-type="float" office:value="24.6" table:style-name="ce1">
            <text:p>24.6</text:p>
          </table:table-cell>
          <table:table-cell office:value-type="float" office:value="24.46" table:style-name="ce1">
            <text:p>24.46</text:p>
          </table:table-cell>
          <table:table-cell table:number-columns-repeated="16375"/>
        </table:table-row>
        <table:table-row table:style-name="ro1">
          <table:table-cell office:value-type="date" office:date-value="2013-07-26T00:00:00" table:style-name="ce2">
            <text:p>26-07-2013</text:p>
          </table:table-cell>
          <table:table-cell office:value-type="float" office:value="24.65" table:style-name="ce1">
            <text:p>24.65</text:p>
          </table:table-cell>
          <table:table-cell office:value-type="float" office:value="24.583333329999999" table:style-name="ce1">
            <text:p>24.58333333</text:p>
          </table:table-cell>
          <table:table-cell office:value-type="float" office:value="6.6666666999999999E-2" table:style-name="ce1">
            <text:p>0.066666667</text:p>
          </table:table-cell>
          <table:table-cell office:value-type="float" office:value="24.65" table:style-name="ce1">
            <text:p>24.65</text:p>
          </table:table-cell>
          <table:table-cell office:value-type="float" office:value="24.54" table:style-name="ce1">
            <text:p>24.54</text:p>
          </table:table-cell>
          <table:table-cell office:value-type="float" office:value="0.11" table:style-name="ce1">
            <text:p>0.11</text:p>
          </table:table-cell>
          <table:table-cell office:value-type="float" office:value="24.66" table:style-name="ce1">
            <text:p>24.66</text:p>
          </table:table-cell>
          <table:table-cell office:value-type="float" office:value="24.5" table:style-name="ce1">
            <text:p>24.5</text:p>
          </table:table-cell>
          <table:table-cell table:number-columns-repeated="16375"/>
        </table:table-row>
        <table:table-row table:style-name="ro1">
          <table:table-cell office:value-type="date" office:date-value="2013-07-25T00:00:00" table:style-name="ce2">
            <text:p>25-07-2013</text:p>
          </table:table-cell>
          <table:table-cell office:value-type="float" office:value="24.61" table:style-name="ce1">
            <text:p>24.61</text:p>
          </table:table-cell>
          <table:table-cell office:value-type="float" office:value="24.596666670000001" table:style-name="ce1">
            <text:p>24.59666667</text:p>
          </table:table-cell>
          <table:table-cell office:value-type="float" office:value="1.3333332999999999E-2" table:style-name="ce1">
            <text:p>0.013333333</text:p>
          </table:table-cell>
          <table:table-cell office:value-type="float" office:value="24.69" table:style-name="ce1">
            <text:p>24.69</text:p>
          </table:table-cell>
          <table:table-cell office:value-type="float" office:value="24.61" table:style-name="ce1">
            <text:p>24.61</text:p>
          </table:table-cell>
          <table:table-cell office:value-type="float" office:value="0.08" table:style-name="ce1">
            <text:p>0.08</text:p>
          </table:table-cell>
          <table:table-cell office:value-type="float" office:value="24.69" table:style-name="ce1">
            <text:p>24.69</text:p>
          </table:table-cell>
          <table:table-cell office:value-type="float" office:value="24.52" table:style-name="ce1">
            <text:p>24.52</text:p>
          </table:table-cell>
          <table:table-cell table:number-columns-repeated="16375"/>
        </table:table-row>
        <table:table-row table:style-name="ro1">
          <table:table-cell office:value-type="date" office:date-value="2013-07-24T00:00:00" table:style-name="ce2">
            <text:p>24-07-2013</text:p>
          </table:table-cell>
          <table:table-cell office:value-type="float" office:value="24.79" table:style-name="ce1">
            <text:p>24.79</text:p>
          </table:table-cell>
          <table:table-cell office:value-type="float" office:value="24.68333333" table:style-name="ce1">
            <text:p>24.68333333</text:p>
          </table:table-cell>
          <table:table-cell office:value-type="float" office:value="0.10666666700000001" table:style-name="ce1">
            <text:p>0.106666667</text:p>
          </table:table-cell>
          <table:table-cell office:value-type="float" office:value="24.62" table:style-name="ce1">
            <text:p>24.62</text:p>
          </table:table-cell>
          <table:table-cell office:value-type="float" office:value="24.653333329999999" table:style-name="ce1">
            <text:p>24.65333333</text:p>
          </table:table-cell>
          <table:table-cell office:value-type="float" office:value="-3.3333333E-2" table:style-name="ce1">
            <text:p>-0.033333333</text:p>
          </table:table-cell>
          <table:table-cell office:value-type="float" office:value="24.84" table:style-name="ce1">
            <text:p>24.84</text:p>
          </table:table-cell>
          <table:table-cell office:value-type="float" office:value="24.56" table:style-name="ce1">
            <text:p>24.56</text:p>
          </table:table-cell>
          <table:table-cell table:number-columns-repeated="16375"/>
        </table:table-row>
        <table:table-row table:style-name="ro1">
          <table:table-cell office:value-type="date" office:date-value="2013-07-23T00:00:00" table:style-name="ce2">
            <text:p>23-07-2013</text:p>
          </table:table-cell>
          <table:table-cell office:value-type="float" office:value="24.87" table:style-name="ce1">
            <text:p>24.87</text:p>
          </table:table-cell>
          <table:table-cell office:value-type="float" office:value="24.756666670000001" table:style-name="ce1">
            <text:p>24.75666667</text:p>
          </table:table-cell>
          <table:table-cell office:value-type="float" office:value="0.11333333299999999" table:style-name="ce1">
            <text:p>0.113333333</text:p>
          </table:table-cell>
          <table:table-cell office:value-type="float" office:value="24.71" table:style-name="ce1">
            <text:p>24.71</text:p>
          </table:table-cell>
          <table:table-cell office:value-type="float" office:value="24.673333329999998" table:style-name="ce1">
            <text:p>24.67333333</text:p>
          </table:table-cell>
          <table:table-cell office:value-type="float" office:value="3.6666667E-2" table:style-name="ce1">
            <text:p>0.036666667</text:p>
          </table:table-cell>
          <table:table-cell office:value-type="float" office:value="24.88" table:style-name="ce1">
            <text:p>24.88</text:p>
          </table:table-cell>
          <table:table-cell office:value-type="float" office:value="24.63" table:style-name="ce1">
            <text:p>24.63</text:p>
          </table:table-cell>
          <table:table-cell table:number-columns-repeated="16375"/>
        </table:table-row>
        <table:table-row table:style-name="ro1">
          <table:table-cell office:value-type="date" office:date-value="2013-07-22T00:00:00" table:style-name="ce2">
            <text:p>22-07-2013</text:p>
          </table:table-cell>
          <table:table-cell office:value-type="float" office:value="24.77" table:style-name="ce1">
            <text:p>24.77</text:p>
          </table:table-cell>
          <table:table-cell office:value-type="float" office:value="24.81" table:style-name="ce1">
            <text:p>24.81</text:p>
          </table:table-cell>
          <table:table-cell office:value-type="float" office:value="-0.04" table:style-name="ce1">
            <text:p>-0.04</text:p>
          </table:table-cell>
          <table:table-cell office:value-type="float" office:value="24.86" table:style-name="ce1">
            <text:p>24.86</text:p>
          </table:table-cell>
          <table:table-cell office:value-type="float" office:value="24.73" table:style-name="ce1">
            <text:p>24.73</text:p>
          </table:table-cell>
          <table:table-cell office:value-type="float" office:value="0.13" table:style-name="ce1">
            <text:p>0.13</text:p>
          </table:table-cell>
          <table:table-cell office:value-type="float" office:value="24.92" table:style-name="ce1">
            <text:p>24.92</text:p>
          </table:table-cell>
          <table:table-cell office:value-type="float" office:value="24.73" table:style-name="ce1">
            <text:p>24.73</text:p>
          </table:table-cell>
          <table:table-cell table:number-columns-repeated="16375"/>
        </table:table-row>
        <table:table-row table:style-name="ro1">
          <table:table-cell office:value-type="date" office:date-value="2013-07-19T00:00:00" table:style-name="ce2">
            <text:p>19-07-2013</text:p>
          </table:table-cell>
          <table:table-cell office:value-type="float" office:value="24.21" table:style-name="ce1">
            <text:p>24.21</text:p>
          </table:table-cell>
          <table:table-cell office:value-type="float" office:value="24.616666670000001" table:style-name="ce1">
            <text:p>24.61666667</text:p>
          </table:table-cell>
          <table:table-cell office:value-type="float" office:value="-0.40666666699999998" table:style-name="ce1">
            <text:p>-0.406666667</text:p>
          </table:table-cell>
          <table:table-cell office:value-type="float" office:value="24.72" table:style-name="ce1">
            <text:p>24.72</text:p>
          </table:table-cell>
          <table:table-cell office:value-type="float" office:value="24.763333329999998" table:style-name="ce1">
            <text:p>24.76333333</text:p>
          </table:table-cell>
          <table:table-cell office:value-type="float" office:value="-4.3333333000000002E-2" table:style-name="ce1">
            <text:p>-0.043333333</text:p>
          </table:table-cell>
          <table:table-cell office:value-type="float" office:value="24.95" table:style-name="ce1">
            <text:p>24.95</text:p>
          </table:table-cell>
          <table:table-cell office:value-type="float" office:value="24.1" table:style-name="ce1">
            <text:p>24.1</text:p>
          </table:table-cell>
          <table:table-cell table:number-columns-repeated="16375"/>
        </table:table-row>
        <table:table-row table:style-name="ro1">
          <table:table-cell office:value-type="date" office:date-value="2013-07-18T00:00:00" table:style-name="ce2">
            <text:p>18-07-2013</text:p>
          </table:table-cell>
          <table:table-cell office:value-type="float" office:value="23.6" table:style-name="ce1">
            <text:p>23.6</text:p>
          </table:table-cell>
          <table:table-cell office:value-type="float" office:value="24.193333330000002" table:style-name="ce1">
            <text:p>24.19333333</text:p>
          </table:table-cell>
          <table:table-cell office:value-type="float" office:value="-0.59333333300000002" table:style-name="ce1">
            <text:p>-0.593333333</text:p>
          </table:table-cell>
          <table:table-cell office:value-type="float" office:value="23.63" table:style-name="ce1">
            <text:p>23.63</text:p>
          </table:table-cell>
          <table:table-cell office:value-type="float" office:value="24.403333329999999" table:style-name="ce1">
            <text:p>24.40333333</text:p>
          </table:table-cell>
          <table:table-cell office:value-type="float" office:value="-0.77333333299999996" table:style-name="ce1">
            <text:p>-0.773333333</text:p>
          </table:table-cell>
          <table:table-cell office:value-type="float" office:value="23.94" table:style-name="ce1">
            <text:p>23.94</text:p>
          </table:table-cell>
          <table:table-cell office:value-type="float" office:value="23.56" table:style-name="ce1">
            <text:p>23.56</text:p>
          </table:table-cell>
          <table:table-cell table:number-columns-repeated="16375"/>
        </table:table-row>
        <table:table-row table:style-name="ro1">
          <table:table-cell office:value-type="date" office:date-value="2013-07-17T00:00:00" table:style-name="ce2">
            <text:p>17-07-2013</text:p>
          </table:table-cell>
          <table:table-cell office:value-type="float" office:value="23.54" table:style-name="ce1">
            <text:p>23.54</text:p>
          </table:table-cell>
          <table:table-cell office:value-type="float" office:value="23.783333330000001" table:style-name="ce1">
            <text:p>23.78333333</text:p>
          </table:table-cell>
          <table:table-cell office:value-type="float" office:value="-0.24333333300000001" table:style-name="ce1">
            <text:p>-0.243333333</text:p>
          </table:table-cell>
          <table:table-cell office:value-type="float" office:value="23.54" table:style-name="ce1">
            <text:p>23.54</text:p>
          </table:table-cell>
          <table:table-cell office:value-type="float" office:value="23.963333330000001" table:style-name="ce1">
            <text:p>23.96333333</text:p>
          </table:table-cell>
          <table:table-cell office:value-type="float" office:value="-0.42333333299999998" table:style-name="ce1">
            <text:p>-0.423333333</text:p>
          </table:table-cell>
          <table:table-cell office:value-type="float" office:value="23.61" table:style-name="ce1">
            <text:p>23.61</text:p>
          </table:table-cell>
          <table:table-cell office:value-type="float" office:value="23.43" table:style-name="ce1">
            <text:p>23.43</text:p>
          </table:table-cell>
          <table:table-cell table:number-columns-repeated="16375"/>
        </table:table-row>
        <table:table-row table:style-name="ro1">
          <table:table-cell office:value-type="date" office:date-value="2013-07-16T00:00:00" table:style-name="ce2">
            <text:p>16-07-2013</text:p>
          </table:table-cell>
          <table:table-cell office:value-type="float" office:value="23.66" table:style-name="ce1">
            <text:p>23.66</text:p>
          </table:table-cell>
          <table:table-cell office:value-type="float" office:value="23.6" table:style-name="ce1">
            <text:p>23.6</text:p>
          </table:table-cell>
          <table:table-cell office:value-type="float" office:value="0.06" table:style-name="ce1">
            <text:p>0.06</text:p>
          </table:table-cell>
          <table:table-cell office:value-type="float" office:value="23.43" table:style-name="ce1">
            <text:p>23.43</text:p>
          </table:table-cell>
          <table:table-cell office:value-type="float" office:value="23.533333330000001" table:style-name="ce1">
            <text:p>23.53333333</text:p>
          </table:table-cell>
          <table:table-cell office:value-type="float" office:value="-0.103333333" table:style-name="ce1">
            <text:p>-0.103333333</text:p>
          </table:table-cell>
          <table:table-cell office:value-type="float" office:value="23.67" table:style-name="ce1">
            <text:p>23.67</text:p>
          </table:table-cell>
          <table:table-cell office:value-type="float" office:value="23.34" table:style-name="ce1">
            <text:p>23.34</text:p>
          </table:table-cell>
          <table:table-cell table:number-columns-repeated="16375"/>
        </table:table-row>
        <table:table-row table:style-name="ro1">
          <table:table-cell office:value-type="date" office:date-value="2013-07-15T00:00:00" table:style-name="ce2">
            <text:p>15-07-2013</text:p>
          </table:table-cell>
          <table:table-cell office:value-type="float" office:value="23.73" table:style-name="ce1">
            <text:p>23.73</text:p>
          </table:table-cell>
          <table:table-cell office:value-type="float" office:value="23.643333330000001" table:style-name="ce1">
            <text:p>23.64333333</text:p>
          </table:table-cell>
          <table:table-cell office:value-type="float" office:value="8.6666667000000003E-2" table:style-name="ce1">
            <text:p>0.086666667</text:p>
          </table:table-cell>
          <table:table-cell office:value-type="float" office:value="23.63" table:style-name="ce1">
            <text:p>23.63</text:p>
          </table:table-cell>
          <table:table-cell office:value-type="float" office:value="23.533333330000001" table:style-name="ce1">
            <text:p>23.53333333</text:p>
          </table:table-cell>
          <table:table-cell office:value-type="float" office:value="9.6666666999999998E-2" table:style-name="ce1">
            <text:p>0.096666667</text:p>
          </table:table-cell>
          <table:table-cell office:value-type="float" office:value="23.74" table:style-name="ce1">
            <text:p>23.74</text:p>
          </table:table-cell>
          <table:table-cell office:value-type="float" office:value="23.555" table:style-name="ce1">
            <text:p>23.555</text:p>
          </table:table-cell>
          <table:table-cell table:number-columns-repeated="16375"/>
        </table:table-row>
        <table:table-row table:style-name="ro1">
          <table:table-cell office:value-type="date" office:date-value="2013-07-12T00:00:00" table:style-name="ce2">
            <text:p>12-07-2013</text:p>
          </table:table-cell>
          <table:table-cell office:value-type="float" office:value="23.99" table:style-name="ce1">
            <text:p>23.99</text:p>
          </table:table-cell>
          <table:table-cell office:value-type="float" office:value="23.793333329999999" table:style-name="ce1">
            <text:p>23.79333333</text:p>
          </table:table-cell>
          <table:table-cell office:value-type="float" office:value="0.19666666699999999" table:style-name="ce1">
            <text:p>0.196666667</text:p>
          </table:table-cell>
          <table:table-cell office:value-type="float" office:value="23.76" table:style-name="ce1">
            <text:p>23.76</text:p>
          </table:table-cell>
          <table:table-cell office:value-type="float" office:value="23.606666669999999" table:style-name="ce1">
            <text:p>23.60666667</text:p>
          </table:table-cell>
          <table:table-cell office:value-type="float" office:value="0.15333333299999999" table:style-name="ce1">
            <text:p>0.153333333</text:p>
          </table:table-cell>
          <table:table-cell office:value-type="float" office:value="24" table:style-name="ce1">
            <text:p>24</text:p>
          </table:table-cell>
          <table:table-cell office:value-type="float" office:value="23.59" table:style-name="ce1">
            <text:p>23.59</text:p>
          </table:table-cell>
          <table:table-cell table:number-columns-repeated="16375"/>
        </table:table-row>
        <table:table-row table:style-name="ro1">
          <table:table-cell office:value-type="date" office:date-value="2013-07-11T00:00:00" table:style-name="ce2">
            <text:p>11-07-2013</text:p>
          </table:table-cell>
          <table:table-cell office:value-type="float" office:value="23.91" table:style-name="ce1">
            <text:p>23.91</text:p>
          </table:table-cell>
          <table:table-cell office:value-type="float" office:value="23.876666669999999" table:style-name="ce1">
            <text:p>23.87666667</text:p>
          </table:table-cell>
          <table:table-cell office:value-type="float" office:value="3.3333333E-2" table:style-name="ce1">
            <text:p>0.033333333</text:p>
          </table:table-cell>
          <table:table-cell office:value-type="float" office:value="23.94" table:style-name="ce1">
            <text:p>23.94</text:p>
          </table:table-cell>
          <table:table-cell office:value-type="float" office:value="23.776666670000001" table:style-name="ce1">
            <text:p>23.77666667</text:p>
          </table:table-cell>
          <table:table-cell office:value-type="float" office:value="0.163333333" table:style-name="ce1">
            <text:p>0.163333333</text:p>
          </table:table-cell>
          <table:table-cell office:value-type="float" office:value="23.96" table:style-name="ce1">
            <text:p>23.96</text:p>
          </table:table-cell>
          <table:table-cell office:value-type="float" office:value="23.63" table:style-name="ce1">
            <text:p>23.63</text:p>
          </table:table-cell>
          <table:table-cell table:number-columns-repeated="16375"/>
        </table:table-row>
        <table:table-row table:style-name="ro1">
          <table:table-cell office:value-type="date" office:date-value="2013-07-10T00:00:00" table:style-name="ce2">
            <text:p>10-07-2013</text:p>
          </table:table-cell>
          <table:table-cell office:value-type="float" office:value="23.72" table:style-name="ce1">
            <text:p>23.72</text:p>
          </table:table-cell>
          <table:table-cell office:value-type="float" office:value="23.873333330000001" table:style-name="ce1">
            <text:p>23.87333333</text:p>
          </table:table-cell>
          <table:table-cell office:value-type="float" office:value="-0.15333333299999999" table:style-name="ce1">
            <text:p>-0.153333333</text:p>
          </table:table-cell>
          <table:table-cell office:value-type="float" office:value="23.54" table:style-name="ce1">
            <text:p>23.54</text:p>
          </table:table-cell>
          <table:table-cell office:value-type="float" office:value="23.74666667" table:style-name="ce1">
            <text:p>23.74666667</text:p>
          </table:table-cell>
          <table:table-cell office:value-type="float" office:value="-0.206666667" table:style-name="ce1">
            <text:p>-0.206666667</text:p>
          </table:table-cell>
          <table:table-cell office:value-type="float" office:value="23.73" table:style-name="ce1">
            <text:p>23.73</text:p>
          </table:table-cell>
          <table:table-cell office:value-type="float" office:value="23.36" table:style-name="ce1">
            <text:p>23.36</text:p>
          </table:table-cell>
          <table:table-cell table:number-columns-repeated="16375"/>
        </table:table-row>
        <table:table-row table:style-name="ro1">
          <table:table-cell office:value-type="date" office:date-value="2013-07-09T00:00:00" table:style-name="ce2">
            <text:p>09-07-2013</text:p>
          </table:table-cell>
          <table:table-cell office:value-type="float" office:value="23.52" table:style-name="ce1">
            <text:p>23.52</text:p>
          </table:table-cell>
          <table:table-cell office:value-type="float" office:value="23.716666669999999" table:style-name="ce1">
            <text:p>23.71666667</text:p>
          </table:table-cell>
          <table:table-cell office:value-type="float" office:value="-0.19666666699999999" table:style-name="ce1">
            <text:p>-0.196666667</text:p>
          </table:table-cell>
          <table:table-cell office:value-type="float" office:value="23.62" table:style-name="ce1">
            <text:p>23.62</text:p>
          </table:table-cell>
          <table:table-cell office:value-type="float" office:value="23.7" table:style-name="ce1">
            <text:p>23.7</text:p>
          </table:table-cell>
          <table:table-cell office:value-type="float" office:value="-0.08" table:style-name="ce1">
            <text:p>-0.08</text:p>
          </table:table-cell>
          <table:table-cell office:value-type="float" office:value="23.8" table:style-name="ce1">
            <text:p>23.8</text:p>
          </table:table-cell>
          <table:table-cell office:value-type="float" office:value="23.51" table:style-name="ce1">
            <text:p>23.51</text:p>
          </table:table-cell>
          <table:table-cell table:number-columns-repeated="16375"/>
        </table:table-row>
        <table:table-row table:style-name="ro1">
          <table:table-cell office:value-type="date" office:date-value="2013-07-08T00:00:00" table:style-name="ce2">
            <text:p>08-07-2013</text:p>
          </table:table-cell>
          <table:table-cell office:value-type="float" office:value="23.36" table:style-name="ce1">
            <text:p>23.36</text:p>
          </table:table-cell>
          <table:table-cell office:value-type="float" office:value="23.533333330000001" table:style-name="ce1">
            <text:p>23.53333333</text:p>
          </table:table-cell>
          <table:table-cell office:value-type="float" office:value="-0.17333333300000001" table:style-name="ce1">
            <text:p>-0.173333333</text:p>
          </table:table-cell>
          <table:table-cell office:value-type="float" office:value="23.32" table:style-name="ce1">
            <text:p>23.32</text:p>
          </table:table-cell>
          <table:table-cell office:value-type="float" office:value="23.493333329999999" table:style-name="ce1">
            <text:p>23.49333333</text:p>
          </table:table-cell>
          <table:table-cell office:value-type="float" office:value="-0.17333333300000001" table:style-name="ce1">
            <text:p>-0.173333333</text:p>
          </table:table-cell>
          <table:table-cell office:value-type="float" office:value="23.53" table:style-name="ce1">
            <text:p>23.53</text:p>
          </table:table-cell>
          <table:table-cell office:value-type="float" office:value="23.27" table:style-name="ce1">
            <text:p>23.27</text:p>
          </table:table-cell>
          <table:table-cell table:number-columns-repeated="16375"/>
        </table:table-row>
        <table:table-row table:style-name="ro1">
          <table:table-cell office:value-type="date" office:date-value="2013-07-05T00:00:00" table:style-name="ce2">
            <text:p>05-07-2013</text:p>
          </table:table-cell>
          <table:table-cell office:value-type="float" office:value="23.17" table:style-name="ce1">
            <text:p>23.17</text:p>
          </table:table-cell>
          <table:table-cell office:value-type="float" office:value="23.35" table:style-name="ce1">
            <text:p>23.35</text:p>
          </table:table-cell>
          <table:table-cell office:value-type="float" office:value="-0.18" table:style-name="ce1">
            <text:p>-0.18</text:p>
          </table:table-cell>
          <table:table-cell office:value-type="float" office:value="23.24" table:style-name="ce1">
            <text:p>23.24</text:p>
          </table:table-cell>
          <table:table-cell office:value-type="float" office:value="23.393333330000001" table:style-name="ce1">
            <text:p>23.39333333</text:p>
          </table:table-cell>
          <table:table-cell office:value-type="float" office:value="-0.15333333299999999" table:style-name="ce1">
            <text:p>-0.153333333</text:p>
          </table:table-cell>
          <table:table-cell office:value-type="float" office:value="23.24" table:style-name="ce1">
            <text:p>23.24</text:p>
          </table:table-cell>
          <table:table-cell office:value-type="float" office:value="22.95" table:style-name="ce1">
            <text:p>22.95</text:p>
          </table:table-cell>
          <table:table-cell table:number-columns-repeated="16375"/>
        </table:table-row>
        <table:table-row table:style-name="ro1">
          <table:table-cell office:value-type="date" office:date-value="2013-07-03T00:00:00" table:style-name="ce2">
            <text:p>03-07-2013</text:p>
          </table:table-cell>
          <table:table-cell office:value-type="float" office:value="22.83" table:style-name="ce1">
            <text:p>22.83</text:p>
          </table:table-cell>
          <table:table-cell office:value-type="float" office:value="23.12" table:style-name="ce1">
            <text:p>23.12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22.91" table:style-name="ce1">
            <text:p>22.91</text:p>
          </table:table-cell>
          <table:table-cell office:value-type="float" office:value="23.15666667" table:style-name="ce1">
            <text:p>23.15666667</text:p>
          </table:table-cell>
          <table:table-cell office:value-type="float" office:value="-0.24666666700000001" table:style-name="ce1">
            <text:p>-0.246666667</text:p>
          </table:table-cell>
          <table:table-cell office:value-type="float" office:value="22.98" table:style-name="ce1">
            <text:p>22.98</text:p>
          </table:table-cell>
          <table:table-cell office:value-type="float" office:value="22.76" table:style-name="ce1">
            <text:p>22.76</text:p>
          </table:table-cell>
          <table:table-cell table:number-columns-repeated="16375"/>
        </table:table-row>
        <table:table-row table:style-name="ro1">
          <table:table-cell office:value-type="date" office:date-value="2013-07-02T00:00:00" table:style-name="ce2">
            <text:p>02-07-2013</text:p>
          </table:table-cell>
          <table:table-cell office:value-type="float" office:value="23.27" table:style-name="ce1">
            <text:p>23.27</text:p>
          </table:table-cell>
          <table:table-cell office:value-type="float" office:value="23.09" table:style-name="ce1">
            <text:p>23.09</text:p>
          </table:table-cell>
          <table:table-cell office:value-type="float" office:value="0.18" table:style-name="ce1">
            <text:p>0.18</text:p>
          </table:table-cell>
          <table:table-cell office:value-type="float" office:value="22.9" table:style-name="ce1">
            <text:p>22.9</text:p>
          </table:table-cell>
          <table:table-cell office:value-type="float" office:value="23.016666669999999" table:style-name="ce1">
            <text:p>23.01666667</text:p>
          </table:table-cell>
          <table:table-cell office:value-type="float" office:value="-0.116666667" table:style-name="ce1">
            <text:p>-0.116666667</text:p>
          </table:table-cell>
          <table:table-cell office:value-type="float" office:value="23.34" table:style-name="ce1">
            <text:p>23.34</text:p>
          </table:table-cell>
          <table:table-cell office:value-type="float" office:value="22.88" table:style-name="ce1">
            <text:p>22.88</text:p>
          </table:table-cell>
          <table:table-cell table:number-columns-repeated="16375"/>
        </table:table-row>
        <table:table-row table:style-name="ro1">
          <table:table-cell office:value-type="date" office:date-value="2013-07-01T00:00:00" table:style-name="ce2">
            <text:p>01-07-2013</text:p>
          </table:table-cell>
          <table:table-cell office:value-type="float" office:value="23.21" table:style-name="ce1">
            <text:p>23.21</text:p>
          </table:table-cell>
          <table:table-cell office:value-type="float" office:value="23.103333330000002" table:style-name="ce1">
            <text:p>23.10333333</text:p>
          </table:table-cell>
          <table:table-cell office:value-type="float" office:value="0.10666666700000001" table:style-name="ce1">
            <text:p>0.106666667</text:p>
          </table:table-cell>
          <table:table-cell office:value-type="float" office:value="23.34" table:style-name="ce1">
            <text:p>23.34</text:p>
          </table:table-cell>
          <table:table-cell office:value-type="float" office:value="23.05" table:style-name="ce1">
            <text:p>23.05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3.64" table:style-name="ce1">
            <text:p>23.64</text:p>
          </table:table-cell>
          <table:table-cell office:value-type="float" office:value="23.19" table:style-name="ce1">
            <text:p>23.19</text:p>
          </table:table-cell>
          <table:table-cell table:number-columns-repeated="16375"/>
        </table:table-row>
        <table:table-row table:style-name="ro1">
          <table:table-cell office:value-type="date" office:date-value="2013-06-28T00:00:00" table:style-name="ce2">
            <text:p>28-06-2013</text:p>
          </table:table-cell>
          <table:table-cell office:value-type="float" office:value="23.32" table:style-name="ce1">
            <text:p>23.32</text:p>
          </table:table-cell>
          <table:table-cell office:value-type="float" office:value="23.266666669999999" table:style-name="ce1">
            <text:p>23.26666667</text:p>
          </table:table-cell>
          <table:table-cell office:value-type="float" office:value="5.3333332999999997E-2" table:style-name="ce1">
            <text:p>0.053333333</text:p>
          </table:table-cell>
          <table:table-cell office:value-type="float" office:value="23.19" table:style-name="ce1">
            <text:p>23.19</text:p>
          </table:table-cell>
          <table:table-cell office:value-type="float" office:value="23.143333330000001" table:style-name="ce1">
            <text:p>23.14333333</text:p>
          </table:table-cell>
          <table:table-cell office:value-type="float" office:value="4.6666667000000002E-2" table:style-name="ce1">
            <text:p>0.046666667</text:p>
          </table:table-cell>
          <table:table-cell office:value-type="float" office:value="23.44" table:style-name="ce1">
            <text:p>23.44</text:p>
          </table:table-cell>
          <table:table-cell office:value-type="float" office:value="23.163499999999999" table:style-name="ce1">
            <text:p>23.1635</text:p>
          </table:table-cell>
          <table:table-cell table:number-columns-repeated="16375"/>
        </table:table-row>
        <table:table-row table:style-name="ro1">
          <table:table-cell office:value-type="date" office:date-value="2013-06-27T00:00:00" table:style-name="ce2">
            <text:p>27-06-2013</text:p>
          </table:table-cell>
          <table:table-cell office:value-type="float" office:value="23.41" table:style-name="ce1">
            <text:p>23.41</text:p>
          </table:table-cell>
          <table:table-cell office:value-type="float" office:value="23.313333329999999" table:style-name="ce1">
            <text:p>23.31333333</text:p>
          </table:table-cell>
          <table:table-cell office:value-type="float" office:value="9.6666666999999998E-2" table:style-name="ce1">
            <text:p>0.096666667</text:p>
          </table:table-cell>
          <table:table-cell office:value-type="float" office:value="23.32" table:style-name="ce1">
            <text:p>23.32</text:p>
          </table:table-cell>
          <table:table-cell office:value-type="float" office:value="23.283333330000001" table:style-name="ce1">
            <text:p>23.28333333</text:p>
          </table:table-cell>
          <table:table-cell office:value-type="float" office:value="3.6666667E-2" table:style-name="ce1">
            <text:p>0.036666667</text:p>
          </table:table-cell>
          <table:table-cell office:value-type="float" office:value="23.48" table:style-name="ce1">
            <text:p>23.48</text:p>
          </table:table-cell>
          <table:table-cell office:value-type="float" office:value="23.26" table:style-name="ce1">
            <text:p>23.26</text:p>
          </table:table-cell>
          <table:table-cell table:number-columns-repeated="16375"/>
        </table:table-row>
        <table:table-row table:style-name="ro1">
          <table:table-cell office:value-type="date" office:date-value="2013-06-26T00:00:00" table:style-name="ce2">
            <text:p>26-06-2013</text:p>
          </table:table-cell>
          <table:table-cell office:value-type="float" office:value="23.43" table:style-name="ce1">
            <text:p>23.43</text:p>
          </table:table-cell>
          <table:table-cell office:value-type="float" office:value="23.38666667" table:style-name="ce1">
            <text:p>23.38666667</text:p>
          </table:table-cell>
          <table:table-cell office:value-type="float" office:value="4.3333333000000002E-2" table:style-name="ce1">
            <text:p>0.043333333</text:p>
          </table:table-cell>
          <table:table-cell office:value-type="float" office:value="23.25" table:style-name="ce1">
            <text:p>23.25</text:p>
          </table:table-cell>
          <table:table-cell office:value-type="float" office:value="23.25333333" table:style-name="ce1">
            <text:p>23.25333333</text:p>
          </table:table-cell>
          <table:table-cell office:value-type="float" office:value="-3.333333E-3" table:style-name="ce1">
            <text:p>-0.003333333</text:p>
          </table:table-cell>
          <table:table-cell office:value-type="float" office:value="23.44" table:style-name="ce1">
            <text:p>23.44</text:p>
          </table:table-cell>
          <table:table-cell office:value-type="float" office:value="23.02" table:style-name="ce1">
            <text:p>23.02</text:p>
          </table:table-cell>
          <table:table-cell table:number-columns-repeated="16375"/>
        </table:table-row>
        <table:table-row table:style-name="ro1">
          <table:table-cell office:value-type="date" office:date-value="2013-06-25T00:00:00" table:style-name="ce2">
            <text:p>25-06-2013</text:p>
          </table:table-cell>
          <table:table-cell office:value-type="float" office:value="23.17" table:style-name="ce1">
            <text:p>23.17</text:p>
          </table:table-cell>
          <table:table-cell office:value-type="float" office:value="23.33666667" table:style-name="ce1">
            <text:p>23.33666667</text:p>
          </table:table-cell>
          <table:table-cell office:value-type="float" office:value="-0.16666666699999999" table:style-name="ce1">
            <text:p>-0.166666667</text:p>
          </table:table-cell>
          <table:table-cell office:value-type="float" office:value="23.11" table:style-name="ce1">
            <text:p>23.11</text:p>
          </table:table-cell>
          <table:table-cell office:value-type="float" office:value="23.22666667" table:style-name="ce1">
            <text:p>23.22666667</text:p>
          </table:table-cell>
          <table:table-cell office:value-type="float" office:value="-0.116666667" table:style-name="ce1">
            <text:p>-0.116666667</text:p>
          </table:table-cell>
          <table:table-cell office:value-type="float" office:value="23.25" table:style-name="ce1">
            <text:p>23.25</text:p>
          </table:table-cell>
          <table:table-cell office:value-type="float" office:value="22.934999999999999" table:style-name="ce1">
            <text:p>22.935</text:p>
          </table:table-cell>
          <table:table-cell table:number-columns-repeated="16375"/>
        </table:table-row>
        <table:table-row table:style-name="ro1">
          <table:table-cell office:value-type="date" office:date-value="2013-06-24T00:00:00" table:style-name="ce2">
            <text:p>24-06-2013</text:p>
          </table:table-cell>
          <table:table-cell office:value-type="float" office:value="23.12" table:style-name="ce1">
            <text:p>23.12</text:p>
          </table:table-cell>
          <table:table-cell office:value-type="float" office:value="23.24" table:style-name="ce1">
            <text:p>23.24</text:p>
          </table:table-cell>
          <table:table-cell office:value-type="float" office:value="-0.12" table:style-name="ce1">
            <text:p>-0.12</text:p>
          </table:table-cell>
          <table:table-cell office:value-type="float" office:value="22.93" table:style-name="ce1">
            <text:p>22.93</text:p>
          </table:table-cell>
          <table:table-cell office:value-type="float" office:value="23.096666670000001" table:style-name="ce1">
            <text:p>23.09666667</text:p>
          </table:table-cell>
          <table:table-cell office:value-type="float" office:value="-0.16666666699999999" table:style-name="ce1">
            <text:p>-0.166666667</text:p>
          </table:table-cell>
          <table:table-cell office:value-type="float" office:value="23.15" table:style-name="ce1">
            <text:p>23.15</text:p>
          </table:table-cell>
          <table:table-cell office:value-type="float" office:value="22.76" table:style-name="ce1">
            <text:p>22.76</text:p>
          </table:table-cell>
          <table:table-cell table:number-columns-repeated="16375"/>
        </table:table-row>
        <table:table-row table:style-name="ro1">
          <table:table-cell office:value-type="date" office:date-value="2013-06-21T00:00:00" table:style-name="ce2">
            <text:p>21-06-2013</text:p>
          </table:table-cell>
          <table:table-cell office:value-type="float" office:value="23.58" table:style-name="ce1">
            <text:p>23.58</text:p>
          </table:table-cell>
          <table:table-cell office:value-type="float" office:value="23.29" table:style-name="ce1">
            <text:p>23.29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23.36" table:style-name="ce1">
            <text:p>23.36</text:p>
          </table:table-cell>
          <table:table-cell office:value-type="float" office:value="23.133333329999999" table:style-name="ce1">
            <text:p>23.13333333</text:p>
          </table:table-cell>
          <table:table-cell office:value-type="float" office:value="0.22666666699999999" table:style-name="ce1">
            <text:p>0.226666667</text:p>
          </table:table-cell>
          <table:table-cell office:value-type="float" office:value="23.64" table:style-name="ce1">
            <text:p>23.64</text:p>
          </table:table-cell>
          <table:table-cell office:value-type="float" office:value="23.204999999999998" table:style-name="ce1">
            <text:p>23.205</text:p>
          </table:table-cell>
          <table:table-cell table:number-columns-repeated="16375"/>
        </table:table-row>
        <table:table-row table:style-name="ro1">
          <table:table-cell office:value-type="date" office:date-value="2013-06-20T00:00:00" table:style-name="ce2">
            <text:p>20-06-2013</text:p>
          </table:table-cell>
          <table:table-cell office:value-type="float" office:value="23.63" table:style-name="ce1">
            <text:p>23.63</text:p>
          </table:table-cell>
          <table:table-cell office:value-type="float" office:value="23.443333330000002" table:style-name="ce1">
            <text:p>23.44333333</text:p>
          </table:table-cell>
          <table:table-cell office:value-type="float" office:value="0.18666666700000001" table:style-name="ce1">
            <text:p>0.186666667</text:p>
          </table:table-cell>
          <table:table-cell office:value-type="float" office:value="23.25" table:style-name="ce1">
            <text:p>23.25</text:p>
          </table:table-cell>
          <table:table-cell office:value-type="float" office:value="23.18" table:style-name="ce1">
            <text:p>23.1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3.687000000000001" table:style-name="ce1">
            <text:p>23.687</text:p>
          </table:table-cell>
          <table:table-cell office:value-type="float" office:value="23.2" table:style-name="ce1">
            <text:p>23.2</text:p>
          </table:table-cell>
          <table:table-cell table:number-columns-repeated="16375"/>
        </table:table-row>
        <table:table-row table:style-name="ro1">
          <table:table-cell office:value-type="date" office:date-value="2013-06-19T00:00:00" table:style-name="ce2">
            <text:p>19-06-2013</text:p>
          </table:table-cell>
          <table:table-cell office:value-type="float" office:value="24.2" table:style-name="ce1">
            <text:p>24.2</text:p>
          </table:table-cell>
          <table:table-cell office:value-type="float" office:value="23.803333330000001" table:style-name="ce1">
            <text:p>23.80333333</text:p>
          </table:table-cell>
          <table:table-cell office:value-type="float" office:value="0.39666666699999997" table:style-name="ce1">
            <text:p>0.396666667</text:p>
          </table:table-cell>
          <table:table-cell office:value-type="float" office:value="23.98" table:style-name="ce1">
            <text:p>23.98</text:p>
          </table:table-cell>
          <table:table-cell office:value-type="float" office:value="23.53" table:style-name="ce1">
            <text:p>23.53</text:p>
          </table:table-cell>
          <table:table-cell office:value-type="float" office:value="0.45" table:style-name="ce1">
            <text:p>0.45</text:p>
          </table:table-cell>
          <table:table-cell office:value-type="float" office:value="24.35" table:style-name="ce1">
            <text:p>24.35</text:p>
          </table:table-cell>
          <table:table-cell office:value-type="float" office:value="23.98" table:style-name="ce1">
            <text:p>23.98</text:p>
          </table:table-cell>
          <table:table-cell table:number-columns-repeated="16375"/>
        </table:table-row>
        <table:table-row table:style-name="ro1">
          <table:table-cell office:value-type="date" office:date-value="2013-06-18T00:00:00" table:style-name="ce2">
            <text:p>18-06-2013</text:p>
          </table:table-cell>
          <table:table-cell office:value-type="float" office:value="23.83" table:style-name="ce1">
            <text:p>23.83</text:p>
          </table:table-cell>
          <table:table-cell office:value-type="float" office:value="23.88666667" table:style-name="ce1">
            <text:p>23.88666667</text:p>
          </table:table-cell>
          <table:table-cell office:value-type="float" office:value="-5.6666666999999997E-2" table:style-name="ce1">
            <text:p>-0.056666667</text:p>
          </table:table-cell>
          <table:table-cell office:value-type="float" office:value="24.33" table:style-name="ce1">
            <text:p>24.33</text:p>
          </table:table-cell>
          <table:table-cell office:value-type="float" office:value="23.853333330000002" table:style-name="ce1">
            <text:p>23.85333333</text:p>
          </table:table-cell>
          <table:table-cell office:value-type="float" office:value="0.47666666699999999" table:style-name="ce1">
            <text:p>0.476666667</text:p>
          </table:table-cell>
          <table:table-cell office:value-type="float" office:value="24.45" table:style-name="ce1">
            <text:p>24.45</text:p>
          </table:table-cell>
          <table:table-cell office:value-type="float" office:value="23.77" table:style-name="ce1">
            <text:p>23.77</text:p>
          </table:table-cell>
          <table:table-cell table:number-columns-repeated="16375"/>
        </table:table-row>
        <table:table-row table:style-name="ro1">
          <table:table-cell office:value-type="date" office:date-value="2013-06-17T00:00:00" table:style-name="ce2">
            <text:p>17-06-2013</text:p>
          </table:table-cell>
          <table:table-cell office:value-type="float" office:value="23.75" table:style-name="ce1">
            <text:p>23.75</text:p>
          </table:table-cell>
          <table:table-cell office:value-type="float" office:value="23.926666669999999" table:style-name="ce1">
            <text:p>23.92666667</text:p>
          </table:table-cell>
          <table:table-cell office:value-type="float" office:value="-0.176666667" table:style-name="ce1">
            <text:p>-0.176666667</text:p>
          </table:table-cell>
          <table:table-cell office:value-type="float" office:value="23.77" table:style-name="ce1">
            <text:p>23.77</text:p>
          </table:table-cell>
          <table:table-cell office:value-type="float" office:value="24.026666670000001" table:style-name="ce1">
            <text:p>24.02666667</text:p>
          </table:table-cell>
          <table:table-cell office:value-type="float" office:value="-0.25666666700000001" table:style-name="ce1">
            <text:p>-0.256666667</text:p>
          </table:table-cell>
          <table:table-cell office:value-type="float" office:value="23.85" table:style-name="ce1">
            <text:p>23.85</text:p>
          </table:table-cell>
          <table:table-cell office:value-type="float" office:value="23.65" table:style-name="ce1">
            <text:p>23.65</text:p>
          </table:table-cell>
          <table:table-cell table:number-columns-repeated="16375"/>
        </table:table-row>
        <table:table-row table:style-name="ro1">
          <table:table-cell office:value-type="date" office:date-value="2013-06-14T00:00:00" table:style-name="ce2">
            <text:p>14-06-2013</text:p>
          </table:table-cell>
          <table:table-cell office:value-type="float" office:value="23.68" table:style-name="ce1">
            <text:p>23.68</text:p>
          </table:table-cell>
          <table:table-cell office:value-type="float" office:value="23.75333333" table:style-name="ce1">
            <text:p>23.753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23.52" table:style-name="ce1">
            <text:p>23.52</text:p>
          </table:table-cell>
          <table:table-cell office:value-type="float" office:value="23.873333330000001" table:style-name="ce1">
            <text:p>23.87333333</text:p>
          </table:table-cell>
          <table:table-cell office:value-type="float" office:value="-0.35333333300000003" table:style-name="ce1">
            <text:p>-0.353333333</text:p>
          </table:table-cell>
          <table:table-cell office:value-type="float" office:value="23.75" table:style-name="ce1">
            <text:p>23.75</text:p>
          </table:table-cell>
          <table:table-cell office:value-type="float" office:value="23.46" table:style-name="ce1">
            <text:p>23.46</text:p>
          </table:table-cell>
          <table:table-cell table:number-columns-repeated="16375"/>
        </table:table-row>
        <table:table-row table:style-name="ro1">
          <table:table-cell office:value-type="date" office:date-value="2013-06-13T00:00:00" table:style-name="ce2">
            <text:p>13-06-2013</text:p>
          </table:table-cell>
          <table:table-cell office:value-type="float" office:value="23.45" table:style-name="ce1">
            <text:p>23.45</text:p>
          </table:table-cell>
          <table:table-cell office:value-type="float" office:value="23.626666669999999" table:style-name="ce1">
            <text:p>23.62666667</text:p>
          </table:table-cell>
          <table:table-cell office:value-type="float" office:value="-0.176666667" table:style-name="ce1">
            <text:p>-0.176666667</text:p>
          </table:table-cell>
          <table:table-cell office:value-type="float" office:value="23.68" table:style-name="ce1">
            <text:p>23.68</text:p>
          </table:table-cell>
          <table:table-cell office:value-type="float" office:value="23.65666667" table:style-name="ce1">
            <text:p>23.65666667</text:p>
          </table:table-cell>
          <table:table-cell office:value-type="float" office:value="2.3333333000000001E-2" table:style-name="ce1">
            <text:p>0.023333333</text:p>
          </table:table-cell>
          <table:table-cell office:value-type="float" office:value="23.785" table:style-name="ce1">
            <text:p>23.785</text:p>
          </table:table-cell>
          <table:table-cell office:value-type="float" office:value="23.34" table:style-name="ce1">
            <text:p>23.34</text:p>
          </table:table-cell>
          <table:table-cell table:number-columns-repeated="16375"/>
        </table:table-row>
        <table:table-row table:style-name="ro1">
          <table:table-cell office:value-type="date" office:date-value="2013-06-12T00:00:00" table:style-name="ce2">
            <text:p>12-06-2013</text:p>
          </table:table-cell>
          <table:table-cell office:value-type="float" office:value="23.7" table:style-name="ce1">
            <text:p>23.7</text:p>
          </table:table-cell>
          <table:table-cell office:value-type="float" office:value="23.61" table:style-name="ce1">
            <text:p>23.61</text:p>
          </table:table-cell>
          <table:table-cell office:value-type="float" office:value="0.09" table:style-name="ce1">
            <text:p>0.09</text:p>
          </table:table-cell>
          <table:table-cell office:value-type="float" office:value="23.5" table:style-name="ce1">
            <text:p>23.5</text:p>
          </table:table-cell>
          <table:table-cell office:value-type="float" office:value="23.56666667" table:style-name="ce1">
            <text:p>23.566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23.73" table:style-name="ce1">
            <text:p>23.73</text:p>
          </table:table-cell>
          <table:table-cell office:value-type="float" office:value="23.42" table:style-name="ce1">
            <text:p>23.42</text:p>
          </table:table-cell>
          <table:table-cell table:number-columns-repeated="16375"/>
        </table:table-row>
        <table:table-row table:style-name="ro1">
          <table:table-cell office:value-type="date" office:date-value="2013-06-11T00:00:00" table:style-name="ce2">
            <text:p>11-06-2013</text:p>
          </table:table-cell>
          <table:table-cell office:value-type="float" office:value="23.49" table:style-name="ce1">
            <text:p>23.49</text:p>
          </table:table-cell>
          <table:table-cell office:value-type="float" office:value="23.54666667" table:style-name="ce1">
            <text:p>23.54666667</text:p>
          </table:table-cell>
          <table:table-cell office:value-type="float" office:value="-5.6666666999999997E-2" table:style-name="ce1">
            <text:p>-0.056666667</text:p>
          </table:table-cell>
          <table:table-cell office:value-type="float" office:value="23.58" table:style-name="ce1">
            <text:p>23.58</text:p>
          </table:table-cell>
          <table:table-cell office:value-type="float" office:value="23.58666667" table:style-name="ce1">
            <text:p>23.58666667</text:p>
          </table:table-cell>
          <table:table-cell office:value-type="float" office:value="-6.6666670000000003E-3" table:style-name="ce1">
            <text:p>-0.006666667</text:p>
          </table:table-cell>
          <table:table-cell office:value-type="float" office:value="23.69" table:style-name="ce1">
            <text:p>23.69</text:p>
          </table:table-cell>
          <table:table-cell office:value-type="float" office:value="23.48" table:style-name="ce1">
            <text:p>23.48</text:p>
          </table:table-cell>
          <table:table-cell table:number-columns-repeated="16375"/>
        </table:table-row>
        <table:table-row table:style-name="ro1">
          <table:table-cell office:value-type="date" office:date-value="2013-06-10T00:00:00" table:style-name="ce2">
            <text:p>10-06-2013</text:p>
          </table:table-cell>
          <table:table-cell office:value-type="float" office:value="23.88" table:style-name="ce1">
            <text:p>23.88</text:p>
          </table:table-cell>
          <table:table-cell office:value-type="float" office:value="23.69" table:style-name="ce1">
            <text:p>23.69</text:p>
          </table:table-cell>
          <table:table-cell office:value-type="float" office:value="0.19" table:style-name="ce1">
            <text:p>0.19</text:p>
          </table:table-cell>
          <table:table-cell office:value-type="float" office:value="23.78" table:style-name="ce1">
            <text:p>23.78</text:p>
          </table:table-cell>
          <table:table-cell office:value-type="float" office:value="23.62" table:style-name="ce1">
            <text:p>23.62</text:p>
          </table:table-cell>
          <table:table-cell office:value-type="float" office:value="0.16" table:style-name="ce1">
            <text:p>0.16</text:p>
          </table:table-cell>
          <table:table-cell office:value-type="float" office:value="23.92" table:style-name="ce1">
            <text:p>23.92</text:p>
          </table:table-cell>
          <table:table-cell office:value-type="float" office:value="23.64" table:style-name="ce1">
            <text:p>23.64</text:p>
          </table:table-cell>
          <table:table-cell table:number-columns-repeated="16375"/>
        </table:table-row>
        <table:table-row table:style-name="ro1">
          <table:table-cell office:value-type="date" office:date-value="2013-06-07T00:00:00" table:style-name="ce2">
            <text:p>07-06-2013</text:p>
          </table:table-cell>
          <table:table-cell office:value-type="float" office:value="23.54" table:style-name="ce1">
            <text:p>23.54</text:p>
          </table:table-cell>
          <table:table-cell office:value-type="float" office:value="23.63666667" table:style-name="ce1">
            <text:p>23.63666667</text:p>
          </table:table-cell>
          <table:table-cell office:value-type="float" office:value="-9.6666666999999998E-2" table:style-name="ce1">
            <text:p>-0.096666667</text:p>
          </table:table-cell>
          <table:table-cell office:value-type="float" office:value="23.86" table:style-name="ce1">
            <text:p>23.86</text:p>
          </table:table-cell>
          <table:table-cell office:value-type="float" office:value="23.74" table:style-name="ce1">
            <text:p>23.74</text:p>
          </table:table-cell>
          <table:table-cell office:value-type="float" office:value="0.12" table:style-name="ce1">
            <text:p>0.12</text:p>
          </table:table-cell>
          <table:table-cell office:value-type="float" office:value="23.95" table:style-name="ce1">
            <text:p>23.95</text:p>
          </table:table-cell>
          <table:table-cell office:value-type="float" office:value="23.47" table:style-name="ce1">
            <text:p>23.47</text:p>
          </table:table-cell>
          <table:table-cell table:number-columns-repeated="16375"/>
        </table:table-row>
        <table:table-row table:style-name="ro1">
          <table:table-cell office:value-type="date" office:date-value="2013-06-06T00:00:00" table:style-name="ce2">
            <text:p>06-06-2013</text:p>
          </table:table-cell>
          <table:table-cell office:value-type="float" office:value="23.25" table:style-name="ce1">
            <text:p>23.25</text:p>
          </table:table-cell>
          <table:table-cell office:value-type="float" office:value="23.556666669999998" table:style-name="ce1">
            <text:p>23.55666667</text:p>
          </table:table-cell>
          <table:table-cell office:value-type="float" office:value="-0.306666667" table:style-name="ce1">
            <text:p>-0.306666667</text:p>
          </table:table-cell>
          <table:table-cell office:value-type="float" office:value="23.38" table:style-name="ce1">
            <text:p>23.38</text:p>
          </table:table-cell>
          <table:table-cell office:value-type="float" office:value="23.673333329999998" table:style-name="ce1">
            <text:p>23.67333333</text:p>
          </table:table-cell>
          <table:table-cell office:value-type="float" office:value="-0.29333333299999997" table:style-name="ce1">
            <text:p>-0.293333333</text:p>
          </table:table-cell>
          <table:table-cell office:value-type="float" office:value="23.387" table:style-name="ce1">
            <text:p>23.387</text:p>
          </table:table-cell>
          <table:table-cell office:value-type="float" office:value="23.1" table:style-name="ce1">
            <text:p>23.1</text:p>
          </table:table-cell>
          <table:table-cell table:number-columns-repeated="16375"/>
        </table:table-row>
        <table:table-row table:style-name="ro1">
          <table:table-cell office:value-type="date" office:date-value="2013-06-05T00:00:00" table:style-name="ce2">
            <text:p>05-06-2013</text:p>
          </table:table-cell>
          <table:table-cell office:value-type="float" office:value="23.55" table:style-name="ce1">
            <text:p>23.55</text:p>
          </table:table-cell>
          <table:table-cell office:value-type="float" office:value="23.446666669999999" table:style-name="ce1">
            <text:p>23.44666667</text:p>
          </table:table-cell>
          <table:table-cell office:value-type="float" office:value="0.103333333" table:style-name="ce1">
            <text:p>0.103333333</text:p>
          </table:table-cell>
          <table:table-cell office:value-type="float" office:value="23.32" table:style-name="ce1">
            <text:p>23.32</text:p>
          </table:table-cell>
          <table:table-cell office:value-type="float" office:value="23.52" table:style-name="ce1">
            <text:p>23.52</text:p>
          </table:table-cell>
          <table:table-cell office:value-type="float" office:value="-0.2" table:style-name="ce1">
            <text:p>-0.2</text:p>
          </table:table-cell>
          <table:table-cell office:value-type="float" office:value="23.58" table:style-name="ce1">
            <text:p>23.58</text:p>
          </table:table-cell>
          <table:table-cell office:value-type="float" office:value="23.21" table:style-name="ce1">
            <text:p>23.21</text:p>
          </table:table-cell>
          <table:table-cell table:number-columns-repeated="16375"/>
        </table:table-row>
        <table:table-row table:style-name="ro1">
          <table:table-cell office:value-type="date" office:date-value="2013-06-04T00:00:00" table:style-name="ce2">
            <text:p>04-06-2013</text:p>
          </table:table-cell>
          <table:table-cell office:value-type="float" office:value="23.59" table:style-name="ce1">
            <text:p>23.59</text:p>
          </table:table-cell>
          <table:table-cell office:value-type="float" office:value="23.463333330000001" table:style-name="ce1">
            <text:p>23.46333333</text:p>
          </table:table-cell>
          <table:table-cell office:value-type="float" office:value="0.12666666700000001" table:style-name="ce1">
            <text:p>0.126666667</text:p>
          </table:table-cell>
          <table:table-cell office:value-type="float" office:value="23.66" table:style-name="ce1">
            <text:p>23.66</text:p>
          </table:table-cell>
          <table:table-cell office:value-type="float" office:value="23.45333333" table:style-name="ce1">
            <text:p>23.45333333</text:p>
          </table:table-cell>
          <table:table-cell office:value-type="float" office:value="0.206666667" table:style-name="ce1">
            <text:p>0.206666667</text:p>
          </table:table-cell>
          <table:table-cell office:value-type="float" office:value="23.76" table:style-name="ce1">
            <text:p>23.76</text:p>
          </table:table-cell>
          <table:table-cell office:value-type="float" office:value="23.41" table:style-name="ce1">
            <text:p>23.41</text:p>
          </table:table-cell>
          <table:table-cell table:number-columns-repeated="16375"/>
        </table:table-row>
        <table:table-row table:style-name="ro1">
          <table:table-cell office:value-type="date" office:date-value="2013-06-03T00:00:00" table:style-name="ce2">
            <text:p>03-06-2013</text:p>
          </table:table-cell>
          <table:table-cell office:value-type="float" office:value="23.37" table:style-name="ce1">
            <text:p>23.37</text:p>
          </table:table-cell>
          <table:table-cell office:value-type="float" office:value="23.50333333" table:style-name="ce1">
            <text:p>23.50333333</text:p>
          </table:table-cell>
          <table:table-cell office:value-type="float" office:value="-0.133333333" table:style-name="ce1">
            <text:p>-0.133333333</text:p>
          </table:table-cell>
          <table:table-cell office:value-type="float" office:value="23.64" table:style-name="ce1">
            <text:p>23.64</text:p>
          </table:table-cell>
          <table:table-cell office:value-type="float" office:value="23.54" table:style-name="ce1">
            <text:p>23.54</text:p>
          </table:table-cell>
          <table:table-cell office:value-type="float" office:value="0.1" table:style-name="ce1">
            <text:p>0.1</text:p>
          </table:table-cell>
          <table:table-cell office:value-type="float" office:value="23.78" table:style-name="ce1">
            <text:p>23.78</text:p>
          </table:table-cell>
          <table:table-cell office:value-type="float" office:value="23.32" table:style-name="ce1">
            <text:p>23.32</text:p>
          </table:table-cell>
          <table:table-cell table:number-columns-repeated="16375"/>
        </table:table-row>
        <table:table-row table:style-name="ro1">
          <table:table-cell office:value-type="date" office:date-value="2013-05-31T00:00:00" table:style-name="ce2">
            <text:p>31-05-2013</text:p>
          </table:table-cell>
          <table:table-cell office:value-type="float" office:value="23.59" table:style-name="ce1">
            <text:p>23.59</text:p>
          </table:table-cell>
          <table:table-cell office:value-type="float" office:value="23.516666669999999" table:style-name="ce1">
            <text:p>23.51666667</text:p>
          </table:table-cell>
          <table:table-cell office:value-type="float" office:value="7.3333333000000001E-2" table:style-name="ce1">
            <text:p>0.073333333</text:p>
          </table:table-cell>
          <table:table-cell office:value-type="float" office:value="23.32" table:style-name="ce1">
            <text:p>23.32</text:p>
          </table:table-cell>
          <table:table-cell office:value-type="float" office:value="23.54" table:style-name="ce1">
            <text:p>23.54</text:p>
          </table:table-cell>
          <table:table-cell office:value-type="float" office:value="-0.22" table:style-name="ce1">
            <text:p>-0.22</text:p>
          </table:table-cell>
          <table:table-cell office:value-type="float" office:value="23.79" table:style-name="ce1">
            <text:p>23.79</text:p>
          </table:table-cell>
          <table:table-cell office:value-type="float" office:value="23.3125" table:style-name="ce1">
            <text:p>23.3125</text:p>
          </table:table-cell>
          <table:table-cell table:number-columns-repeated="16375"/>
        </table:table-row>
        <table:table-row table:style-name="ro1">
          <table:table-cell office:value-type="date" office:date-value="2013-05-30T00:00:00" table:style-name="ce2">
            <text:p>30-05-2013</text:p>
          </table:table-cell>
          <table:table-cell office:value-type="float" office:value="23.58" table:style-name="ce1">
            <text:p>23.58</text:p>
          </table:table-cell>
          <table:table-cell office:value-type="float" office:value="23.513333329999998" table:style-name="ce1">
            <text:p>23.51333333</text:p>
          </table:table-cell>
          <table:table-cell office:value-type="float" office:value="6.6666666999999999E-2" table:style-name="ce1">
            <text:p>0.066666667</text:p>
          </table:table-cell>
          <table:table-cell office:value-type="float" office:value="23.6" table:style-name="ce1">
            <text:p>23.6</text:p>
          </table:table-cell>
          <table:table-cell office:value-type="float" office:value="23.52" table:style-name="ce1">
            <text:p>23.52</text:p>
          </table:table-cell>
          <table:table-cell office:value-type="float" office:value="0.08" table:style-name="ce1">
            <text:p>0.08</text:p>
          </table:table-cell>
          <table:table-cell office:value-type="float" office:value="23.76" table:style-name="ce1">
            <text:p>23.76</text:p>
          </table:table-cell>
          <table:table-cell office:value-type="float" office:value="23.5" table:style-name="ce1">
            <text:p>23.5</text:p>
          </table:table-cell>
          <table:table-cell table:number-columns-repeated="16375"/>
        </table:table-row>
        <table:table-row table:style-name="ro1">
          <table:table-cell office:value-type="date" office:date-value="2013-05-29T00:00:00" table:style-name="ce2">
            <text:p>29-05-2013</text:p>
          </table:table-cell>
          <table:table-cell office:value-type="float" office:value="23.42" table:style-name="ce1">
            <text:p>23.42</text:p>
          </table:table-cell>
          <table:table-cell office:value-type="float" office:value="23.53" table:style-name="ce1">
            <text:p>23.53</text:p>
          </table:table-cell>
          <table:table-cell office:value-type="float" office:value="-0.11" table:style-name="ce1">
            <text:p>-0.11</text:p>
          </table:table-cell>
          <table:table-cell office:value-type="float" office:value="23.64" table:style-name="ce1">
            <text:p>23.64</text:p>
          </table:table-cell>
          <table:table-cell office:value-type="float" office:value="23.52" table:style-name="ce1">
            <text:p>23.52</text:p>
          </table:table-cell>
          <table:table-cell office:value-type="float" office:value="0.12" table:style-name="ce1">
            <text:p>0.12</text:p>
          </table:table-cell>
          <table:table-cell office:value-type="float" office:value="23.7" table:style-name="ce1">
            <text:p>23.7</text:p>
          </table:table-cell>
          <table:table-cell office:value-type="float" office:value="23.4" table:style-name="ce1">
            <text:p>23.4</text:p>
          </table:table-cell>
          <table:table-cell table:number-columns-repeated="16375"/>
        </table:table-row>
        <table:table-row table:style-name="ro1">
          <table:table-cell office:value-type="date" office:date-value="2013-05-28T00:00:00" table:style-name="ce2">
            <text:p>28-05-2013</text:p>
          </table:table-cell>
          <table:table-cell office:value-type="float" office:value="23.77" table:style-name="ce1">
            <text:p>23.77</text:p>
          </table:table-cell>
          <table:table-cell office:value-type="float" office:value="23.59" table:style-name="ce1">
            <text:p>23.59</text:p>
          </table:table-cell>
          <table:table-cell office:value-type="float" office:value="0.18" table:style-name="ce1">
            <text:p>0.18</text:p>
          </table:table-cell>
          <table:table-cell office:value-type="float" office:value="23.6" table:style-name="ce1">
            <text:p>23.6</text:p>
          </table:table-cell>
          <table:table-cell office:value-type="float" office:value="23.61333333" table:style-name="ce1">
            <text:p>23.61333333</text:p>
          </table:table-cell>
          <table:table-cell office:value-type="float" office:value="-1.3333332999999999E-2" table:style-name="ce1">
            <text:p>-0.013333333</text:p>
          </table:table-cell>
          <table:table-cell office:value-type="float" office:value="23.835000000000001" table:style-name="ce1">
            <text:p>23.835</text:p>
          </table:table-cell>
          <table:table-cell office:value-type="float" office:value="23.574999999999999" table:style-name="ce1">
            <text:p>23.575</text:p>
          </table:table-cell>
          <table:table-cell table:number-columns-repeated="16375"/>
        </table:table-row>
        <table:table-row table:style-name="ro1">
          <table:table-cell office:value-type="date" office:date-value="2013-05-24T00:00:00" table:style-name="ce2">
            <text:p>24-05-2013</text:p>
          </table:table-cell>
          <table:table-cell office:value-type="float" office:value="23.5" table:style-name="ce1">
            <text:p>23.5</text:p>
          </table:table-cell>
          <table:table-cell office:value-type="float" office:value="23.563333329999999" table:style-name="ce1">
            <text:p>23.56333333</text:p>
          </table:table-cell>
          <table:table-cell office:value-type="float" office:value="-6.3333333000000006E-2" table:style-name="ce1">
            <text:p>-0.063333333</text:p>
          </table:table-cell>
          <table:table-cell office:value-type="float" office:value="23.53" table:style-name="ce1">
            <text:p>23.53</text:p>
          </table:table-cell>
          <table:table-cell office:value-type="float" office:value="23.59" table:style-name="ce1">
            <text:p>23.59</text:p>
          </table:table-cell>
          <table:table-cell office:value-type="float" office:value="-0.06" table:style-name="ce1">
            <text:p>-0.06</text:p>
          </table:table-cell>
          <table:table-cell office:value-type="float" office:value="23.67" table:style-name="ce1">
            <text:p>23.67</text:p>
          </table:table-cell>
          <table:table-cell office:value-type="float" office:value="23.49" table:style-name="ce1">
            <text:p>23.49</text:p>
          </table:table-cell>
          <table:table-cell table:number-columns-repeated="16375"/>
        </table:table-row>
        <table:table-row table:style-name="ro1">
          <table:table-cell office:value-type="date" office:date-value="2013-05-23T00:00:00" table:style-name="ce2">
            <text:p>23-05-2013</text:p>
          </table:table-cell>
          <table:table-cell office:value-type="float" office:value="23.52" table:style-name="ce1">
            <text:p>23.52</text:p>
          </table:table-cell>
          <table:table-cell office:value-type="float" office:value="23.596666670000001" table:style-name="ce1">
            <text:p>23.59666667</text:p>
          </table:table-cell>
          <table:table-cell office:value-type="float" office:value="-7.6666666999999994E-2" table:style-name="ce1">
            <text:p>-0.076666667</text:p>
          </table:table-cell>
          <table:table-cell office:value-type="float" office:value="23.66" table:style-name="ce1">
            <text:p>23.66</text:p>
          </table:table-cell>
          <table:table-cell office:value-type="float" office:value="23.596666670000001" table:style-name="ce1">
            <text:p>23.59666667</text:p>
          </table:table-cell>
          <table:table-cell office:value-type="float" office:value="6.3333333000000006E-2" table:style-name="ce1">
            <text:p>0.063333333</text:p>
          </table:table-cell>
          <table:table-cell office:value-type="float" office:value="23.75" table:style-name="ce1">
            <text:p>23.75</text:p>
          </table:table-cell>
          <table:table-cell office:value-type="float" office:value="23.45" table:style-name="ce1">
            <text:p>23.45</text:p>
          </table:table-cell>
          <table:table-cell table:number-columns-repeated="16375"/>
        </table:table-row>
        <table:table-row table:style-name="ro1">
          <table:table-cell office:value-type="date" office:date-value="2013-05-22T00:00:00" table:style-name="ce2">
            <text:p>22-05-2013</text:p>
          </table:table-cell>
          <table:table-cell office:value-type="float" office:value="23.78" table:style-name="ce1">
            <text:p>23.78</text:p>
          </table:table-cell>
          <table:table-cell office:value-type="float" office:value="23.6" table:style-name="ce1">
            <text:p>23.6</text:p>
          </table:table-cell>
          <table:table-cell office:value-type="float" office:value="0.18" table:style-name="ce1">
            <text:p>0.18</text:p>
          </table:table-cell>
          <table:table-cell office:value-type="float" office:value="23.86" table:style-name="ce1">
            <text:p>23.86</text:p>
          </table:table-cell>
          <table:table-cell office:value-type="float" office:value="23.68333333" table:style-name="ce1">
            <text:p>23.68333333</text:p>
          </table:table-cell>
          <table:table-cell office:value-type="float" office:value="0.176666667" table:style-name="ce1">
            <text:p>0.176666667</text:p>
          </table:table-cell>
          <table:table-cell office:value-type="float" office:value="24.13" table:style-name="ce1">
            <text:p>24.13</text:p>
          </table:table-cell>
          <table:table-cell office:value-type="float" office:value="23.75" table:style-name="ce1">
            <text:p>23.75</text:p>
          </table:table-cell>
          <table:table-cell table:number-columns-repeated="16375"/>
        </table:table-row>
        <table:table-row table:style-name="ro1">
          <table:table-cell office:value-type="date" office:date-value="2013-05-21T00:00:00" table:style-name="ce2">
            <text:p>21-05-2013</text:p>
          </table:table-cell>
          <table:table-cell office:value-type="float" office:value="23.59" table:style-name="ce1">
            <text:p>23.59</text:p>
          </table:table-cell>
          <table:table-cell office:value-type="float" office:value="23.63" table:style-name="ce1">
            <text:p>23.63</text:p>
          </table:table-cell>
          <table:table-cell office:value-type="float" office:value="-0.04" table:style-name="ce1">
            <text:p>-0.04</text:p>
          </table:table-cell>
          <table:table-cell office:value-type="float" office:value="23.66" table:style-name="ce1">
            <text:p>23.66</text:p>
          </table:table-cell>
          <table:table-cell office:value-type="float" office:value="23.72666667" table:style-name="ce1">
            <text:p>23.726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23.7834" table:style-name="ce1">
            <text:p>23.7834</text:p>
          </table:table-cell>
          <table:table-cell office:value-type="float" office:value="23.59" table:style-name="ce1">
            <text:p>23.59</text:p>
          </table:table-cell>
          <table:table-cell table:number-columns-repeated="16375"/>
        </table:table-row>
        <table:table-row table:style-name="ro1">
          <table:table-cell office:value-type="date" office:date-value="2013-05-20T00:00:00" table:style-name="ce2">
            <text:p>20-05-2013</text:p>
          </table:table-cell>
          <table:table-cell office:value-type="float" office:value="23.46" table:style-name="ce1">
            <text:p>23.46</text:p>
          </table:table-cell>
          <table:table-cell office:value-type="float" office:value="23.61" table:style-name="ce1">
            <text:p>23.61</text:p>
          </table:table-cell>
          <table:table-cell office:value-type="float" office:value="-0.15" table:style-name="ce1">
            <text:p>-0.15</text:p>
          </table:table-cell>
          <table:table-cell office:value-type="float" office:value="23.57" table:style-name="ce1">
            <text:p>23.57</text:p>
          </table:table-cell>
          <table:table-cell office:value-type="float" office:value="23.696666669999999" table:style-name="ce1">
            <text:p>23.69666667</text:p>
          </table:table-cell>
          <table:table-cell office:value-type="float" office:value="-0.12666666700000001" table:style-name="ce1">
            <text:p>-0.126666667</text:p>
          </table:table-cell>
          <table:table-cell office:value-type="float" office:value="23.58" table:style-name="ce1">
            <text:p>23.58</text:p>
          </table:table-cell>
          <table:table-cell office:value-type="float" office:value="23.425000000000001" table:style-name="ce1">
            <text:p>23.425</text:p>
          </table:table-cell>
          <table:table-cell table:number-columns-repeated="16375"/>
        </table:table-row>
        <table:table-row table:style-name="ro1">
          <table:table-cell office:value-type="date" office:date-value="2013-05-17T00:00:00" table:style-name="ce2">
            <text:p>17-05-2013</text:p>
          </table:table-cell>
          <table:table-cell office:value-type="float" office:value="23.27" table:style-name="ce1">
            <text:p>23.27</text:p>
          </table:table-cell>
          <table:table-cell office:value-type="float" office:value="23.44" table:style-name="ce1">
            <text:p>23.44</text:p>
          </table:table-cell>
          <table:table-cell office:value-type="float" office:value="-0.17" table:style-name="ce1">
            <text:p>-0.17</text:p>
          </table:table-cell>
          <table:table-cell office:value-type="float" office:value="23.46" table:style-name="ce1">
            <text:p>23.46</text:p>
          </table:table-cell>
          <table:table-cell office:value-type="float" office:value="23.563333329999999" table:style-name="ce1">
            <text:p>23.56333333</text:p>
          </table:table-cell>
          <table:table-cell office:value-type="float" office:value="-0.103333333" table:style-name="ce1">
            <text:p>-0.103333333</text:p>
          </table:table-cell>
          <table:table-cell office:value-type="float" office:value="23.48" table:style-name="ce1">
            <text:p>23.48</text:p>
          </table:table-cell>
          <table:table-cell office:value-type="float" office:value="23.2" table:style-name="ce1">
            <text:p>23.2</text:p>
          </table:table-cell>
          <table:table-cell table:number-columns-repeated="16375"/>
        </table:table-row>
        <table:table-row table:style-name="ro1">
          <table:table-cell office:value-type="date" office:date-value="2013-05-16T00:00:00" table:style-name="ce2">
            <text:p>16-05-2013</text:p>
          </table:table-cell>
          <table:table-cell office:value-type="float" office:value="23.1" table:style-name="ce1">
            <text:p>23.1</text:p>
          </table:table-cell>
          <table:table-cell office:value-type="float" office:value="23.276666670000001" table:style-name="ce1">
            <text:p>23.27666667</text:p>
          </table:table-cell>
          <table:table-cell office:value-type="float" office:value="-0.176666667" table:style-name="ce1">
            <text:p>-0.176666667</text:p>
          </table:table-cell>
          <table:table-cell office:value-type="float" office:value="23.27" table:style-name="ce1">
            <text:p>23.27</text:p>
          </table:table-cell>
          <table:table-cell office:value-type="float" office:value="23.43333333" table:style-name="ce1">
            <text:p>23.43333333</text:p>
          </table:table-cell>
          <table:table-cell office:value-type="float" office:value="-0.163333333" table:style-name="ce1">
            <text:p>-0.163333333</text:p>
          </table:table-cell>
          <table:table-cell office:value-type="float" office:value="23.35" table:style-name="ce1">
            <text:p>23.35</text:p>
          </table:table-cell>
          <table:table-cell office:value-type="float" office:value="23.1" table:style-name="ce1">
            <text:p>23.1</text:p>
          </table:table-cell>
          <table:table-cell table:number-columns-repeated="16375"/>
        </table:table-row>
        <table:table-row table:style-name="ro1">
          <table:table-cell office:value-type="date" office:date-value="2013-05-15T00:00:00" table:style-name="ce2">
            <text:p>15-05-2013</text:p>
          </table:table-cell>
          <table:table-cell office:value-type="float" office:value="23.04" table:style-name="ce1">
            <text:p>23.04</text:p>
          </table:table-cell>
          <table:table-cell office:value-type="float" office:value="23.13666667" table:style-name="ce1">
            <text:p>23.13666667</text:p>
          </table:table-cell>
          <table:table-cell office:value-type="float" office:value="-9.6666666999999998E-2" table:style-name="ce1">
            <text:p>-0.096666667</text:p>
          </table:table-cell>
          <table:table-cell office:value-type="float" office:value="23.24" table:style-name="ce1">
            <text:p>23.24</text:p>
          </table:table-cell>
          <table:table-cell office:value-type="float" office:value="23.323333330000001" table:style-name="ce1">
            <text:p>23.32333333</text:p>
          </table:table-cell>
          <table:table-cell office:value-type="float" office:value="-8.3333332999999996E-2" table:style-name="ce1">
            <text:p>-0.083333333</text:p>
          </table:table-cell>
          <table:table-cell office:value-type="float" office:value="23.25" table:style-name="ce1">
            <text:p>23.25</text:p>
          </table:table-cell>
          <table:table-cell office:value-type="float" office:value="22.91" table:style-name="ce1">
            <text:p>22.91</text:p>
          </table:table-cell>
          <table:table-cell table:number-columns-repeated="16375"/>
        </table:table-row>
        <table:table-row table:style-name="ro1">
          <table:table-cell office:value-type="date" office:date-value="2013-05-14T00:00:00" table:style-name="ce2">
            <text:p>14-05-2013</text:p>
          </table:table-cell>
          <table:table-cell office:value-type="float" office:value="22.85" table:style-name="ce1">
            <text:p>22.85</text:p>
          </table:table-cell>
          <table:table-cell office:value-type="float" office:value="22.99666667" table:style-name="ce1">
            <text:p>22.99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3.01" table:style-name="ce1">
            <text:p>23.01</text:p>
          </table:table-cell>
          <table:table-cell office:value-type="float" office:value="23.173333329999998" table:style-name="ce1">
            <text:p>23.17333333</text:p>
          </table:table-cell>
          <table:table-cell office:value-type="float" office:value="-0.163333333" table:style-name="ce1">
            <text:p>-0.163333333</text:p>
          </table:table-cell>
          <table:table-cell office:value-type="float" office:value="23.07" table:style-name="ce1">
            <text:p>23.07</text:p>
          </table:table-cell>
          <table:table-cell office:value-type="float" office:value="22.81" table:style-name="ce1">
            <text:p>22.81</text:p>
          </table:table-cell>
          <table:table-cell table:number-columns-repeated="16375"/>
        </table:table-row>
        <table:table-row table:style-name="ro1">
          <table:table-cell office:value-type="date" office:date-value="2013-05-13T00:00:00" table:style-name="ce2">
            <text:p>13-05-2013</text:p>
          </table:table-cell>
          <table:table-cell office:value-type="float" office:value="22.86" table:style-name="ce1">
            <text:p>22.86</text:p>
          </table:table-cell>
          <table:table-cell office:value-type="float" office:value="22.916666670000001" table:style-name="ce1">
            <text:p>22.91666667</text:p>
          </table:table-cell>
          <table:table-cell office:value-type="float" office:value="-5.6666666999999997E-2" table:style-name="ce1">
            <text:p>-0.056666667</text:p>
          </table:table-cell>
          <table:table-cell office:value-type="float" office:value="22.85" table:style-name="ce1">
            <text:p>22.85</text:p>
          </table:table-cell>
          <table:table-cell office:value-type="float" office:value="23.033333330000001" table:style-name="ce1">
            <text:p>23.03333333</text:p>
          </table:table-cell>
          <table:table-cell office:value-type="float" office:value="-0.18333333299999999" table:style-name="ce1">
            <text:p>-0.183333333</text:p>
          </table:table-cell>
          <table:table-cell office:value-type="float" office:value="22.88" table:style-name="ce1">
            <text:p>22.88</text:p>
          </table:table-cell>
          <table:table-cell office:value-type="float" office:value="22.62" table:style-name="ce1">
            <text:p>22.62</text:p>
          </table:table-cell>
          <table:table-cell table:number-columns-repeated="16375"/>
        </table:table-row>
        <table:table-row table:style-name="ro1">
          <table:table-cell office:value-type="date" office:date-value="2013-05-10T00:00:00" table:style-name="ce2">
            <text:p>10-05-2013</text:p>
          </table:table-cell>
          <table:table-cell office:value-type="float" office:value="22.77" table:style-name="ce1">
            <text:p>22.77</text:p>
          </table:table-cell>
          <table:table-cell office:value-type="float" office:value="22.826666670000002" table:style-name="ce1">
            <text:p>22.82666667</text:p>
          </table:table-cell>
          <table:table-cell office:value-type="float" office:value="-5.6666666999999997E-2" table:style-name="ce1">
            <text:p>-0.056666667</text:p>
          </table:table-cell>
          <table:table-cell office:value-type="float" office:value="22.9" table:style-name="ce1">
            <text:p>22.9</text:p>
          </table:table-cell>
          <table:table-cell office:value-type="float" office:value="22.92" table:style-name="ce1">
            <text:p>22.92</text:p>
          </table:table-cell>
          <table:table-cell office:value-type="float" office:value="-0.02" table:style-name="ce1">
            <text:p>-0.02</text:p>
          </table:table-cell>
          <table:table-cell office:value-type="float" office:value="22.91" table:style-name="ce1">
            <text:p>22.91</text:p>
          </table:table-cell>
          <table:table-cell office:value-type="float" office:value="22.59" table:style-name="ce1">
            <text:p>22.59</text:p>
          </table:table-cell>
          <table:table-cell table:number-columns-repeated="16375"/>
        </table:table-row>
        <table:table-row table:style-name="ro1">
          <table:table-cell office:value-type="date" office:date-value="2013-05-09T00:00:00" table:style-name="ce2">
            <text:p>09-05-2013</text:p>
          </table:table-cell>
          <table:table-cell office:value-type="float" office:value="22.99" table:style-name="ce1">
            <text:p>22.99</text:p>
          </table:table-cell>
          <table:table-cell office:value-type="float" office:value="22.873333330000001" table:style-name="ce1">
            <text:p>22.87333333</text:p>
          </table:table-cell>
          <table:table-cell office:value-type="float" office:value="0.116666667" table:style-name="ce1">
            <text:p>0.116666667</text:p>
          </table:table-cell>
          <table:table-cell office:value-type="float" office:value="22.78" table:style-name="ce1">
            <text:p>22.78</text:p>
          </table:table-cell>
          <table:table-cell office:value-type="float" office:value="22.84333333" table:style-name="ce1">
            <text:p>22.84333333</text:p>
          </table:table-cell>
          <table:table-cell office:value-type="float" office:value="-6.3333333000000006E-2" table:style-name="ce1">
            <text:p>-0.063333333</text:p>
          </table:table-cell>
          <table:table-cell office:value-type="float" office:value="23.1" table:style-name="ce1">
            <text:p>23.1</text:p>
          </table:table-cell>
          <table:table-cell office:value-type="float" office:value="22.69" table:style-name="ce1">
            <text:p>22.69</text:p>
          </table:table-cell>
          <table:table-cell table:number-columns-repeated="16375"/>
        </table:table-row>
        <table:table-row table:style-name="ro1">
          <table:table-cell office:value-type="date" office:date-value="2013-05-08T00:00:00" table:style-name="ce2">
            <text:p>08-05-2013</text:p>
          </table:table-cell>
          <table:table-cell office:value-type="float" office:value="22.68" table:style-name="ce1">
            <text:p>22.68</text:p>
          </table:table-cell>
          <table:table-cell office:value-type="float" office:value="22.813333329999999" table:style-name="ce1">
            <text:p>22.81333333</text:p>
          </table:table-cell>
          <table:table-cell office:value-type="float" office:value="-0.133333333" table:style-name="ce1">
            <text:p>-0.133333333</text:p>
          </table:table-cell>
          <table:table-cell office:value-type="float" office:value="23.01" table:style-name="ce1">
            <text:p>23.01</text:p>
          </table:table-cell>
          <table:table-cell office:value-type="float" office:value="22.896666669999998" table:style-name="ce1">
            <text:p>22.89666667</text:p>
          </table:table-cell>
          <table:table-cell office:value-type="float" office:value="0.11333333299999999" table:style-name="ce1">
            <text:p>0.113333333</text:p>
          </table:table-cell>
          <table:table-cell office:value-type="float" office:value="23.02" table:style-name="ce1">
            <text:p>23.02</text:p>
          </table:table-cell>
          <table:table-cell office:value-type="float" office:value="22.619900000000001" table:style-name="ce1">
            <text:p>22.6199</text:p>
          </table:table-cell>
          <table:table-cell table:number-columns-repeated="16375"/>
        </table:table-row>
        <table:table-row table:style-name="ro1">
          <table:table-cell office:value-type="date" office:date-value="2013-05-07T00:00:00" table:style-name="ce2">
            <text:p>07-05-2013</text:p>
          </table:table-cell>
          <table:table-cell office:value-type="float" office:value="22.69" table:style-name="ce1">
            <text:p>22.69</text:p>
          </table:table-cell>
          <table:table-cell office:value-type="float" office:value="22.786666669999999" table:style-name="ce1">
            <text:p>22.78666667</text:p>
          </table:table-cell>
          <table:table-cell office:value-type="float" office:value="-9.6666666999999998E-2" table:style-name="ce1">
            <text:p>-0.096666667</text:p>
          </table:table-cell>
          <table:table-cell office:value-type="float" office:value="22.68" table:style-name="ce1">
            <text:p>22.68</text:p>
          </table:table-cell>
          <table:table-cell office:value-type="float" office:value="22.823333330000001" table:style-name="ce1">
            <text:p>22.82333333</text:p>
          </table:table-cell>
          <table:table-cell office:value-type="float" office:value="-0.14333333300000001" table:style-name="ce1">
            <text:p>-0.143333333</text:p>
          </table:table-cell>
          <table:table-cell office:value-type="float" office:value="22.79" table:style-name="ce1">
            <text:p>22.79</text:p>
          </table:table-cell>
          <table:table-cell office:value-type="float" office:value="22.62" table:style-name="ce1">
            <text:p>22.62</text:p>
          </table:table-cell>
          <table:table-cell table:number-columns-repeated="16375"/>
        </table:table-row>
        <table:table-row table:style-name="ro1">
          <table:table-cell office:value-type="date" office:date-value="2013-05-06T00:00:00" table:style-name="ce2">
            <text:p>06-05-2013</text:p>
          </table:table-cell>
          <table:table-cell office:value-type="float" office:value="22.56" table:style-name="ce1">
            <text:p>22.56</text:p>
          </table:table-cell>
          <table:table-cell office:value-type="float" office:value="22.643333330000001" table:style-name="ce1">
            <text:p>22.64333333</text:p>
          </table:table-cell>
          <table:table-cell office:value-type="float" office:value="-8.3333332999999996E-2" table:style-name="ce1">
            <text:p>-0.083333333</text:p>
          </table:table-cell>
          <table:table-cell office:value-type="float" office:value="22.58" table:style-name="ce1">
            <text:p>22.58</text:p>
          </table:table-cell>
          <table:table-cell office:value-type="float" office:value="22.756666670000001" table:style-name="ce1">
            <text:p>22.75666667</text:p>
          </table:table-cell>
          <table:table-cell office:value-type="float" office:value="-0.176666667" table:style-name="ce1">
            <text:p>-0.176666667</text:p>
          </table:table-cell>
          <table:table-cell office:value-type="float" office:value="22.64" table:style-name="ce1">
            <text:p>22.64</text:p>
          </table:table-cell>
          <table:table-cell office:value-type="float" office:value="22.32" table:style-name="ce1">
            <text:p>22.32</text:p>
          </table:table-cell>
          <table:table-cell table:number-columns-repeated="16375"/>
        </table:table-row>
        <table:table-row table:style-name="ro1">
          <table:table-cell office:value-type="date" office:date-value="2013-05-03T00:00:00" table:style-name="ce2">
            <text:p>03-05-2013</text:p>
          </table:table-cell>
          <table:table-cell office:value-type="float" office:value="22.57" table:style-name="ce1">
            <text:p>22.57</text:p>
          </table:table-cell>
          <table:table-cell office:value-type="float" office:value="22.606666669999999" table:style-name="ce1">
            <text:p>22.60666667</text:p>
          </table:table-cell>
          <table:table-cell office:value-type="float" office:value="-3.6666667E-2" table:style-name="ce1">
            <text:p>-0.036666667</text:p>
          </table:table-cell>
          <table:table-cell office:value-type="float" office:value="22.57" table:style-name="ce1">
            <text:p>22.57</text:p>
          </table:table-cell>
          <table:table-cell office:value-type="float" office:value="22.61" table:style-name="ce1">
            <text:p>22.61</text:p>
          </table:table-cell>
          <table:table-cell office:value-type="float" office:value="-0.04" table:style-name="ce1">
            <text:p>-0.04</text:p>
          </table:table-cell>
          <table:table-cell office:value-type="float" office:value="22.85" table:style-name="ce1">
            <text:p>22.85</text:p>
          </table:table-cell>
          <table:table-cell office:value-type="float" office:value="22.55" table:style-name="ce1">
            <text:p>22.55</text:p>
          </table:table-cell>
          <table:table-cell table:number-columns-repeated="16375"/>
        </table:table-row>
        <table:table-row table:style-name="ro1">
          <table:table-cell office:value-type="date" office:date-value="2013-05-02T00:00:00" table:style-name="ce2">
            <text:p>02-05-2013</text:p>
          </table:table-cell>
          <table:table-cell office:value-type="float" office:value="22.25" table:style-name="ce1">
            <text:p>22.25</text:p>
          </table:table-cell>
          <table:table-cell office:value-type="float" office:value="22.46" table:style-name="ce1">
            <text:p>22.46</text:p>
          </table:table-cell>
          <table:table-cell office:value-type="float" office:value="-0.21" table:style-name="ce1">
            <text:p>-0.21</text:p>
          </table:table-cell>
          <table:table-cell office:value-type="float" office:value="22.32" table:style-name="ce1">
            <text:p>22.32</text:p>
          </table:table-cell>
          <table:table-cell office:value-type="float" office:value="22.49" table:style-name="ce1">
            <text:p>22.49</text:p>
          </table:table-cell>
          <table:table-cell office:value-type="float" office:value="-0.17" table:style-name="ce1">
            <text:p>-0.17</text:p>
          </table:table-cell>
          <table:table-cell office:value-type="float" office:value="22.32" table:style-name="ce1">
            <text:p>22.32</text:p>
          </table:table-cell>
          <table:table-cell office:value-type="float" office:value="22.15" table:style-name="ce1">
            <text:p>22.15</text:p>
          </table:table-cell>
          <table:table-cell table:number-columns-repeated="16375"/>
        </table:table-row>
        <table:table-row table:number-rows-repeated="2"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number-rows-repeated="1048320" table:style-name="ro1">
          <table:table-cell table:number-columns-repeated="3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hit</meta:initial-creator>
    <dc:creator>Rohit</dc:creator>
    <meta:creation-date>2014-05-05T08:35:19Z</meta:creation-date>
    <dc:date>2014-05-05T11:26:38Z</dc:date>
  </office:meta>
</office:document-meta>
</file>